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2100002E4F00002E4F3E81200B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1" style:family="table">
      <style:table-properties style:width="7.2708in" fo:margin-left="0in" table:align="left" style:writing-mode="lr-tb"/>
    </style:style>
    <style:style style:name="Tabela21.A" style:family="table-column">
      <style:table-column-properties style:column-width="0.9063in"/>
    </style:style>
    <style:style style:name="Tabela21.B" style:family="table-column">
      <style:table-column-properties style:column-width="6.3646in"/>
    </style:style>
    <style:style style:name="Tabela21.A1" style:family="table-cell">
      <style:table-cell-properties fo:padding="0.0382in" fo:border="none"/>
    </style:style>
    <style:style style:name="Tabela20" style:family="table">
      <style:table-properties style:width="5.2083in" table:align="left" style:writing-mode="lr-tb"/>
    </style:style>
    <style:style style:name="Tabela20.A" style:family="table-column">
      <style:table-column-properties style:column-width="2.0104in"/>
    </style:style>
    <style:style style:name="Tabela20.B" style:family="table-column">
      <style:table-column-properties style:column-width="1.5625in"/>
    </style:style>
    <style:style style:name="Tabela20.C" style:family="table-column">
      <style:table-column-properties style:column-width="1.6354in"/>
    </style:style>
    <style:style style:name="Tabela20.1" style:family="table-row">
      <style:table-row-properties style:min-row-height="0.0042in"/>
    </style:style>
    <style:style style:name="Tabela2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ela1" style:family="table">
      <style:table-properties style:width="7.4583in" fo:margin-left="-0.075in" table:align="left" style:writing-mode="lr-tb"/>
    </style:style>
    <style:style style:name="Tabela1.A" style:family="table-column">
      <style:table-column-properties style:column-width="7.458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cc" fo:padding-left="0.075in" fo:padding-right="0.075in" fo:padding-top="0in" fo:padding-bottom="0in" fo:border="none" style:writing-mode="lr-tb">
        <style:background-image/>
      </style:table-cell-properties>
    </style:style>
    <style:style style:name="Tabela2" style:family="table">
      <style:table-properties style:width="6.0896in" fo:margin-left="0.0354in" table:align="left" style:writing-mode="lr-tb"/>
    </style:style>
    <style:style style:name="Tabela2.A" style:family="table-column">
      <style:table-column-properties style:column-width="0.2465in"/>
    </style:style>
    <style:style style:name="Tabela2.B" style:family="table-column">
      <style:table-column-properties style:column-width="5.8431in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2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" style:family="table">
      <style:table-properties style:width="6.0896in" fo:margin-left="0.0319in" table:align="left" style:writing-mode="lr-tb"/>
    </style:style>
    <style:style style:name="Tabela3.A" style:family="table-column">
      <style:table-column-properties style:column-width="6.0896in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" style:family="table">
      <style:table-properties style:width="6.0896in" fo:margin-left="0.0354in" table:align="left" style:writing-mode="lr-tb"/>
    </style:style>
    <style:style style:name="Tabela4.A" style:family="table-column">
      <style:table-column-properties style:column-width="0.2465in"/>
    </style:style>
    <style:style style:name="Tabela4.B" style:family="table-column">
      <style:table-column-properties style:column-width="5.8431in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4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" style:family="table">
      <style:table-properties style:width="6.0896in" fo:margin-left="0.0319in" table:align="left" style:writing-mode="lr-tb"/>
    </style:style>
    <style:style style:name="Tabela5.A" style:family="table-column">
      <style:table-column-properties style:column-width="6.0896in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" style:family="table">
      <style:table-properties style:width="6.0896in" fo:margin-left="0.0354in" table:align="left" style:writing-mode="lr-tb"/>
    </style:style>
    <style:style style:name="Tabela6.A" style:family="table-column">
      <style:table-column-properties style:column-width="0.2465in"/>
    </style:style>
    <style:style style:name="Tabela6.B" style:family="table-column">
      <style:table-column-properties style:column-width="5.8431in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6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7" style:family="table">
      <style:table-properties style:width="6.0896in" fo:margin-left="0.0319in" table:align="left" style:writing-mode="lr-tb"/>
    </style:style>
    <style:style style:name="Tabela7.A" style:family="table-column">
      <style:table-column-properties style:column-width="6.0896in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8" style:family="table">
      <style:table-properties style:width="6.0896in" fo:margin-left="0.0354in" table:align="left" style:writing-mode="lr-tb"/>
    </style:style>
    <style:style style:name="Tabela8.A" style:family="table-column">
      <style:table-column-properties style:column-width="0.2465in"/>
    </style:style>
    <style:style style:name="Tabela8.B" style:family="table-column">
      <style:table-column-properties style:column-width="5.8431in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8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9" style:family="table">
      <style:table-properties style:width="6.0896in" fo:margin-left="0.0319in" table:align="left" style:writing-mode="lr-tb"/>
    </style:style>
    <style:style style:name="Tabela9.A" style:family="table-column">
      <style:table-column-properties style:column-width="6.0896in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73" style:family="table">
      <style:table-properties style:width="6.0896in" fo:margin-left="0.0354in" table:align="left" style:writing-mode="lr-tb"/>
    </style:style>
    <style:style style:name="Tabela73.A" style:family="table-column">
      <style:table-column-properties style:column-width="0.2465in"/>
    </style:style>
    <style:style style:name="Tabela73.B" style:family="table-column">
      <style:table-column-properties style:column-width="5.8431in"/>
    </style:style>
    <style:style style:name="Tabela73.1" style:family="table-row">
      <style:table-row-properties fo:keep-together="auto"/>
    </style:style>
    <style:style style:name="Tabela73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73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74" style:family="table">
      <style:table-properties style:width="6.0896in" fo:margin-left="0.0319in" table:align="left" style:writing-mode="lr-tb"/>
    </style:style>
    <style:style style:name="Tabela74.A" style:family="table-column">
      <style:table-column-properties style:column-width="6.0896in"/>
    </style:style>
    <style:style style:name="Tabela74.1" style:family="table-row">
      <style:table-row-properties fo:keep-together="auto"/>
    </style:style>
    <style:style style:name="Tabela74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0" style:family="table">
      <style:table-properties style:width="6.0896in" fo:margin-left="0.0354in" table:align="left" style:writing-mode="lr-tb"/>
    </style:style>
    <style:style style:name="Tabela10.A" style:family="table-column">
      <style:table-column-properties style:column-width="0.2465in"/>
    </style:style>
    <style:style style:name="Tabela10.B" style:family="table-column">
      <style:table-column-properties style:column-width="5.8431in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10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1" style:family="table">
      <style:table-properties style:width="6.0896in" fo:margin-left="0.0319in" table:align="left" style:writing-mode="lr-tb"/>
    </style:style>
    <style:style style:name="Tabela11.A" style:family="table-column">
      <style:table-column-properties style:column-width="6.0896in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2" style:family="table">
      <style:table-properties style:width="6.0896in" fo:margin-left="0.0354in" table:align="left" style:writing-mode="lr-tb"/>
    </style:style>
    <style:style style:name="Tabela12.A" style:family="table-column">
      <style:table-column-properties style:column-width="0.2465in"/>
    </style:style>
    <style:style style:name="Tabela12.B" style:family="table-column">
      <style:table-column-properties style:column-width="5.8431in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12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3" style:family="table">
      <style:table-properties style:width="6.0896in" fo:margin-left="0.0319in" table:align="left" style:writing-mode="lr-tb"/>
    </style:style>
    <style:style style:name="Tabela13.A" style:family="table-column">
      <style:table-column-properties style:column-width="6.0896in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4" style:family="table">
      <style:table-properties style:width="6.0896in" fo:margin-left="0.0354in" table:align="left" style:writing-mode="lr-tb"/>
    </style:style>
    <style:style style:name="Tabela14.A" style:family="table-column">
      <style:table-column-properties style:column-width="0.2465in"/>
    </style:style>
    <style:style style:name="Tabela14.B" style:family="table-column">
      <style:table-column-properties style:column-width="5.8431in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14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5" style:family="table">
      <style:table-properties style:width="6.0896in" fo:margin-left="0.0319in" table:align="left" style:writing-mode="lr-tb"/>
    </style:style>
    <style:style style:name="Tabela15.A" style:family="table-column">
      <style:table-column-properties style:column-width="6.0896in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6" style:family="table">
      <style:table-properties style:width="6.0896in" fo:margin-left="0.0354in" table:align="left" style:writing-mode="lr-tb"/>
    </style:style>
    <style:style style:name="Tabela16.A" style:family="table-column">
      <style:table-column-properties style:column-width="0.2465in"/>
    </style:style>
    <style:style style:name="Tabela16.B" style:family="table-column">
      <style:table-column-properties style:column-width="5.8431in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16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7" style:family="table">
      <style:table-properties style:width="6.0896in" fo:margin-left="0.0319in" table:align="left" style:writing-mode="lr-tb"/>
    </style:style>
    <style:style style:name="Tabela17.A" style:family="table-column">
      <style:table-column-properties style:column-width="6.0896in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8" style:family="table">
      <style:table-properties style:width="6.0896in" fo:margin-left="0.0354in" table:align="left" style:writing-mode="lr-tb"/>
    </style:style>
    <style:style style:name="Tabela18.A" style:family="table-column">
      <style:table-column-properties style:column-width="0.2465in"/>
    </style:style>
    <style:style style:name="Tabela18.B" style:family="table-column">
      <style:table-column-properties style:column-width="5.8431in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18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9" style:family="table">
      <style:table-properties style:width="6.0896in" fo:margin-left="0.0319in" table:align="left" style:writing-mode="lr-tb"/>
    </style:style>
    <style:style style:name="Tabela19.A" style:family="table-column">
      <style:table-column-properties style:column-width="6.0896in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24" style:family="table">
      <style:table-properties style:width="6.0896in" fo:margin-left="0.0354in" table:align="left" style:writing-mode="lr-tb"/>
    </style:style>
    <style:style style:name="Tabela24.A" style:family="table-column">
      <style:table-column-properties style:column-width="0.2465in"/>
    </style:style>
    <style:style style:name="Tabela24.B" style:family="table-column">
      <style:table-column-properties style:column-width="5.8431in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24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25" style:family="table">
      <style:table-properties style:width="6.0896in" fo:margin-left="0.0319in" table:align="left" style:writing-mode="lr-tb"/>
    </style:style>
    <style:style style:name="Tabela25.A" style:family="table-column">
      <style:table-column-properties style:column-width="6.0896in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26" style:family="table">
      <style:table-properties style:width="6.0896in" fo:margin-left="0.0354in" table:align="left" style:writing-mode="lr-tb"/>
    </style:style>
    <style:style style:name="Tabela26.A" style:family="table-column">
      <style:table-column-properties style:column-width="0.2465in"/>
    </style:style>
    <style:style style:name="Tabela26.B" style:family="table-column">
      <style:table-column-properties style:column-width="5.8431in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26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27" style:family="table">
      <style:table-properties style:width="6.0896in" fo:margin-left="0.0319in" table:align="left" style:writing-mode="lr-tb"/>
    </style:style>
    <style:style style:name="Tabela27.A" style:family="table-column">
      <style:table-column-properties style:column-width="6.0896in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28" style:family="table">
      <style:table-properties style:width="6.0896in" fo:margin-left="0.0354in" table:align="left" style:writing-mode="lr-tb"/>
    </style:style>
    <style:style style:name="Tabela28.A" style:family="table-column">
      <style:table-column-properties style:column-width="0.2465in"/>
    </style:style>
    <style:style style:name="Tabela28.B" style:family="table-column">
      <style:table-column-properties style:column-width="5.8431in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28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29" style:family="table">
      <style:table-properties style:width="6.0896in" fo:margin-left="0.0319in" table:align="left" style:writing-mode="lr-tb"/>
    </style:style>
    <style:style style:name="Tabela29.A" style:family="table-column">
      <style:table-column-properties style:column-width="6.0896in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0" style:family="table">
      <style:table-properties style:width="6.0896in" fo:margin-left="0.0354in" table:align="left" style:writing-mode="lr-tb"/>
    </style:style>
    <style:style style:name="Tabela30.A" style:family="table-column">
      <style:table-column-properties style:column-width="0.2465in"/>
    </style:style>
    <style:style style:name="Tabela30.B" style:family="table-column">
      <style:table-column-properties style:column-width="5.8431in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30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1" style:family="table">
      <style:table-properties style:width="6.0896in" fo:margin-left="0.0319in" table:align="left" style:writing-mode="lr-tb"/>
    </style:style>
    <style:style style:name="Tabela31.A" style:family="table-column">
      <style:table-column-properties style:column-width="6.0896in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9" style:family="table">
      <style:table-properties style:width="6.0896in" fo:margin-left="0.0354in" table:align="left" style:writing-mode="lr-tb"/>
    </style:style>
    <style:style style:name="Tabela59.A" style:family="table-column">
      <style:table-column-properties style:column-width="0.2465in"/>
    </style:style>
    <style:style style:name="Tabela59.B" style:family="table-column">
      <style:table-column-properties style:column-width="5.8431in"/>
    </style:style>
    <style:style style:name="Tabela59.1" style:family="table-row">
      <style:table-row-properties fo:keep-together="auto"/>
    </style:style>
    <style:style style:name="Tabela59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59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0" style:family="table">
      <style:table-properties style:width="6.0896in" fo:margin-left="0.0319in" table:align="left" style:writing-mode="lr-tb"/>
    </style:style>
    <style:style style:name="Tabela60.A" style:family="table-column">
      <style:table-column-properties style:column-width="6.0896in"/>
    </style:style>
    <style:style style:name="Tabela60.1" style:family="table-row">
      <style:table-row-properties fo:keep-together="auto"/>
    </style:style>
    <style:style style:name="Tabela60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5" style:family="table">
      <style:table-properties style:width="6.0896in" fo:margin-left="0.0354in" table:align="left" style:writing-mode="lr-tb"/>
    </style:style>
    <style:style style:name="Tabela65.A" style:family="table-column">
      <style:table-column-properties style:column-width="0.2465in"/>
    </style:style>
    <style:style style:name="Tabela65.B" style:family="table-column">
      <style:table-column-properties style:column-width="5.8431in"/>
    </style:style>
    <style:style style:name="Tabela65.1" style:family="table-row">
      <style:table-row-properties fo:keep-together="auto"/>
    </style:style>
    <style:style style:name="Tabela65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65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6" style:family="table">
      <style:table-properties style:width="6.0896in" fo:margin-left="0.0319in" table:align="left" style:writing-mode="lr-tb"/>
    </style:style>
    <style:style style:name="Tabela66.A" style:family="table-column">
      <style:table-column-properties style:column-width="6.0896in"/>
    </style:style>
    <style:style style:name="Tabela66.1" style:family="table-row">
      <style:table-row-properties fo:keep-together="auto"/>
    </style:style>
    <style:style style:name="Tabela66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6" style:family="table">
      <style:table-properties style:width="6.0896in" fo:margin-left="0.0354in" table:align="left" style:writing-mode="lr-tb"/>
    </style:style>
    <style:style style:name="Tabela36.A" style:family="table-column">
      <style:table-column-properties style:column-width="0.2465in"/>
    </style:style>
    <style:style style:name="Tabela36.B" style:family="table-column">
      <style:table-column-properties style:column-width="5.8431in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36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7" style:family="table">
      <style:table-properties style:width="6.0896in" fo:margin-left="0.0319in" table:align="left" style:writing-mode="lr-tb"/>
    </style:style>
    <style:style style:name="Tabela37.A" style:family="table-column">
      <style:table-column-properties style:column-width="6.0896in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8" style:family="table">
      <style:table-properties style:width="6.0896in" fo:margin-left="0.0354in" table:align="left" style:writing-mode="lr-tb"/>
    </style:style>
    <style:style style:name="Tabela38.A" style:family="table-column">
      <style:table-column-properties style:column-width="0.2465in"/>
    </style:style>
    <style:style style:name="Tabela38.B" style:family="table-column">
      <style:table-column-properties style:column-width="5.8431in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38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9" style:family="table">
      <style:table-properties style:width="6.0896in" fo:margin-left="0.0319in" table:align="left" style:writing-mode="lr-tb"/>
    </style:style>
    <style:style style:name="Tabela39.A" style:family="table-column">
      <style:table-column-properties style:column-width="6.0896in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0" style:family="table">
      <style:table-properties style:width="6.0896in" fo:margin-left="0.0354in" table:align="left" style:writing-mode="lr-tb"/>
    </style:style>
    <style:style style:name="Tabela40.A" style:family="table-column">
      <style:table-column-properties style:column-width="0.2465in"/>
    </style:style>
    <style:style style:name="Tabela40.B" style:family="table-column">
      <style:table-column-properties style:column-width="5.8431in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40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1" style:family="table">
      <style:table-properties style:width="6.0896in" fo:margin-left="0.0319in" table:align="left" style:writing-mode="lr-tb"/>
    </style:style>
    <style:style style:name="Tabela41.A" style:family="table-column">
      <style:table-column-properties style:column-width="6.0896in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2" style:family="table">
      <style:table-properties style:width="6.0896in" fo:margin-left="0.0354in" table:align="left" style:writing-mode="lr-tb"/>
    </style:style>
    <style:style style:name="Tabela42.A" style:family="table-column">
      <style:table-column-properties style:column-width="0.2465in"/>
    </style:style>
    <style:style style:name="Tabela42.B" style:family="table-column">
      <style:table-column-properties style:column-width="5.8431in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42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3" style:family="table">
      <style:table-properties style:width="6.0896in" fo:margin-left="0.0319in" table:align="left" style:writing-mode="lr-tb"/>
    </style:style>
    <style:style style:name="Tabela43.A" style:family="table-column">
      <style:table-column-properties style:column-width="6.0896in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71" style:family="table">
      <style:table-properties style:width="6.0896in" fo:margin-left="0.0354in" table:align="left" style:writing-mode="lr-tb"/>
    </style:style>
    <style:style style:name="Tabela71.A" style:family="table-column">
      <style:table-column-properties style:column-width="0.2465in"/>
    </style:style>
    <style:style style:name="Tabela71.B" style:family="table-column">
      <style:table-column-properties style:column-width="5.8431in"/>
    </style:style>
    <style:style style:name="Tabela71.1" style:family="table-row">
      <style:table-row-properties fo:keep-together="auto"/>
    </style:style>
    <style:style style:name="Tabela71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71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72" style:family="table">
      <style:table-properties style:width="6.0896in" fo:margin-left="0.0319in" table:align="left" style:writing-mode="lr-tb"/>
    </style:style>
    <style:style style:name="Tabela72.A" style:family="table-column">
      <style:table-column-properties style:column-width="6.0896in"/>
    </style:style>
    <style:style style:name="Tabela72.1" style:family="table-row">
      <style:table-row-properties fo:keep-together="auto"/>
    </style:style>
    <style:style style:name="Tabela72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4" style:family="table">
      <style:table-properties style:width="6.0896in" fo:margin-left="0.0354in" table:align="left" style:writing-mode="lr-tb"/>
    </style:style>
    <style:style style:name="Tabela44.A" style:family="table-column">
      <style:table-column-properties style:column-width="0.2465in"/>
    </style:style>
    <style:style style:name="Tabela44.B" style:family="table-column">
      <style:table-column-properties style:column-width="5.8431in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44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5" style:family="table">
      <style:table-properties style:width="6.0896in" fo:margin-left="0.0319in" table:align="left" style:writing-mode="lr-tb"/>
    </style:style>
    <style:style style:name="Tabela45.A" style:family="table-column">
      <style:table-column-properties style:column-width="6.0896in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0" style:family="table">
      <style:table-properties style:width="6.0896in" fo:margin-left="0.0354in" table:align="left" style:writing-mode="lr-tb"/>
    </style:style>
    <style:style style:name="Tabela50.A" style:family="table-column">
      <style:table-column-properties style:column-width="0.2465in"/>
    </style:style>
    <style:style style:name="Tabela50.B" style:family="table-column">
      <style:table-column-properties style:column-width="5.8431in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50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1" style:family="table">
      <style:table-properties style:width="6.0896in" fo:margin-left="0.0319in" table:align="left" style:writing-mode="lr-tb"/>
    </style:style>
    <style:style style:name="Tabela51.A" style:family="table-column">
      <style:table-column-properties style:column-width="6.0896in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2" style:family="table">
      <style:table-properties style:width="6.0896in" fo:margin-left="0.0354in" table:align="left" style:writing-mode="lr-tb"/>
    </style:style>
    <style:style style:name="Tabela52.A" style:family="table-column">
      <style:table-column-properties style:column-width="0.2465in"/>
    </style:style>
    <style:style style:name="Tabela52.B" style:family="table-column">
      <style:table-column-properties style:column-width="5.8431in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52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3" style:family="table">
      <style:table-properties style:width="6.0896in" fo:margin-left="0.0319in" table:align="left" style:writing-mode="lr-tb"/>
    </style:style>
    <style:style style:name="Tabela53.A" style:family="table-column">
      <style:table-column-properties style:column-width="6.0896in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4" style:family="table">
      <style:table-properties style:width="6.0896in" fo:margin-left="0.0354in" table:align="left" style:writing-mode="lr-tb"/>
    </style:style>
    <style:style style:name="Tabela54.A" style:family="table-column">
      <style:table-column-properties style:column-width="0.2465in"/>
    </style:style>
    <style:style style:name="Tabela54.B" style:family="table-column">
      <style:table-column-properties style:column-width="5.8431in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54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5" style:family="table">
      <style:table-properties style:width="6.0896in" fo:margin-left="0.0319in" table:align="left" style:writing-mode="lr-tb"/>
    </style:style>
    <style:style style:name="Tabela55.A" style:family="table-column">
      <style:table-column-properties style:column-width="6.0896in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6" style:family="table">
      <style:table-properties style:width="6.0896in" fo:margin-left="0.0354in" table:align="left" style:writing-mode="lr-tb"/>
    </style:style>
    <style:style style:name="Tabela56.A" style:family="table-column">
      <style:table-column-properties style:column-width="0.2465in"/>
    </style:style>
    <style:style style:name="Tabela56.B" style:family="table-column">
      <style:table-column-properties style:column-width="5.8431in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56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7" style:family="table">
      <style:table-properties style:width="6.0896in" fo:margin-left="0.0319in" table:align="left" style:writing-mode="lr-tb"/>
    </style:style>
    <style:style style:name="Tabela57.A" style:family="table-column">
      <style:table-column-properties style:column-width="6.0896in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le1" style:family="table">
      <style:table-properties style:width="6.0896in" fo:margin-left="0.0354in" table:align="left" style:writing-mode="lr-tb"/>
    </style:style>
    <style:style style:name="Table1.A" style:family="table-column">
      <style:table-column-properties style:column-width="0.2465in"/>
    </style:style>
    <style:style style:name="Table1.B" style:family="table-column">
      <style:table-column-properties style:column-width="5.84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le1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le2" style:family="table">
      <style:table-properties style:width="6.0896in" fo:margin-left="0.0319in" table:align="left" style:writing-mode="lr-tb"/>
    </style:style>
    <style:style style:name="Table2.A" style:family="table-column">
      <style:table-column-properties style:column-width="6.089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22" style:family="table">
      <style:table-properties style:width="6.0896in" fo:margin-left="0.0354in" table:align="left" style:writing-mode="lr-tb"/>
    </style:style>
    <style:style style:name="Tabela22.A" style:family="table-column">
      <style:table-column-properties style:column-width="0.2465in"/>
    </style:style>
    <style:style style:name="Tabela22.B" style:family="table-column">
      <style:table-column-properties style:column-width="5.8431in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22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23" style:family="table">
      <style:table-properties style:width="6.0896in" fo:margin-left="0.0319in" table:align="left" style:writing-mode="lr-tb"/>
    </style:style>
    <style:style style:name="Tabela23.A" style:family="table-column">
      <style:table-column-properties style:column-width="6.0896in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2" style:family="table">
      <style:table-properties style:width="6.0896in" fo:margin-left="0.0354in" table:align="left" style:writing-mode="lr-tb"/>
    </style:style>
    <style:style style:name="Tabela32.A" style:family="table-column">
      <style:table-column-properties style:column-width="0.2465in"/>
    </style:style>
    <style:style style:name="Tabela32.B" style:family="table-column">
      <style:table-column-properties style:column-width="5.8431in"/>
    </style:style>
    <style:style style:name="Tabela32.1" style:family="table-row">
      <style:table-row-properties fo:keep-together="auto"/>
    </style:style>
    <style:style style:name="Tabela32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32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3" style:family="table">
      <style:table-properties style:width="6.0896in" fo:margin-left="0.0319in" table:align="left" style:writing-mode="lr-tb"/>
    </style:style>
    <style:style style:name="Tabela33.A" style:family="table-column">
      <style:table-column-properties style:column-width="6.0896in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4" style:family="table">
      <style:table-properties style:width="6.0896in" fo:margin-left="0.0354in" table:align="left" style:writing-mode="lr-tb"/>
    </style:style>
    <style:style style:name="Tabela34.A" style:family="table-column">
      <style:table-column-properties style:column-width="0.2465in"/>
    </style:style>
    <style:style style:name="Tabela34.B" style:family="table-column">
      <style:table-column-properties style:column-width="5.8431in"/>
    </style:style>
    <style:style style:name="Tabela34.1" style:family="table-row">
      <style:table-row-properties fo:keep-together="auto"/>
    </style:style>
    <style:style style:name="Tabela34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34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5" style:family="table">
      <style:table-properties style:width="6.0896in" fo:margin-left="0.0319in" table:align="left" style:writing-mode="lr-tb"/>
    </style:style>
    <style:style style:name="Tabela35.A" style:family="table-column">
      <style:table-column-properties style:column-width="6.0896in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1" style:family="table">
      <style:table-properties style:width="6.0896in" fo:margin-left="0.0354in" table:align="left" style:writing-mode="lr-tb"/>
    </style:style>
    <style:style style:name="Tabela61.A" style:family="table-column">
      <style:table-column-properties style:column-width="0.2465in"/>
    </style:style>
    <style:style style:name="Tabela61.B" style:family="table-column">
      <style:table-column-properties style:column-width="5.8431in"/>
    </style:style>
    <style:style style:name="Tabela61.1" style:family="table-row">
      <style:table-row-properties fo:keep-together="auto"/>
    </style:style>
    <style:style style:name="Tabela61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61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2" style:family="table">
      <style:table-properties style:width="6.0896in" fo:margin-left="0.0319in" table:align="left" style:writing-mode="lr-tb"/>
    </style:style>
    <style:style style:name="Tabela62.A" style:family="table-column">
      <style:table-column-properties style:column-width="6.0896in"/>
    </style:style>
    <style:style style:name="Tabela62.1" style:family="table-row">
      <style:table-row-properties fo:keep-together="auto"/>
    </style:style>
    <style:style style:name="Tabela62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3" style:family="table">
      <style:table-properties style:width="6.0896in" fo:margin-left="0.0354in" table:align="left" style:writing-mode="lr-tb"/>
    </style:style>
    <style:style style:name="Tabela63.A" style:family="table-column">
      <style:table-column-properties style:column-width="0.2465in"/>
    </style:style>
    <style:style style:name="Tabela63.B" style:family="table-column">
      <style:table-column-properties style:column-width="5.8431in"/>
    </style:style>
    <style:style style:name="Tabela63.1" style:family="table-row">
      <style:table-row-properties fo:keep-together="auto"/>
    </style:style>
    <style:style style:name="Tabela63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63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4" style:family="table">
      <style:table-properties style:width="6.0896in" fo:margin-left="0.0319in" table:align="left" style:writing-mode="lr-tb"/>
    </style:style>
    <style:style style:name="Tabela64.A" style:family="table-column">
      <style:table-column-properties style:column-width="6.0896in"/>
    </style:style>
    <style:style style:name="Tabela64.1" style:family="table-row">
      <style:table-row-properties fo:keep-together="auto"/>
    </style:style>
    <style:style style:name="Tabela64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7" style:family="table">
      <style:table-properties style:width="6.0896in" fo:margin-left="0.0354in" table:align="left" style:writing-mode="lr-tb"/>
    </style:style>
    <style:style style:name="Tabela67.A" style:family="table-column">
      <style:table-column-properties style:column-width="0.2465in"/>
    </style:style>
    <style:style style:name="Tabela67.B" style:family="table-column">
      <style:table-column-properties style:column-width="5.8431in"/>
    </style:style>
    <style:style style:name="Tabela67.1" style:family="table-row">
      <style:table-row-properties fo:keep-together="auto"/>
    </style:style>
    <style:style style:name="Tabela67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67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8" style:family="table">
      <style:table-properties style:width="6.0896in" fo:margin-left="0.0319in" table:align="left" style:writing-mode="lr-tb"/>
    </style:style>
    <style:style style:name="Tabela68.A" style:family="table-column">
      <style:table-column-properties style:column-width="6.0896in"/>
    </style:style>
    <style:style style:name="Tabela68.1" style:family="table-row">
      <style:table-row-properties fo:keep-together="auto"/>
    </style:style>
    <style:style style:name="Tabela68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9" style:family="table">
      <style:table-properties style:width="6.0896in" fo:margin-left="0.0354in" table:align="left" style:writing-mode="lr-tb"/>
    </style:style>
    <style:style style:name="Tabela69.A" style:family="table-column">
      <style:table-column-properties style:column-width="0.2465in"/>
    </style:style>
    <style:style style:name="Tabela69.B" style:family="table-column">
      <style:table-column-properties style:column-width="5.8431in"/>
    </style:style>
    <style:style style:name="Tabela69.1" style:family="table-row">
      <style:table-row-properties fo:keep-together="auto"/>
    </style:style>
    <style:style style:name="Tabela69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69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70" style:family="table">
      <style:table-properties style:width="6.0896in" fo:margin-left="0.0319in" table:align="left" style:writing-mode="lr-tb"/>
    </style:style>
    <style:style style:name="Tabela70.A" style:family="table-column">
      <style:table-column-properties style:column-width="6.0896in"/>
    </style:style>
    <style:style style:name="Tabela70.1" style:family="table-row">
      <style:table-row-properties fo:keep-together="auto"/>
    </style:style>
    <style:style style:name="Tabela70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6" style:family="table">
      <style:table-properties style:width="6.0896in" fo:margin-left="0.0354in" table:align="left" style:writing-mode="lr-tb"/>
    </style:style>
    <style:style style:name="Tabela46.A" style:family="table-column">
      <style:table-column-properties style:column-width="0.2465in"/>
    </style:style>
    <style:style style:name="Tabela46.B" style:family="table-column">
      <style:table-column-properties style:column-width="5.8431in"/>
    </style:style>
    <style:style style:name="Tabela46.1" style:family="table-row">
      <style:table-row-properties fo:keep-together="auto"/>
    </style:style>
    <style:style style:name="Tabela46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46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7" style:family="table">
      <style:table-properties style:width="6.0896in" fo:margin-left="0.0319in" table:align="left" style:writing-mode="lr-tb"/>
    </style:style>
    <style:style style:name="Tabela47.A" style:family="table-column">
      <style:table-column-properties style:column-width="6.0896in"/>
    </style:style>
    <style:style style:name="Tabela47.1" style:family="table-row">
      <style:table-row-properties fo:keep-together="auto"/>
    </style:style>
    <style:style style:name="Tabela47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8" style:family="table">
      <style:table-properties style:width="6.0896in" fo:margin-left="0.0354in" table:align="left" style:writing-mode="lr-tb"/>
    </style:style>
    <style:style style:name="Tabela48.A" style:family="table-column">
      <style:table-column-properties style:column-width="0.2465in"/>
    </style:style>
    <style:style style:name="Tabela48.B" style:family="table-column">
      <style:table-column-properties style:column-width="5.8431in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48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9" style:family="table">
      <style:table-properties style:width="6.0896in" fo:margin-left="0.0319in" table:align="left" style:writing-mode="lr-tb"/>
    </style:style>
    <style:style style:name="Tabela49.A" style:family="table-column">
      <style:table-column-properties style:column-width="6.0896in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text-properties style:font-name="Verdana" fo:font-size="9pt" style:text-underline-style="none" style:font-size-asian="9pt" style:font-size-complex="9pt"/>
    </style:style>
    <style:style style:name="P4" style:family="paragraph" style:parent-style-name="Standard">
      <style:text-properties style:font-name="Verdana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6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/>
    </style:style>
    <style:style style:name="P7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 style:font-weight-complex="bold"/>
    </style:style>
    <style:style style:name="P8" style:family="paragraph" style:parent-style-name="Standard">
      <style:paragraph-properties style:text-autospace="none"/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P9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10" style:family="paragraph" style:parent-style-name="Standard">
      <style:paragraph-properties style:text-autospace="none"/>
      <style:text-properties style:font-name="Verdana" fo:font-size="10pt" style:font-size-asian="10pt" style:font-size-complex="10pt"/>
    </style:style>
    <style:style style:name="P11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12" style:family="paragraph" style:parent-style-name="Standard"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" style:font-name-complex="Verdana"/>
    </style:style>
    <style:style style:name="P14" style:family="paragraph" style:parent-style-name="Standard">
      <style:text-properties style:font-name="Verdana" fo:font-size="4pt" style:text-underline-style="none" fo:font-weight="bold" style:font-size-asian="3.5pt" style:font-weight-asian="bold" style:font-size-complex="4pt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orphans="0" fo:widows="0" style:text-autospace="none"/>
      <style:text-properties fo:font-size="10pt" style:font-size-asian="10pt" style:font-size-complex="10pt"/>
    </style:style>
    <style:style style:name="P17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8" style:family="paragraph" style:parent-style-name="Standard">
      <style:paragraph-properties fo:orphans="0" fo:widows="0" style:text-autospace="none"/>
      <style:text-properties style:font-name="Courier New" fo:font-size="10pt" style:font-size-asian="10pt" style:font-name-complex="Courier New" style:font-size-complex="10pt"/>
    </style:style>
    <style:style style:name="P19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20" style:family="paragraph" style:parent-style-name="Standard">
      <style:text-properties style:font-name="Courier New" fo:font-size="10pt" fo:background-color="#ffffff" style:font-size-asian="10pt" style:font-name-complex="Courier New" style:font-size-complex="10pt"/>
    </style:style>
    <style:style style:name="P21" style:family="paragraph" style:parent-style-name="Standard">
      <style:paragraph-properties style:text-autospace="none"/>
      <style:text-properties style:font-name="Courier New" fo:font-size="10pt" fo:background-color="#ffffff" style:font-size-asian="10pt" style:font-name-complex="Courier New" style:font-size-complex="10pt"/>
    </style:style>
    <style:style style:name="P22" style:family="paragraph" style:parent-style-name="Standard">
      <style:text-properties style:font-name="Courier New" fo:font-size="10pt" style:text-underline-style="none" style:font-size-asian="10pt" style:font-name-complex="Courier New" style:font-size-complex="10pt"/>
    </style:style>
    <style:style style:name="P23" style:family="paragraph" style:parent-style-name="Standard">
      <style:paragraph-properties fo:orphans="0" fo:widows="0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24" style:family="paragraph" style:parent-style-name="Standard">
      <style:paragraph-properties fo:orphans="0" fo:widows="0" style:text-autospace="non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5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26" style:family="paragraph" style:parent-style-name="Standard"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7" style:family="paragraph" style:parent-style-name="Standard">
      <style:paragraph-properties fo:orphans="0" fo:widows="0" style:text-autospace="none"/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8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29" style:family="paragraph" style:parent-style-name="Standard">
      <style:text-properties fo:color="#000000" style:font-name="Courier New" fo:font-size="10pt" fo:background-color="#ffffff" style:font-size-asian="10pt" style:font-name-complex="Courier New" style:font-size-complex="10pt"/>
    </style:style>
    <style:style style:name="P30" style:family="paragraph" style:parent-style-name="Standard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P31" style:family="paragraph" style:parent-style-name="Standard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2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3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normal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4" style:family="paragraph" style:parent-style-name="Standard">
      <style:paragraph-properties fo:orphans="0" fo:widows="0" style:text-autospace="none"/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35" style:family="paragraph" style:parent-style-name="Standard">
      <style:paragraph-properties fo:text-align="end" style:justify-single-word="false"/>
    </style:style>
    <style:style style:name="P36" style:family="paragraph" style:parent-style-name="Standard">
      <style:paragraph-properties fo:orphans="0" fo:widows="0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37" style:family="paragraph" style:parent-style-name="Standard">
      <style:paragraph-properties fo:orphans="0" fo:widows="0" style:text-autospace="none"/>
      <style:text-properties fo:color="#808080" style:font-name="Courier New" fo:font-size="10pt" style:font-size-asian="10pt" style:font-name-complex="Courier New" style:font-size-complex="10pt"/>
    </style:style>
    <style:style style:name="P38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39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40" style:family="paragraph" style:parent-style-name="Standard">
      <style:paragraph-properties style:text-autospace="none"/>
    </style:style>
    <style:style style:name="P41" style:family="paragraph" style:parent-style-name="Standard">
      <style:paragraph-properties fo:text-align="end" style:justify-single-word="false"/>
      <style:text-properties fo:color="#a0a0a0"/>
    </style:style>
    <style:style style:name="P42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/>
    </style:style>
    <style:style style:name="P43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 style:text-overline-style="solid" style:text-overline-width="auto" style:text-overline-color="font-color"/>
    </style:style>
    <style:style style:name="P44" style:family="paragraph" style:parent-style-name="Standard">
      <style:paragraph-properties fo:orphans="0" fo:widows="0" style:text-autospace="none"/>
      <style:text-properties fo:color="#7f7f00" style:font-name="Courier New" fo:font-size="10pt" style:font-size-asian="10pt" style:font-name-complex="Courier New" style:font-size-complex="10pt"/>
    </style:style>
    <style:style style:name="P45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P46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7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48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9" style:family="paragraph" style:parent-style-name="Standard">
      <style:paragraph-properties fo:text-align="start" style:justify-single-word="false"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50" style:family="paragraph" style:parent-style-name="Standard">
      <style:paragraph-properties fo:orphans="0" fo:widows="0" style:text-autospace="non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Standard">
      <style:paragraph-properties fo:orphans="0" fo:widows="0" style:text-autospace="none"/>
      <style:text-properties style:font-name="Courier New1" fo:font-size="9.75pt" fo:font-weight="bold" style:font-size-asian="10pt" style:font-weight-asian="bold" style:font-name-complex="Courier New" style:font-size-complex="10pt" style:font-weight-complex="bold"/>
    </style:style>
    <style:style style:name="P52" style:family="paragraph" style:parent-style-name="Standard">
      <style:paragraph-properties fo:orphans="0" fo:widows="0" style:text-autospace="none"/>
      <style:text-properties style:font-name="Courier New1" fo:font-size="9.75pt" style:font-size-asian="10pt" style:font-name-complex="Courier New" style:font-size-complex="10pt"/>
    </style:style>
    <style:style style:name="P53" style:family="paragraph" style:parent-style-name="Footer">
      <style:paragraph-properties fo:text-align="end" style:justify-single-word="false"/>
    </style:style>
    <style:style style:name="P54" style:family="paragraph" style:parent-style-name="Standard">
      <style:paragraph-properties fo:margin-left="0in" fo:margin-right="0in" fo:text-indent="0in" style:auto-text-indent="false"/>
      <style:text-properties style:font-name="Courier New2" fo:font-size="10pt" style:font-size-asian="10pt" style:font-name-complex="Verdana" style:font-size-complex="10pt"/>
    </style:style>
    <style:style style:name="P55" style:family="paragraph" style:parent-style-name="Standard">
      <style:text-properties style:font-name="Verdana" officeooo:paragraph-rsid="0010b34d" style:font-name-complex="Verdana"/>
    </style:style>
    <style:style style:name="P56" style:family="paragraph" style:parent-style-name="Standard">
      <style:text-properties style:font-name="Verdana" officeooo:paragraph-rsid="0014f1d2" style:font-name-complex="Verdana"/>
    </style:style>
    <style:style style:name="P57" style:family="paragraph" style:parent-style-name="Standard">
      <style:text-properties style:font-name="Verdana" fo:font-size="10pt" officeooo:paragraph-rsid="0010b34d" style:font-size-asian="10pt" style:font-name-complex="Verdana" style:font-size-complex="10pt"/>
    </style:style>
    <style:style style:name="P58" style:family="paragraph" style:parent-style-name="Standard">
      <style:text-properties style:font-name="Verdana" fo:font-size="10pt" officeooo:paragraph-rsid="00116b0a" style:font-size-asian="10pt" style:font-name-complex="Verdana" style:font-size-complex="10pt"/>
    </style:style>
    <style:style style:name="P59" style:family="paragraph" style:parent-style-name="Standard">
      <style:text-properties style:font-name="Verdana" fo:font-size="10pt" officeooo:paragraph-rsid="0012380e" style:font-size-asian="10pt" style:font-name-complex="Verdana" style:font-size-complex="10pt"/>
    </style:style>
    <style:style style:name="P60" style:family="paragraph" style:parent-style-name="Standard">
      <style:text-properties style:font-name="Verdana" fo:font-size="10pt" officeooo:paragraph-rsid="0013bfe1" style:font-size-asian="10pt" style:font-name-complex="Verdana" style:font-size-complex="10pt"/>
    </style:style>
    <style:style style:name="P61" style:family="paragraph" style:parent-style-name="Standard">
      <style:text-properties style:font-name="Verdana" fo:font-size="10pt" officeooo:paragraph-rsid="0014f1d2" style:font-size-asian="10pt" style:font-name-complex="Verdana" style:font-size-complex="10pt"/>
    </style:style>
    <style:style style:name="P62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63" style:family="paragraph" style:parent-style-name="Standard">
      <style:text-properties fo:color="#000000" style:font-name="Courier New" fo:font-size="10pt" officeooo:paragraph-rsid="000cdfc1" style:font-size-asian="10pt" style:font-name-complex="Courier New" style:font-size-complex="10pt"/>
    </style:style>
    <style:style style:name="P64" style:family="paragraph" style:parent-style-name="Standard">
      <style:text-properties fo:color="#000000" style:font-name="Courier New" fo:font-size="10pt" officeooo:paragraph-rsid="000d389f" style:font-size-asian="10pt" style:font-name-complex="Courier New" style:font-size-complex="10pt"/>
    </style:style>
    <style:style style:name="P65" style:family="paragraph" style:parent-style-name="Standard">
      <style:text-properties fo:color="#000000" style:font-name="Courier New" fo:font-size="10pt" officeooo:paragraph-rsid="000edb1f" style:font-size-asian="10pt" style:font-name-complex="Courier New" style:font-size-complex="10pt"/>
    </style:style>
    <style:style style:name="P66" style:family="paragraph" style:parent-style-name="Standard">
      <style:text-properties fo:color="#000000" style:font-name="Courier New" fo:font-size="10pt" officeooo:paragraph-rsid="000f8d0b" style:font-size-asian="10pt" style:font-name-complex="Courier New" style:font-size-complex="10pt"/>
    </style:style>
    <style:style style:name="P67" style:family="paragraph" style:parent-style-name="Standard">
      <style:paragraph-properties style:text-autospace="none"/>
      <style:text-properties fo:color="#000000" style:font-name="Courier New" fo:font-size="10pt" style:font-size-asian="10pt" style:font-name-complex="Courier New" style:font-size-complex="10pt"/>
    </style:style>
    <style:style style:name="P68" style:family="paragraph" style:parent-style-name="Standard">
      <style:paragraph-properties style:text-autospace="none"/>
      <style:text-properties fo:color="#000000" style:font-name="Courier New" fo:font-size="10pt" officeooo:paragraph-rsid="0010b34d" style:font-size-asian="10pt" style:font-name-complex="Courier New" style:font-size-complex="10pt"/>
    </style:style>
    <style:style style:name="P69" style:family="paragraph" style:parent-style-name="Standard">
      <style:text-properties fo:color="#000000" style:font-name="Courier New" fo:font-size="10pt" officeooo:paragraph-rsid="0010b34d" style:font-size-asian="10pt" style:font-name-complex="Courier New" style:font-size-complex="10pt"/>
    </style:style>
    <style:style style:name="P70" style:family="paragraph" style:parent-style-name="Standard">
      <style:text-properties fo:color="#000000" style:font-name="Courier New" fo:font-size="10pt" officeooo:paragraph-rsid="00116b0a" style:font-size-asian="10pt" style:font-name-complex="Courier New" style:font-size-complex="10pt"/>
    </style:style>
    <style:style style:name="P71" style:family="paragraph" style:parent-style-name="Standard">
      <style:text-properties fo:color="#000000" style:font-name="Courier New" fo:font-size="10pt" officeooo:paragraph-rsid="0012380e" style:font-size-asian="10pt" style:font-name-complex="Courier New" style:font-size-complex="10pt"/>
    </style:style>
    <style:style style:name="P72" style:family="paragraph" style:parent-style-name="Standard">
      <style:text-properties fo:color="#000000" style:font-name="Courier New" fo:font-size="10pt" officeooo:paragraph-rsid="0013bfe1" style:font-size-asian="10pt" style:font-name-complex="Courier New" style:font-size-complex="10pt"/>
    </style:style>
    <style:style style:name="P73" style:family="paragraph" style:parent-style-name="Standard">
      <style:text-properties fo:color="#000000" style:font-name="Courier New" fo:font-size="10pt" officeooo:paragraph-rsid="0014f1d2" style:font-size-asian="10pt" style:font-name-complex="Courier New" style:font-size-complex="10pt"/>
    </style:style>
    <style:style style:name="P74" style:family="paragraph" style:parent-style-name="Standard">
      <style:paragraph-properties fo:orphans="0" fo:widows="0" style:text-autospace="none"/>
      <style:text-properties fo:color="#000000" style:font-name="Courier New" fo:font-size="10pt" fo:font-weight="normal" officeooo:paragraph-rsid="0010b34d" style:font-size-asian="10pt" style:font-weight-asian="normal" style:font-name-complex="Courier New" style:font-size-complex="10pt" style:font-weight-complex="normal"/>
    </style:style>
    <style:style style:name="P75" style:family="paragraph" style:parent-style-name="Standard">
      <style:paragraph-properties fo:orphans="0" fo:widows="0" style:text-autospace="none"/>
      <style:text-properties fo:color="#000000" style:font-name="Courier New" fo:font-size="10pt" fo:font-weight="normal" officeooo:paragraph-rsid="00116b0a" style:font-size-asian="10pt" style:font-weight-asian="normal" style:font-name-complex="Courier New" style:font-size-complex="10pt" style:font-weight-complex="normal"/>
    </style:style>
    <style:style style:name="P76" style:family="paragraph" style:parent-style-name="Standard">
      <style:paragraph-properties fo:orphans="0" fo:widows="0" style:text-autospace="none"/>
      <style:text-properties fo:color="#000000" style:font-name="Courier New" fo:font-size="10pt" fo:font-weight="normal" officeooo:paragraph-rsid="0012380e" style:font-size-asian="10pt" style:font-weight-asian="normal" style:font-name-complex="Courier New" style:font-size-complex="10pt" style:font-weight-complex="normal"/>
    </style:style>
    <style:style style:name="P77" style:family="paragraph" style:parent-style-name="Standard">
      <style:paragraph-properties fo:orphans="0" fo:widows="0" style:text-autospace="none"/>
      <style:text-properties fo:color="#000000" style:font-name="Courier New" fo:font-size="10pt" fo:font-weight="normal" officeooo:paragraph-rsid="0013bfe1" style:font-size-asian="10pt" style:font-weight-asian="normal" style:font-name-complex="Courier New" style:font-size-complex="10pt" style:font-weight-complex="normal"/>
    </style:style>
    <style:style style:name="P78" style:family="paragraph" style:parent-style-name="Standard">
      <style:paragraph-properties fo:orphans="0" fo:widows="0" style:text-autospace="none"/>
      <style:text-properties fo:color="#000000" style:font-name="Courier New" fo:font-size="10pt" fo:font-weight="normal" officeooo:paragraph-rsid="0014f1d2" style:font-size-asian="10pt" style:font-weight-asian="normal" style:font-name-complex="Courier New" style:font-size-complex="10pt" style:font-weight-complex="normal"/>
    </style:style>
    <style:style style:name="P79" style:family="paragraph" style:parent-style-name="Standard">
      <style:paragraph-properties fo:orphans="0" fo:widows="0" style:text-autospace="none"/>
      <style:text-properties fo:color="#000000" style:font-name="Courier New" fo:font-size="10pt" fo:font-weight="bold" officeooo:paragraph-rsid="0010b34d" style:font-size-asian="10pt" style:font-weight-asian="bold" style:font-name-complex="Courier New" style:font-size-complex="10pt" style:font-weight-complex="bold"/>
    </style:style>
    <style:style style:name="P80" style:family="paragraph" style:parent-style-name="Standard">
      <style:paragraph-properties fo:orphans="0" fo:widows="0" style:text-autospace="none"/>
      <style:text-properties fo:color="#000000" style:font-name="Courier New" fo:font-size="10pt" fo:font-weight="bold" officeooo:paragraph-rsid="00116b0a" style:font-size-asian="10pt" style:font-weight-asian="bold" style:font-name-complex="Courier New" style:font-size-complex="10pt" style:font-weight-complex="bold"/>
    </style:style>
    <style:style style:name="P81" style:family="paragraph" style:parent-style-name="Standard">
      <style:paragraph-properties fo:orphans="0" fo:widows="0" style:text-autospace="none"/>
      <style:text-properties fo:color="#000000" style:font-name="Courier New" fo:font-size="10pt" fo:font-weight="bold" officeooo:paragraph-rsid="0012380e" style:font-size-asian="10pt" style:font-weight-asian="bold" style:font-name-complex="Courier New" style:font-size-complex="10pt" style:font-weight-complex="bold"/>
    </style:style>
    <style:style style:name="P82" style:family="paragraph" style:parent-style-name="Standard">
      <style:paragraph-properties fo:orphans="0" fo:widows="0" style:text-autospace="none"/>
      <style:text-properties fo:color="#000000" style:font-name="Courier New" fo:font-size="10pt" fo:font-weight="bold" officeooo:paragraph-rsid="0013bfe1" style:font-size-asian="10pt" style:font-weight-asian="bold" style:font-name-complex="Courier New" style:font-size-complex="10pt" style:font-weight-complex="bold"/>
    </style:style>
    <style:style style:name="P83" style:family="paragraph" style:parent-style-name="Standard">
      <style:paragraph-properties fo:orphans="0" fo:widows="0" style:text-autospace="none"/>
      <style:text-properties fo:color="#000000" style:font-name="Courier New" fo:font-size="10pt" fo:font-weight="bold" officeooo:paragraph-rsid="0014f1d2" style:font-size-asian="10pt" style:font-weight-asian="bold" style:font-name-complex="Courier New" style:font-size-complex="10pt" style:font-weight-complex="bold"/>
    </style:style>
    <style:style style:name="P84" style:family="paragraph" style:parent-style-name="Standard">
      <style:text-properties fo:color="#000000" style:font-name="Courier New" fo:font-size="10pt" fo:background-color="#ffffff" style:font-size-asian="10pt" style:font-name-complex="Courier New" style:font-size-complex="10pt"/>
    </style:style>
    <style:style style:name="P85" style:family="paragraph" style:parent-style-name="Standard">
      <style:paragraph-properties style:text-autospace="none"/>
    </style:style>
    <style:style style:name="P86" style:family="paragraph" style:parent-style-name="Standard">
      <style:paragraph-properties style:text-autospace="none"/>
      <style:text-properties officeooo:paragraph-rsid="0010b34d"/>
    </style:style>
    <style:style style:name="P87" style:family="paragraph" style:parent-style-name="Standard">
      <style:paragraph-properties style:text-autospace="none"/>
      <style:text-properties officeooo:paragraph-rsid="00116b0a"/>
    </style:style>
    <style:style style:name="P88" style:family="paragraph" style:parent-style-name="Standard">
      <style:paragraph-properties style:text-autospace="none"/>
      <style:text-properties officeooo:paragraph-rsid="0014f1d2"/>
    </style:style>
    <style:style style:name="P89" style:family="paragraph" style:parent-style-name="Standard">
      <style:text-properties fo:font-size="10pt" officeooo:paragraph-rsid="0010b34d" style:font-size-asian="10pt" style:font-size-complex="10pt"/>
    </style:style>
    <style:style style:name="P90" style:family="paragraph" style:parent-style-name="Standard">
      <style:text-properties fo:font-size="10pt" officeooo:paragraph-rsid="00116b0a" style:font-size-asian="10pt" style:font-size-complex="10pt"/>
    </style:style>
    <style:style style:name="P91" style:family="paragraph" style:parent-style-name="Standard">
      <style:text-properties fo:font-size="10pt" officeooo:paragraph-rsid="0012380e" style:font-size-asian="10pt" style:font-size-complex="10pt"/>
    </style:style>
    <style:style style:name="P92" style:family="paragraph" style:parent-style-name="Standard">
      <style:text-properties fo:font-size="10pt" officeooo:paragraph-rsid="0013bfe1" style:font-size-asian="10pt" style:font-size-complex="10pt"/>
    </style:style>
    <style:style style:name="P93" style:family="paragraph" style:parent-style-name="Standard">
      <style:text-properties fo:font-size="10pt" officeooo:paragraph-rsid="0014f1d2" style:font-size-asian="10pt" style:font-size-complex="10pt"/>
    </style:style>
    <style:style style:name="P94" style:family="paragraph" style:parent-style-name="Standard">
      <style:paragraph-properties fo:text-align="end" style:justify-single-word="false"/>
      <style:text-properties officeooo:paragraph-rsid="0010b34d"/>
    </style:style>
    <style:style style:name="P95" style:family="paragraph" style:parent-style-name="Standard">
      <style:paragraph-properties fo:text-align="end" style:justify-single-word="false"/>
      <style:text-properties officeooo:paragraph-rsid="00116b0a"/>
    </style:style>
    <style:style style:name="P96" style:family="paragraph" style:parent-style-name="Standard">
      <style:paragraph-properties fo:text-align="end" style:justify-single-word="false"/>
      <style:text-properties officeooo:paragraph-rsid="0012380e"/>
    </style:style>
    <style:style style:name="P97" style:family="paragraph" style:parent-style-name="Standard">
      <style:paragraph-properties fo:text-align="end" style:justify-single-word="false"/>
      <style:text-properties officeooo:paragraph-rsid="0013bfe1"/>
    </style:style>
    <style:style style:name="P98" style:family="paragraph" style:parent-style-name="Standard">
      <style:paragraph-properties fo:text-align="end" style:justify-single-word="false"/>
      <style:text-properties officeooo:paragraph-rsid="0014f1d2"/>
    </style:style>
    <style:style style:name="P99" style:family="paragraph" style:parent-style-name="Standard">
      <style:paragraph-properties fo:orphans="0" fo:widows="0" style:text-autospace="none"/>
      <style:text-properties fo:color="#7f7f00" style:font-name="Courier New" fo:font-size="10pt" officeooo:paragraph-rsid="0010b34d" style:font-size-asian="10pt" style:font-name-complex="Courier New" style:font-size-complex="10pt"/>
    </style:style>
    <style:style style:name="P100" style:family="paragraph" style:parent-style-name="Standard">
      <style:paragraph-properties fo:orphans="0" fo:widows="0" style:text-autospace="none"/>
      <style:text-properties fo:color="#7f7f00" style:font-name="Courier New" fo:font-size="10pt" officeooo:paragraph-rsid="00116b0a" style:font-size-asian="10pt" style:font-name-complex="Courier New" style:font-size-complex="10pt"/>
    </style:style>
    <style:style style:name="P101" style:family="paragraph" style:parent-style-name="Standard">
      <style:paragraph-properties fo:orphans="0" fo:widows="0" style:text-autospace="none"/>
      <style:text-properties fo:color="#7f7f00" style:font-name="Courier New" fo:font-size="10pt" officeooo:paragraph-rsid="0012380e" style:font-size-asian="10pt" style:font-name-complex="Courier New" style:font-size-complex="10pt"/>
    </style:style>
    <style:style style:name="P102" style:family="paragraph" style:parent-style-name="Standard">
      <style:paragraph-properties fo:orphans="0" fo:widows="0" style:text-autospace="none"/>
      <style:text-properties fo:color="#7f7f00" style:font-name="Courier New" fo:font-size="10pt" officeooo:paragraph-rsid="0013bfe1" style:font-size-asian="10pt" style:font-name-complex="Courier New" style:font-size-complex="10pt"/>
    </style:style>
    <style:style style:name="P103" style:family="paragraph" style:parent-style-name="Standard">
      <style:paragraph-properties fo:orphans="0" fo:widows="0" style:text-autospace="none"/>
      <style:text-properties fo:color="#7f7f00" style:font-name="Courier New" fo:font-size="10pt" officeooo:paragraph-rsid="0014f1d2" style:font-size-asian="10pt" style:font-name-complex="Courier New" style:font-size-complex="10pt"/>
    </style:style>
    <style:style style:name="P104" style:family="paragraph" style:parent-style-name="Standard">
      <style:paragraph-properties fo:orphans="0" fo:widows="0" style:text-autospace="none"/>
      <style:text-properties fo:color="#808080" style:font-name="Courier New" fo:font-size="10pt" officeooo:paragraph-rsid="0010b34d" style:font-size-asian="10pt" style:font-name-complex="Courier New" style:font-size-complex="10pt"/>
    </style:style>
    <style:style style:name="P105" style:family="paragraph" style:parent-style-name="Standard">
      <style:paragraph-properties fo:orphans="0" fo:widows="0" style:text-autospace="none"/>
      <style:text-properties fo:color="#808080" style:font-name="Courier New" fo:font-size="10pt" officeooo:paragraph-rsid="00116b0a" style:font-size-asian="10pt" style:font-name-complex="Courier New" style:font-size-complex="10pt"/>
    </style:style>
    <style:style style:name="P106" style:family="paragraph" style:parent-style-name="Standard">
      <style:paragraph-properties fo:orphans="0" fo:widows="0" style:text-autospace="none"/>
      <style:text-properties fo:color="#808080" style:font-name="Courier New" fo:font-size="10pt" officeooo:paragraph-rsid="0012380e" style:font-size-asian="10pt" style:font-name-complex="Courier New" style:font-size-complex="10pt"/>
    </style:style>
    <style:style style:name="P107" style:family="paragraph" style:parent-style-name="Standard">
      <style:paragraph-properties fo:orphans="0" fo:widows="0" style:text-autospace="none"/>
      <style:text-properties fo:color="#808080" style:font-name="Courier New" fo:font-size="10pt" officeooo:paragraph-rsid="0013bfe1" style:font-size-asian="10pt" style:font-name-complex="Courier New" style:font-size-complex="10pt"/>
    </style:style>
    <style:style style:name="P108" style:family="paragraph" style:parent-style-name="Standard">
      <style:paragraph-properties fo:orphans="0" fo:widows="0" style:text-autospace="none"/>
      <style:text-properties fo:color="#808080" style:font-name="Courier New" fo:font-size="10pt" officeooo:paragraph-rsid="0014f1d2" style:font-size-asian="10pt" style:font-name-complex="Courier New" style:font-size-complex="10pt"/>
    </style:style>
    <style:style style:name="P109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10" style:family="paragraph" style:parent-style-name="Standard">
      <style:paragraph-properties fo:orphans="0" fo:widows="0" style:text-autospace="none"/>
      <style:text-properties style:font-name="Courier New" fo:font-size="10pt" officeooo:paragraph-rsid="0010b34d" style:font-size-asian="10pt" style:font-name-complex="Courier New" style:font-size-complex="10pt"/>
    </style:style>
    <style:style style:name="P111" style:family="paragraph" style:parent-style-name="Standard">
      <style:paragraph-properties fo:orphans="0" fo:widows="0" style:text-autospace="none"/>
      <style:text-properties style:font-name="Courier New" fo:font-size="10pt" officeooo:paragraph-rsid="00116b0a" style:font-size-asian="10pt" style:font-name-complex="Courier New" style:font-size-complex="10pt"/>
    </style:style>
    <style:style style:name="P112" style:family="paragraph" style:parent-style-name="Standard">
      <style:paragraph-properties fo:orphans="0" fo:widows="0" style:text-autospace="none"/>
      <style:text-properties style:font-name="Courier New" fo:font-size="10pt" officeooo:paragraph-rsid="0012380e" style:font-size-asian="10pt" style:font-name-complex="Courier New" style:font-size-complex="10pt"/>
    </style:style>
    <style:style style:name="P113" style:family="paragraph" style:parent-style-name="Standard">
      <style:paragraph-properties fo:orphans="0" fo:widows="0" style:text-autospace="none"/>
      <style:text-properties style:font-name="Courier New" fo:font-size="10pt" officeooo:paragraph-rsid="0013bfe1" style:font-size-asian="10pt" style:font-name-complex="Courier New" style:font-size-complex="10pt"/>
    </style:style>
    <style:style style:name="P114" style:family="paragraph" style:parent-style-name="Standard">
      <style:paragraph-properties fo:orphans="0" fo:widows="0" style:text-autospace="none"/>
      <style:text-properties style:font-name="Courier New" fo:font-size="10pt" officeooo:paragraph-rsid="0014f1d2" style:font-size-asian="10pt" style:font-name-complex="Courier New" style:font-size-complex="10pt"/>
    </style:style>
    <style:style style:name="P115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116" style:family="paragraph" style:parent-style-name="Standard">
      <style:text-properties style:font-name="Courier New" fo:font-size="10pt" officeooo:paragraph-rsid="00116b0a" style:font-size-asian="10pt" style:font-name-complex="Courier New" style:font-size-complex="10pt"/>
    </style:style>
    <style:style style:name="P117" style:family="paragraph" style:parent-style-name="Standard">
      <style:text-properties style:font-name="Courier New" fo:font-size="10pt" officeooo:paragraph-rsid="0012380e" style:font-size-asian="10pt" style:font-name-complex="Courier New" style:font-size-complex="10pt"/>
    </style:style>
    <style:style style:name="P118" style:family="paragraph" style:parent-style-name="Standard">
      <style:text-properties style:font-name="Courier New" fo:font-size="10pt" officeooo:paragraph-rsid="0013bfe1" style:font-size-asian="10pt" style:font-name-complex="Courier New" style:font-size-complex="10pt"/>
    </style:style>
    <style:style style:name="P119" style:family="paragraph" style:parent-style-name="Standard">
      <style:text-properties style:font-name="Courier New" fo:font-size="10pt" officeooo:paragraph-rsid="0014f1d2" style:font-size-asian="10pt" style:font-name-complex="Courier New" style:font-size-complex="10pt"/>
    </style:style>
    <style:style style:name="P120" style:family="paragraph" style:parent-style-name="Standard">
      <style:paragraph-properties fo:orphans="0" fo:widows="0" style:text-autospace="none"/>
      <style:text-properties style:font-name="Courier New" fo:font-size="10pt" fo:font-weight="normal" officeooo:paragraph-rsid="0010b34d" style:font-size-asian="10pt" style:font-weight-asian="normal" style:font-name-complex="Courier New" style:font-size-complex="10pt" style:font-weight-complex="normal"/>
    </style:style>
    <style:style style:name="P121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officeooo:paragraph-rsid="0010b34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22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officeooo:paragraph-rsid="00116b0a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23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officeooo:paragraph-rsid="0012380e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24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officeooo:paragraph-rsid="0013bfe1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25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officeooo:paragraph-rsid="0014f1d2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26" style:family="paragraph" style:parent-style-name="Standard">
      <style:paragraph-properties fo:orphans="0" fo:widows="0" style:text-autospace="none"/>
      <style:text-properties fo:language="zxx" fo:country="none" officeooo:paragraph-rsid="0010b34d" style:language-asian="zxx" style:country-asian="none" style:language-complex="zxx" style:country-complex="none"/>
    </style:style>
    <style:style style:name="P127" style:family="paragraph" style:parent-style-name="Standard">
      <style:paragraph-properties fo:orphans="0" fo:widows="0" style:text-autospace="none"/>
      <style:text-properties fo:language="zxx" fo:country="none" officeooo:paragraph-rsid="00116b0a" style:language-asian="zxx" style:country-asian="none" style:language-complex="zxx" style:country-complex="none"/>
    </style:style>
    <style:style style:name="P128" style:family="paragraph" style:parent-style-name="Standard">
      <style:paragraph-properties fo:orphans="0" fo:widows="0" style:text-autospace="none"/>
      <style:text-properties fo:language="zxx" fo:country="none" officeooo:paragraph-rsid="0012380e" style:language-asian="zxx" style:country-asian="none" style:language-complex="zxx" style:country-complex="none"/>
    </style:style>
    <style:style style:name="P129" style:family="paragraph" style:parent-style-name="Standard">
      <style:paragraph-properties fo:orphans="0" fo:widows="0" style:text-autospace="none"/>
      <style:text-properties fo:language="zxx" fo:country="none" officeooo:paragraph-rsid="0013bfe1" style:language-asian="zxx" style:country-asian="none" style:language-complex="zxx" style:country-complex="none"/>
    </style:style>
    <style:style style:name="P130" style:family="paragraph" style:parent-style-name="Standard">
      <style:paragraph-properties fo:orphans="0" fo:widows="0" style:text-autospace="none"/>
      <style:text-properties fo:language="zxx" fo:country="none" officeooo:paragraph-rsid="0014f1d2" style:language-asian="zxx" style:country-asian="none" style:language-complex="zxx" style:country-complex="none"/>
    </style:style>
    <style:style style:name="P131" style:family="paragraph" style:parent-style-name="Standard">
      <style:paragraph-properties fo:orphans="0" fo:widows="0" style:text-autospace="none"/>
      <style:text-properties fo:language="zxx" fo:country="none" fo:font-weight="normal" officeooo:paragraph-rsid="0010b34d" style:language-asian="zxx" style:country-asian="none" style:font-weight-asian="normal" style:language-complex="zxx" style:country-complex="none" style:font-weight-complex="normal"/>
    </style:style>
    <style:style style:name="P132" style:family="paragraph" style:parent-style-name="Standard">
      <style:paragraph-properties fo:orphans="0" fo:widows="0" style:text-autospace="none"/>
      <style:text-properties fo:language="zxx" fo:country="none" fo:font-weight="normal" officeooo:paragraph-rsid="00116b0a" style:language-asian="zxx" style:country-asian="none" style:font-weight-asian="normal" style:language-complex="zxx" style:country-complex="none" style:font-weight-complex="normal"/>
    </style:style>
    <style:style style:name="P133" style:family="paragraph" style:parent-style-name="Standard">
      <style:paragraph-properties fo:orphans="0" fo:widows="0" style:text-autospace="none"/>
      <style:text-properties fo:language="zxx" fo:country="none" fo:font-weight="normal" officeooo:paragraph-rsid="0012380e" style:language-asian="zxx" style:country-asian="none" style:font-weight-asian="normal" style:language-complex="zxx" style:country-complex="none" style:font-weight-complex="normal"/>
    </style:style>
    <style:style style:name="P134" style:family="paragraph" style:parent-style-name="Standard">
      <style:paragraph-properties fo:orphans="0" fo:widows="0" style:text-autospace="none"/>
      <style:text-properties fo:language="zxx" fo:country="none" fo:font-weight="normal" officeooo:paragraph-rsid="0013bfe1" style:language-asian="zxx" style:country-asian="none" style:font-weight-asian="normal" style:language-complex="zxx" style:country-complex="none" style:font-weight-complex="normal"/>
    </style:style>
    <style:style style:name="P135" style:family="paragraph" style:parent-style-name="Standard">
      <style:paragraph-properties fo:orphans="0" fo:widows="0" style:text-autospace="none"/>
      <style:text-properties fo:language="zxx" fo:country="none" fo:font-weight="normal" officeooo:paragraph-rsid="0014f1d2" style:language-asian="zxx" style:country-asian="none" style:font-weight-asian="normal" style:language-complex="zxx" style:country-complex="none" style:font-weight-complex="normal"/>
    </style:style>
    <style:style style:name="P136" style:family="paragraph" style:parent-style-name="Standard">
      <style:paragraph-properties fo:text-align="end" style:justify-single-word="false"/>
      <style:text-properties fo:color="#a0a0a0" officeooo:paragraph-rsid="0010b34d"/>
    </style:style>
    <style:style style:name="P137" style:family="paragraph" style:parent-style-name="Standard">
      <style:paragraph-properties fo:text-align="end" style:justify-single-word="false"/>
      <style:text-properties fo:color="#a0a0a0" officeooo:paragraph-rsid="00116b0a"/>
    </style:style>
    <style:style style:name="P138" style:family="paragraph" style:parent-style-name="Standard">
      <style:paragraph-properties fo:text-align="end" style:justify-single-word="false"/>
      <style:text-properties fo:color="#a0a0a0" officeooo:paragraph-rsid="0012380e"/>
    </style:style>
    <style:style style:name="P139" style:family="paragraph" style:parent-style-name="Standard">
      <style:paragraph-properties fo:text-align="end" style:justify-single-word="false"/>
      <style:text-properties fo:color="#a0a0a0" officeooo:paragraph-rsid="0013bfe1"/>
    </style:style>
    <style:style style:name="P140" style:family="paragraph" style:parent-style-name="Standard">
      <style:paragraph-properties fo:text-align="end" style:justify-single-word="false"/>
      <style:text-properties fo:color="#a0a0a0" officeooo:paragraph-rsid="0014f1d2"/>
    </style:style>
    <style:style style:name="P141" style:family="paragraph" style:parent-style-name="Standard">
      <style:text-properties officeooo:paragraph-rsid="0010b34d"/>
    </style:style>
    <style:style style:name="P142" style:family="paragraph" style:parent-style-name="Standard">
      <style:paragraph-properties fo:orphans="0" fo:widows="0" style:text-autospace="none"/>
      <style:text-properties style:font-name="Courier New1" fo:font-size="9.75pt" fo:font-weight="bold" officeooo:paragraph-rsid="00116b0a" style:font-size-asian="10pt" style:font-weight-asian="bold" style:font-name-complex="Courier New" style:font-size-complex="10pt" style:font-weight-complex="bold"/>
    </style:style>
    <style:style style:name="P143" style:family="paragraph" style:parent-style-name="Standard">
      <style:paragraph-properties fo:orphans="0" fo:widows="0" style:text-autospace="none"/>
      <style:text-properties style:font-name="Courier New1" fo:font-size="9.75pt" officeooo:paragraph-rsid="0012380e" style:font-size-asian="10pt" style:font-name-complex="Courier New" style:font-size-complex="10pt"/>
    </style:style>
    <style:style style:name="P144" style:family="paragraph" style:parent-style-name="Standard">
      <style:paragraph-properties fo:orphans="0" fo:widows="0" style:text-autospace="none"/>
      <style:text-properties style:font-name="Courier New1" fo:font-size="9.75pt" officeooo:paragraph-rsid="0013bfe1" style:font-size-asian="10pt" style:font-name-complex="Courier New" style:font-size-complex="10pt"/>
    </style:style>
    <style:style style:name="P145" style:family="paragraph" style:parent-style-name="Standard">
      <style:paragraph-properties fo:orphans="0" fo:widows="0" style:text-autospace="none"/>
      <style:text-properties style:font-name="Courier New1" fo:font-size="9.75pt" officeooo:paragraph-rsid="0014f1d2" style:font-size-asian="10pt" style:font-name-complex="Courier New" style:font-size-complex="10pt"/>
    </style:style>
    <style:style style:name="P146" style:family="paragraph" style:parent-style-name="Standard">
      <style:text-properties officeooo:paragraph-rsid="00116b0a"/>
    </style:style>
    <style:style style:name="P147" style:family="paragraph" style:parent-style-name="Standard">
      <style:text-properties officeooo:paragraph-rsid="0012380e"/>
    </style:style>
    <style:style style:name="P148" style:family="paragraph" style:parent-style-name="Standard">
      <style:text-properties officeooo:paragraph-rsid="0013bfe1"/>
    </style:style>
    <style:style style:name="P149" style:family="paragraph" style:parent-style-name="Standard">
      <style:text-properties officeooo:paragraph-rsid="0014f1d2"/>
    </style:style>
    <style:style style:name="P150" style:family="paragraph" style:parent-style-name="Heading_20_1" style:master-page-name="Standard">
      <style:paragraph-properties style:page-number="auto"/>
      <style:text-properties style:font-name="Verdana" fo:font-size="12pt" style:font-size-asian="12pt" style:font-name-complex="Verdana" style:font-size-complex="12pt"/>
    </style:style>
    <style:style style:name="P151" style:family="paragraph">
      <style:paragraph-properties fo:text-align="center" style:writing-mode="lr-tb"/>
    </style:style>
    <style:style style:name="P152" style:family="paragraph">
      <style:paragraph-properties style:writing-mode="lr-tb"/>
    </style:style>
    <style:style style:name="T1" style:family="text">
      <style:text-properties style:font-name="Verdana" fo:font-size="9pt" style:font-size-asian="9pt" style:font-name-complex="Verdana" style:font-size-complex="9pt"/>
    </style:style>
    <style:style style:name="T2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T3" style:family="text">
      <style:text-properties style:font-name="Verdana" fo:font-size="9pt" style:text-underline-style="none" style:font-size-asian="9pt" style:font-name-complex="Verdana" style:font-size-complex="9pt"/>
    </style:style>
    <style:style style:name="T4" style:family="text">
      <style:text-properties style:font-name="Verdana" fo:font-weight="bold" style:font-weight-asian="bold" style:font-name-complex="Verdana"/>
    </style:style>
    <style:style style:name="T5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6" style:family="text">
      <style:text-properties style:font-name="Verdana" fo:font-size="10pt" style:font-size-asian="10pt" style:font-name-complex="Verdana" style:font-size-complex="10pt"/>
    </style:style>
    <style:style style:name="T7" style:family="text">
      <style:text-properties style:font-name="Verdana" fo:font-size="10pt" style:text-underline-style="none" style:font-size-asian="10pt" style:font-size-complex="10pt"/>
    </style:style>
    <style:style style:name="T8" style:family="text"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T9" style:family="text">
      <style:text-properties style:font-name="Verdana" style:font-name-complex="Verdana"/>
    </style:style>
    <style:style style:name="T10" style:family="text">
      <style:text-properties fo:color="#000000"/>
    </style:style>
    <style:style style:name="T11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T12" style:family="text">
      <style:text-properties fo:color="#000000" style:font-name="Wingdings 3" style:text-underline-style="none" fo:font-weight="bold" fo:background-color="#ffffff" style:font-name-asian="Wingdings 3" style:font-weight-asian="bold" style:font-name-complex="Wingdings 3" style:font-weight-complex="bold"/>
    </style:style>
    <style:style style:name="T13" style:family="text">
      <style:text-properties fo:color="#000000" style:font-name="Wingdings 3" style:text-underline-style="none" fo:font-weight="bold" style:font-name-asian="Wingdings 3" style:font-weight-asian="bold" style:font-name-complex="Wingdings 3" style:font-weight-complex="bold"/>
    </style:style>
    <style:style style:name="T14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fo:background-color="#ffffff" style:font-weight-asian="bold" style:font-weight-complex="bold"/>
    </style:style>
    <style:style style:name="T17" style:family="text">
      <style:text-properties fo:color="#000000" fo:font-weight="bold" style:font-name-asian="Courier New" style:font-weight-asian="bold" style:font-weight-complex="bold"/>
    </style:style>
    <style:style style:name="T18" style:family="text">
      <style:text-properties fo:color="#000000" style:font-name="Courier New" style:font-name-complex="Courier New"/>
    </style:style>
    <style:style style:name="T19" style:family="text">
      <style:text-properties fo:color="#000000" style:font-name="Courier New" fo:font-size="10pt" style:font-size-asian="10pt" style:font-name-complex="Courier New" style:font-size-complex="10pt"/>
    </style:style>
    <style:style style:name="T20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1" style:family="text">
      <style:text-properties fo:color="#000000"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22" style:family="text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T23" style:family="text">
      <style:text-properties fo:color="#000000" style:font-name="Courier New" fo:font-size="10pt" fo:font-weight="normal" fo:background-color="#ffffff" style:font-size-asian="10pt" style:font-weight-asian="normal" style:font-name-complex="Courier New" style:font-size-complex="10pt" style:font-weight-complex="normal"/>
    </style:style>
    <style:style style:name="T24" style:family="text">
      <style:text-properties fo:color="#000000" style:font-name="Courier New" fo:font-weight="bold" style:font-weight-asian="bold" style:font-name-complex="Courier New" style:font-weight-complex="bold"/>
    </style:style>
    <style:style style:name="T25" style:family="text">
      <style:text-properties fo:color="#000000" fo:background-color="#ffffff"/>
    </style:style>
    <style:style style:name="T26" style:family="text">
      <style:text-properties fo:color="#000000" style:font-name-asian="Courier New"/>
    </style:style>
    <style:style style:name="T27" style:family="text">
      <style:text-properties fo:color="#000000" fo:font-weight="normal" fo:background-color="#ffffff" style:font-weight-asian="normal" style:font-weight-complex="normal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 fo:font-weight="bold" style:font-name-asian="Wingdings 3" style:font-weight-asian="bold" style:font-weight-complex="bold"/>
    </style:style>
    <style:style style:name="T31" style:family="text">
      <style:text-properties style:font-name-asian="Verdana"/>
    </style:style>
    <style:style style:name="T32" style:family="text">
      <style:text-properties fo:color="#808080"/>
    </style:style>
    <style:style style:name="T33" style:family="text">
      <style:text-properties fo:color="#808080" style:font-name-asian="Courier New"/>
    </style:style>
    <style:style style:name="T34" style:family="text">
      <style:text-properties fo:color="#808080" fo:background-color="#ffffff"/>
    </style:style>
    <style:style style:name="T35" style:family="text">
      <style:text-properties fo:color="#808080" fo:font-weight="bold" style:font-name-asian="Courier New" style:font-weight-asian="bold" style:font-weight-complex="bold"/>
    </style:style>
    <style:style style:name="T36" style:family="text">
      <style:text-properties fo:color="#808080" fo:font-weight="bold" style:font-weight-asian="bold" style:font-weight-complex="bold"/>
    </style:style>
    <style:style style:name="T37" style:family="text">
      <style:text-properties fo:color="#808080" fo:font-weight="normal" style:font-weight-asian="normal" style:font-weight-complex="normal"/>
    </style:style>
    <style:style style:name="T38" style:family="text">
      <style:text-properties fo:color="#808080" fo:font-weight="normal" style:font-name-asian="Courier New" style:font-weight-asian="normal" style:font-weight-complex="normal"/>
    </style:style>
    <style:style style:name="T39" style:family="text">
      <style:text-properties fo:font-weight="bold" style:font-weight-asian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fo:background-color="#ffffff" style:font-weight-asian="bold" style:font-weight-complex="bold"/>
    </style:style>
    <style:style style:name="T42" style:family="text">
      <style:text-properties style:font-name="Courier New" fo:font-size="10pt" style:font-size-asian="10pt" style:font-name-complex="Courier New" style:font-size-complex="10pt"/>
    </style:style>
    <style:style style:name="T43" style:family="text">
      <style:text-properties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44" style:family="text">
      <style:text-properties style:font-name="Courier New" fo:font-size="10pt" fo:background-color="#ffffff" style:font-size-asian="10pt" style:font-name-complex="Courier New" style:font-size-complex="10pt"/>
    </style:style>
    <style:style style:name="T45" style:family="text">
      <style:text-properties fo:color="#a0a0a0"/>
    </style:style>
    <style:style style:name="T46" style:family="text">
      <style:text-properties fo:color="#a0a0a0" style:font-name="Verdana" style:font-name-complex="Verdana"/>
    </style:style>
    <style:style style:name="T47" style:family="text">
      <style:text-properties fo:color="#a0a0a0" style:font-name="Verdana" fo:font-weight="normal" fo:background-color="#ffffff" style:font-weight-asian="normal" style:font-name-complex="Verdana" style:font-weight-complex="normal"/>
    </style:style>
    <style:style style:name="T48" style:family="text">
      <style:text-properties fo:color="#a0a0a0" style:font-name="Verdana" fo:background-color="#ffffff" style:font-name-complex="Verdana"/>
    </style:style>
    <style:style style:name="T49" style:family="text">
      <style:text-properties fo:color="#a0a0a0" style:font-name="MS Shell Dlg" fo:font-size="8.5pt" style:font-size-asian="8.5pt" style:font-name-complex="MS Shell Dlg" style:font-size-complex="8.5pt"/>
    </style:style>
    <style:style style:name="T50" style:family="text">
      <style:text-properties fo:color="#00007f" fo:font-weight="bold" style:font-weight-asian="bold" style:font-weight-complex="bold"/>
    </style:style>
    <style:style style:name="T51" style:family="text">
      <style:text-properties fo:color="#00007f" fo:font-weight="bold" style:font-name-asian="Courier New" style:font-weight-asian="bold" style:font-weight-complex="bold"/>
    </style:style>
    <style:style style:name="T52" style:family="text">
      <style:text-properties fo:color="#00007f" style:font-name="Courier New" fo:font-size="10pt"/>
    </style:style>
    <style:style style:name="T53" style:family="text">
      <style:text-properties fo:font-size="10pt" fo:font-weight="bold" style:font-size-asian="10pt" style:font-weight-asian="bold" style:font-size-complex="10pt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6" style:family="text">
      <style:text-properties fo:background-color="#ffffff"/>
    </style:style>
    <style:style style:name="T57" style:family="text">
      <style:text-properties fo:background-color="#ffffff" style:font-weight-complex="bold"/>
    </style:style>
    <style:style style:name="T58" style:family="text">
      <style:text-properties fo:color="#007f00" style:font-name="Courier New" fo:font-size="10pt" fo:background-color="#ffffff" style:font-size-asian="10pt" style:font-name-complex="Courier New" style:font-size-complex="10pt"/>
    </style:style>
    <style:style style:name="T59" style:family="text">
      <style:text-properties fo:color="#7f007f"/>
    </style:style>
    <style:style style:name="T60" style:family="text">
      <style:text-properties fo:color="#7f007f" style:font-name-asian="Courier New"/>
    </style:style>
    <style:style style:name="T61" style:family="text">
      <style:text-properties style:use-window-font-color="true" style:text-underline-style="none"/>
    </style:style>
    <style:style style:name="T62" style:family="text">
      <style:text-properties style:use-window-font-color="true" style:font-name="Wingdings 3" style:text-underline-style="none" fo:font-weight="bold" style:font-name-asian="Wingdings 3" style:font-weight-asian="bold" style:font-name-complex="Wingdings 3" style:font-weight-complex="bold"/>
    </style:style>
    <style:style style:name="T63" style:family="text">
      <style:text-properties fo:font-variant="normal" fo:text-transform="none" fo:color="#00007f" style:font-name="Courier New1" fo:font-size="9.75pt" fo:letter-spacing="normal" fo:font-style="normal"/>
    </style:style>
    <style:style style:name="T64" style:family="text">
      <style:text-properties fo:font-variant="normal" fo:text-transform="none" fo:color="#00007f" style:font-name="Courier New1" fo:font-size="9.75pt" fo:letter-spacing="normal" fo:font-style="normal" fo:font-weight="bold" style:font-weight-asian="bold" style:font-weight-complex="bold"/>
    </style:style>
    <style:style style:name="T65" style:family="text">
      <style:text-properties fo:font-variant="normal" fo:text-transform="none" fo:color="#00007f" style:font-name="Courier New1" fo:font-size="9.75pt" fo:letter-spacing="normal" fo:font-style="normal" fo:font-weight="bold" style:font-name-asian="Courier New" style:font-weight-asian="bold" style:font-weight-complex="bold"/>
    </style:style>
    <style:style style:name="T66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67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68" style:family="text">
      <style:text-properties fo:font-variant="normal" fo:text-transform="none" fo:color="#00007f" style:font-name="Courier New1" fo:letter-spacing="normal" fo:font-style="normal" fo:font-weight="bold" style:font-weight-asian="bold" style:font-name-complex="Courier New" style:font-weight-complex="bold"/>
    </style:style>
    <style:style style:name="T69" style:family="text">
      <style:text-properties fo:font-variant="normal" fo:text-transform="none" fo:color="#00007f" style:font-name="Courier New" fo:letter-spacing="normal" fo:font-style="normal" fo:font-weight="bold" style:font-weight-asian="bold" style:font-name-complex="Courier New" style:font-weight-complex="bold"/>
    </style:style>
    <style:style style:name="T70" style:family="text">
      <style:text-properties fo:font-variant="normal" fo:text-transform="none" fo:color="#00007f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T71" style:family="text">
      <style:text-properties fo:font-variant="normal" fo:text-transform="none" fo:color="#00007f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72" style:family="text">
      <style:text-properties fo:font-variant="normal" fo:text-transform="none" fo:color="#00007f" style:font-name="Courier New" fo:font-size="10pt" fo:letter-spacing="normal" fo:language="zxx" fo:country="none" fo:font-style="normal" style:font-name-asian="Courier New" style:language-asian="zxx" style:country-asian="none" style:language-complex="zxx" style:country-complex="none"/>
    </style:style>
    <style:style style:name="T73" style:family="text">
      <style:text-properties fo:font-variant="normal" fo:text-transform="none" fo:color="#00007f" style:font-name="Courier New" fo:font-size="10pt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74" style:family="text">
      <style:text-properties fo:font-variant="normal" fo:text-transform="none" fo:color="#00007f" fo:letter-spacing="normal" fo:font-style="normal" fo:font-weight="bold" style:font-name-asian="Courier New" style:font-weight-asian="bold" style:font-weight-complex="bold"/>
    </style:style>
    <style:style style:name="T75" style:family="text">
      <style:text-properties fo:font-variant="normal" fo:text-transform="none" fo:color="#00007f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76" style:family="text">
      <style:text-properties fo:font-variant="normal" fo:text-transform="none" fo:color="#808080" style:font-name="Courier New" fo:letter-spacing="normal" fo:font-style="normal" fo:font-weight="bold" style:font-weight-asian="bold" style:font-name-complex="Courier New" style:font-weight-complex="bold"/>
    </style:style>
    <style:style style:name="T77" style:family="text">
      <style:text-properties fo:font-variant="normal" fo:text-transform="none" fo:color="#808080" style:font-name="Courier New" fo:letter-spacing="normal" fo:font-style="normal" fo:font-weight="normal" style:font-weight-asian="normal" style:font-name-complex="Courier New" style:font-weight-complex="normal"/>
    </style:style>
    <style:style style:name="T78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79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0" style:family="text">
      <style:text-properties fo:font-variant="normal" fo:text-transform="none" fo:color="#808080" style:font-name="Courier New1" fo:font-size="9.75pt" fo:letter-spacing="normal" fo:font-style="normal"/>
    </style:style>
    <style:style style:name="T81" style:family="text">
      <style:text-properties fo:font-variant="normal" fo:text-transform="none" fo:color="#808080" style:font-name="Courier New1" fo:font-size="9.75pt" fo:letter-spacing="normal" fo:font-style="normal" fo:font-weight="bold" style:font-weight-asian="bold" style:font-weight-complex="bold"/>
    </style:style>
    <style:style style:name="T82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3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4" style:family="text">
      <style:text-properties fo:font-variant="normal" fo:text-transform="none" fo:color="#000000" style:font-name="Courier New1" fo:font-size="9.75pt" fo:letter-spacing="normal" fo:font-style="normal"/>
    </style:style>
    <style:style style:name="T85" style:family="text">
      <style:text-properties fo:font-variant="normal" fo:text-transform="none" fo:color="#000000" style:font-name="Courier New1" fo:font-size="9.75pt" fo:letter-spacing="normal" fo:font-style="normal" fo:font-weight="normal" style:font-weight-asian="bold" style:font-weight-complex="bold"/>
    </style:style>
    <style:style style:name="T86" style:family="text">
      <style:text-properties fo:font-variant="normal" fo:text-transform="none" fo:color="#000000" style:font-name="Courier New1" fo:font-size="9.75pt" fo:letter-spacing="normal" fo:font-style="normal" fo:font-weight="normal" style:font-weight-asian="normal" style:font-weight-complex="normal"/>
    </style:style>
    <style:style style:name="T87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8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weight-asian="normal" style:font-weight-complex="normal"/>
    </style:style>
    <style:style style:name="T89" style:family="text">
      <style:text-properties fo:font-variant="normal" fo:text-transform="none" fo:color="#000000" style:font-name="Courier New1" fo:font-size="9.75pt" fo:letter-spacing="normal" fo:font-style="normal" fo:font-weight="bold" style:font-weight-asian="bold" style:font-weight-complex="bold"/>
    </style:style>
    <style:style style:name="T90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91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92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language-asian="zxx" style:country-asian="none" style:font-weight-asian="bold" style:font-name-complex="Courier New" style:language-complex="zxx" style:country-complex="none" style:font-weight-complex="bold"/>
    </style:style>
    <style:style style:name="T93" style:family="text">
      <style:text-properties fo:font-variant="normal" fo:text-transform="none" fo:color="#000000" style:font-name="Courier New1" fo:font-size="9.75pt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94" style:family="text">
      <style:text-properties fo:font-variant="normal" fo:text-transform="none" fo:color="#000000" style:font-name="Courier New1" fo:letter-spacing="normal" fo:font-style="normal" fo:font-weight="normal" style:font-weight-asian="bold" style:font-name-complex="Courier New" style:font-weight-complex="bold"/>
    </style:style>
    <style:style style:name="T95" style:family="text">
      <style:text-properties fo:font-variant="normal" fo:text-transform="none" fo:color="#000000" style:font-name="Courier New1" fo:letter-spacing="normal" fo:font-style="normal" fo:font-weight="bold" style:font-weight-asian="bold" style:font-name-complex="Courier New" style:font-weight-complex="bold"/>
    </style:style>
    <style:style style:name="T96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97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98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99" style:family="text">
      <style:text-properties fo:font-variant="normal" fo:text-transform="none" fo:color="#000000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100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101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02" style:family="text">
      <style:text-properties fo:font-variant="normal" fo:text-transform="none" fo:color="#000000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103" style:family="text">
      <style:text-properties fo:font-variant="normal" fo:text-transform="none" fo:color="#000000" style:font-name="Courier New" fo:letter-spacing="normal" fo:font-style="normal" fo:font-weight="normal" style:font-weight-asian="normal" style:font-name-complex="Courier New" style:font-weight-complex="normal"/>
    </style:style>
    <style:style style:name="T104" style:family="text">
      <style:text-properties fo:font-variant="normal" fo:text-transform="none" fo:color="#000000" style:font-name="Courier New" fo:letter-spacing="normal" fo:font-style="normal" fo:font-weight="bold" style:font-weight-asian="bold" style:font-name-complex="Courier New" style:font-weight-complex="bold"/>
    </style:style>
    <style:style style:name="T105" style:family="text">
      <style:text-properties fo:font-variant="normal" fo:text-transform="none" fo:color="#7f007f" style:font-name="Courier New1" fo:font-size="9.75pt" fo:letter-spacing="normal" fo:font-style="normal" fo:font-weight="normal" style:font-weight-asian="bold" style:font-weight-complex="bold"/>
    </style:style>
    <style:style style:name="T106" style:family="text">
      <style:text-properties fo:font-variant="normal" fo:text-transform="none" fo:letter-spacing="normal" fo:font-weight="bold" style:font-weight-asian="bold" style:font-weight-complex="bold"/>
    </style:style>
    <style:style style:name="T10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8" style:family="text">
      <style:text-properties fo:font-variant="normal" fo:text-transform="none" style:font-name="Courier New1" fo:font-size="9.75pt" fo:letter-spacing="normal" fo:font-style="normal"/>
    </style:style>
    <style:style style:name="T109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110" style:family="text">
      <style:text-properties fo:font-variant="normal" fo:text-transform="none" fo:color="#333333" fo:letter-spacing="normal" fo:font-style="normal"/>
    </style:style>
    <style:style style:name="T1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marker-end="msArrowEnd_20_5" draw:marker-end-width="0.0835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0" text:outline-level="1"><text:bookmark-start text:name="ClassCommandLine"/>Class CommandLine<text:bookmark-end text:name="ClassCommandLine"/></text:h>
      <text:p text:style-name="P11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Table_20_Contents"><draw:frame draw:style-name="fr2" draw:name="figuras2" text:anchor-type="paragraph" svg:width="0.8299in" svg:height="0.8299in" draw:z-index="7"><draw:image xlink:href="Pictures/2000002100002E4F00002E4F3E81200B.svm" xlink:type="simple" xlink:show="embed" xlink:actuate="onLoad"/></draw:frame></text:p>
          </table:table-cell>
          <table:table-cell table:style-name="Tabela21.A1" office:value-type="string">
            <text:p text:style-name="P7"><text:span text:style-name="T110">Propose: </text:span><text:span text:style-name="T109">C++ class to handle data from the command line.</text:span></text:p>
            <text:p text:style-name="P7"/>
            <text:p text:style-name="P7">Version 2.0.0</text:p>
            <text:p text:style-name="Standard"><text:span text:style-name="T8">Enzo Roberto Verlato - </text:span><text:a xlink:type="simple" xlink:href="mailto:enzover@ig.com.br"><text:span text:style-name="T7">enzover@ig.com.br</text:span></text:a></text:p>
            <text:p text:style-name="P1"><text:a xlink:type="simple" xlink:href="https://github.com/FreeSource"><text:span text:style-name="T55">https://github.com/FreeSource</text:span></text:a></text:p>
          </table:table-cell>
        </table:table-row>
      </table:table>
      <text:p text:style-name="P12">Supported and tested platforms:</text:p>
      <text:p text:style-name="P14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office:value-type="string">
            <text:p text:style-name="P4">O.S.</text:p>
          </table:table-cell>
          <table:table-cell table:style-name="Tabela20.A1" office:value-type="string">
            <text:p text:style-name="P4">Compiler</text:p>
          </table:table-cell>
          <table:table-cell table:style-name="Tabela20.A1" office:value-type="string">
            <text:p text:style-name="P4">Make</text:p>
          </table:table-cell>
        </table:table-row>
        <table:table-row table:style-name="Tabela20.1">
          <table:table-cell table:style-name="Tabela20.A1" office:value-type="string">
            <text:p text:style-name="P3">WindowsXP SP2</text:p>
          </table:table-cell>
          <table:table-cell table:style-name="Tabela20.A1" office:value-type="string">
            <text:p text:style-name="P3">MinGW gcc 4.6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Linux openSUSE 11.4 / 12.2</text:p>
          </table:table-cell>
          <table:table-cell table:style-name="Tabela20.A1" office:value-type="string">
            <text:p text:style-name="P3">gcc 4.5.1 / 4.7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OpenIndiana 151a</text:p>
          </table:table-cell>
          <table:table-cell table:style-name="Tabela20.A1" office:value-type="string">
            <text:p text:style-name="P3">gcc 3.4.3</text:p>
          </table:table-cell>
          <table:table-cell table:style-name="Tabela20.A1" office:value-type="string">
            <text:p text:style-name="P3">gmake 3.81</text:p>
          </table:table-cell>
        </table:table-row>
        <table:table-row table:style-name="Tabela20.1">
          <table:table-cell table:style-name="Tabela20.A1" office:value-type="string">
            <text:p text:style-name="P3">FreeBSD 9.0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Solaris 9 / 10</text:p>
          </table:table-cell>
          <table:table-cell table:style-name="Tabela20.A1" office:value-type="string">
            <text:p text:style-name="P3">gcc 3.3.2 / 3.4.6</text:p>
          </table:table-cell>
          <table:table-cell table:style-name="Tabela20.A1" office:value-type="string">
            <text:p text:style-name="P3">gmake 3.80 / 3.81</text:p>
          </table:table-cell>
        </table:table-row>
        <table:table-row table:style-name="Tabela20.1">
          <table:table-cell table:style-name="Tabela20.A1" office:value-type="string">
            <text:p text:style-name="P3">Mac OS X 10.8.2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1</text:p>
          </table:table-cell>
        </table:table-row>
      </table:table>
      <text:p text:style-name="P10"><text:span text:style-name="Máquina_20_de_20_escrever_20_HTML"><text:span text:style-name="T47">_____________________________________________________________________</text:span></text:span></text:p>
      <text:p text:style-name="P8"><text:span text:style-name="Máquina_20_de_20_escrever_20_HTML"><text:span text:style-name="T46"/></text:span></text:p>
      <text:p text:style-name="P54">Copyright (c) 2012 Enzo Roberto Verlato.</text:p>
      <text:p text:style-name="P54">Permission is granted to copy, distribute and/or modify this</text:p>
      <text:p text:style-name="P54">document under the terms of the GNU Free Documentation License,</text:p>
      <text:p text:style-name="P54">Version 1.3 or any later version published by the Free Software</text:p>
      <text:p text:style-name="P54">Foundation; with no Invariant Sections, no Front-Cover Texts and</text:p>
      <text:p text:style-name="P54">no Back-Cover Texts. <text:s/>A copy of the license is included in the</text:p>
      <text:p text:style-name="P54">section entitled "GNU Free Documentation License".</text:p>
      <text:p text:style-name="P21"><text:span text:style-name="Máquina_20_de_20_escrever_20_HTML"><text:span text:style-name="T46">_____________________________________________________________________</text:span></text:span></text:p>
      <text:p text:style-name="P21"><text:span text:style-name="Máquina_20_de_20_escrever_20_HTML"><text:span text:style-name="T46"/></text:span></text:p>
      <text:p text:style-name="P6">The standard structure of a command line:</text:p>
      <text:p text:style-name="P20"/>
      <text:p text:style-name="P1"><text:span text:style-name="T31"><text:s text:c="8"/></text:span>application full path</text:p>
      <text:p text:style-name="P25"><draw:line text:anchor-type="char" draw:z-index="5" draw:style-name="gr1" draw:text-style-name="P151" svg:x1="1.161in" svg:y1="0.0453in" svg:x2="1.3067in" svg:y2="0.3299in"><text:p/></draw:line></text:p>
      <text:p text:style-name="P1"><text:span text:style-name="T31"><text:s text:c="61"/></text:span>parameter 1</text:p>
      <text:p text:style-name="P17"><draw:line text:anchor-type="char" draw:z-index="6" draw:style-name="gr1" draw:text-style-name="P151" svg:x1="3.0469in" svg:y1="0.0126in" svg:x2="2.9217in" svg:y2="0.3146in"><text:p/></draw:line><draw:custom-shape text:anchor-type="char" draw:z-index="4" draw:style-name="gr2" draw:text-style-name="P152" svg:width="0.2504in" svg:height="2.587in" draw:transform="rotate (-1.5707963267949) translate (2.59236111111111in 0.0881944444444444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7"/>
      <text:p text:style-name="P17"><draw:custom-shape text:anchor-type="char" draw:z-index="1" draw:style-name="gr2" draw:text-style-name="P152" svg:width="0.2504in" svg:height="2.3622in" draw:transform="rotate (1.5707963267949) translate (2.65763888888889in 0.342361111111111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9">/home/enzo/My Project</text:span>/<text:span text:style-name="T29">myapp.exe</text:span> speed 100 --peripheral mouse</text:p>
      <text:p text:style-name="P17"><draw:line text:anchor-type="char" draw:z-index="3" draw:style-name="gr1" draw:text-style-name="P151" svg:x1="0.5917in" svg:y1="0.2874in" svg:x2="0.7169in" svg:y2="0.0374in"><text:p/></draw:line><draw:line text:anchor-type="char" draw:z-index="0" draw:style-name="gr1" draw:text-style-name="P151" svg:x1="2.0917in" svg:y1="0.3102in" svg:x2="2.2169in" svg:y2="0.0602in"><text:p/></draw:line></text:p>
      <text:p text:style-name="P17"><draw:line text:anchor-type="char" draw:z-index="2" draw:style-name="gr1" draw:text-style-name="P151" svg:x1="3.6827in" svg:y1="0.3299in" svg:x2="3.8079in" svg:y2="0.0799in"><text:p/></draw:line></text:p>
      <text:p text:style-name="P1"><text:span text:style-name="T31"><text:s/></text:span>application path <text:s text:c="10"/>application name</text:p>
      <text:p text:style-name="P1"><text:span text:style-name="T31"><text:s text:c="75"/></text:span>parameters</text:p>
      <text:p text:style-name="P29"/>
      <text:p text:style-name="P5"><text:bookmark-start text:name="Members"/>Members:<text:bookmark-end text:name="Members"/></text:p>
      <text:p text:style-name="P29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8"><text:a xlink:type="simple" xlink:href="#getCommandLine"><text:span text:style-name="T61">string getCommandLine()</text:span></text:a></text:p>
            <text:p text:style-name="P30"/>
            <text:p text:style-name="P28"><text:a xlink:type="simple" xlink:href="#getApplicationName"><text:span text:style-name="T61">string getApplicationName()</text:span></text:a></text:p>
            <text:p text:style-name="P28"><text:a xlink:type="simple" xlink:href="#getApplicationPath"><text:span text:style-name="T61">string getApplicationPath()</text:span></text:a></text:p>
            <text:p text:style-name="P28"><text:a xlink:type="simple" xlink:href="#getApplicationLongPath"><text:span text:style-name="T61">string getApplicationFullPath()</text:span></text:a></text:p>
            <text:p text:style-name="Standard"><text:a xlink:type="simple" xlink:href="#getCurrentDirectory"><text:span text:style-name="T22">string getCurrentWorkingDirectory()</text:span></text:a></text:p>
            <text:p text:style-name="P22"/>
            <text:p text:style-name="P28"><text:a xlink:type="simple" xlink:href="#hasParameters"><text:span text:style-name="T61">bool hasParameters()</text:span></text:a></text:p>
            <text:p text:style-name="P28"><text:a xlink:type="simple" xlink:href="#hasParameter"><text:span text:style-name="T61">bool hasParameter( int parameterPosition )</text:span></text:a></text:p>
            <text:p text:style-name="P42"/>
            <text:p text:style-name="P28"><text:a xlink:type="simple" xlink:href="#getParametersNumber"><text:span text:style-name="T61">int getParametersNumber()</text:span></text:a></text:p>
            <text:p text:style-name="P28"><text:a xlink:type="simple" xlink:href="#getAllParameters"><text:span text:style-name="T61">string getAllParameters()</text:span></text:a></text:p>
            <text:p text:style-name="P28"><text:a xlink:type="simple" xlink:href="#getParameter"><text:span text:style-name="T61">string getParameter( int parameterPosition )</text:span></text:a></text:p>
            <text:p text:style-name="P63"><text:a xlink:type="simple" xlink:href="#getParameterAsInteger"><text:span text:style-name="T61">int getParameterAsInteger( int parameterPosition )</text:span></text:a></text:p>
            <text:p text:style-name="P63"><text:a xlink:type="simple" xlink:href="#getParameterAsFloat"><text:span text:style-name="T61">float getParameterAsFloat( int parameterPosition )</text:span></text:a></text:p>
            <text:p text:style-name="P42"/>
            <text:p text:style-name="P28"><text:a xlink:type="simple" xlink:href="#gotoFirstParameter"><text:span text:style-name="T61">gotoFirstParameter()</text:span></text:a></text:p>
            <text:p text:style-name="P28"><text:a xlink:type="simple" xlink:href="#gotoNextParameter"><text:span text:style-name="T61">bool gotoNextParameter()</text:span></text:a></text:p>
            <text:p text:style-name="P28"><text:a xlink:type="simple" xlink:href="#getCurrentPosition"><text:span text:style-name="T61">int getCurrentPosition()</text:span></text:a></text:p>
            <text:p text:style-name="P42"/>
            <text:p text:style-name="P28"><text:soft-page-break/><text:a xlink:type="simple" xlink:href="#getCurrentParameter"><text:span text:style-name="T61">string getCurrentParameter()</text:span></text:a></text:p>
            <text:p text:style-name="P64"><text:a xlink:type="simple" xlink:href="#getCurrentParameterAsInteger"><text:span text:style-name="T61">int getCurrentParameterAsInteger()</text:span></text:a></text:p>
            <text:p text:style-name="P64"><text:a xlink:type="simple" xlink:href="#getCurrentParameterAsFloat"><text:span text:style-name="T61">float getCurrentParameterAsFloat()</text:span></text:a></text:p>
            <text:p text:style-name="P42"/>
            <text:p text:style-name="P28"><text:a xlink:type="simple" xlink:href="#getFirstParameter"><text:span text:style-name="T61">string getFirstParameter()</text:span></text:a></text:p>
            <text:p text:style-name="P65"><text:a xlink:type="simple" xlink:href="#getFirstParameterAsInteger"><text:span text:style-name="T61">int getFirstParameterAsInteger()</text:span></text:a></text:p>
            <text:p text:style-name="P65"><text:a xlink:type="simple" xlink:href="#getFirstParameterAsFloat"><text:span text:style-name="T61">float getFirstParameterAsFloat()</text:span></text:a></text:p>
            <text:p text:style-name="P65"><text:span text:style-name="T61"/></text:p>
            <text:p text:style-name="P28"><text:a xlink:type="simple" xlink:href="#getLastParameter"><text:span text:style-name="T61">string getLastParameter()</text:span></text:a></text:p>
            <text:p text:style-name="P65"><text:a xlink:type="simple" xlink:href="#getLastParameterAsInteger"><text:span text:style-name="T61">int getLastParameterAsInteger()</text:span></text:a></text:p>
            <text:p text:style-name="P65"><text:a xlink:type="simple" xlink:href="#getLastParameterAsFloat"><text:span text:style-name="T61">float getLastParameterAsFloat()</text:span></text:a></text:p>
            <text:p text:style-name="P43"/>
            <text:p text:style-name="P28"><text:a xlink:type="simple" xlink:href="#setOptionPrefix"><text:span text:style-name="T61">setOptionPrefix( string optionPrefix )</text:span></text:a></text:p>
            <text:p text:style-name="P28"><text:a xlink:type="simple" xlink:href="#setOptionPostfix"><text:span text:style-name="T61">setOptionPostfix( string optionPostfix )</text:span></text:a></text:p>
            <text:p text:style-name="P42"/>
            <text:p text:style-name="P28"><text:a xlink:type="simple" xlink:href="#getOptionPrefix"><text:span text:style-name="T61">string getOptionPrefix()</text:span></text:a></text:p>
            <text:p text:style-name="P28"><text:a xlink:type="simple" xlink:href="#getOptionPostfix"><text:span text:style-name="T61">string getOptionPostfix()</text:span></text:a></text:p>
            <text:p text:style-name="P42"/>
            <text:p text:style-name="P28"><text:a xlink:type="simple" xlink:href="#hasOption"><text:span text:style-name="T61">bool hasOption( string option )</text:span></text:a></text:p>
            <text:p text:style-name="P42"/>
            <text:p text:style-name="P28"><text:a xlink:type="simple" xlink:href="#getOptionValue"><text:span text:style-name="T61">string getOptionValue( string option )</text:span></text:a></text:p>
            <text:p text:style-name="P66"><text:a xlink:type="simple" xlink:href="#getOptionValueAsInteger"><text:span text:style-name="T61">int getOptionValueAsInteger( string option )</text:span></text:a></text:p>
            <text:p text:style-name="P66"><text:a xlink:type="simple" xlink:href="#getOptionValueAsFloat"><text:span text:style-name="T61">float getOptionValueAsFloat( string option )</text:span></text:a></text:p>
            <text:p text:style-name="P66"><text:span text:style-name="T61"/></text:p>
            <text:p text:style-name="P28"><text:a xlink:type="simple" xlink:href="#getOptionLongValue"><text:span text:style-name="T61">string getOptionLongValue( string option )</text:span></text:a></text:p>
            <text:p text:style-name="P42"/>
            <text:p text:style-name="P28"><text:a xlink:type="simple" xlink:href="#optionCaseSensitive"><text:span text:style-name="T61">optionCaseSensitive()</text:span></text:a></text:p>
            <text:p text:style-name="P28"><text:a xlink:type="simple" xlink:href="#optionCaseInsensitive"><text:span text:style-name="T61">optionCaseInsensitive()</text:span></text:a></text:p>
            <text:p text:style-name="P28"><text:a xlink:type="simple" xlink:href="#isOptionCaseSensitive"><text:span text:style-name="T61">bool isOptionCaseSensitive()</text:span></text:a></text:p>
          </table:table-cell>
        </table:table-row>
      </table:table>
      <text:p text:style-name="P29"/>
      <text:p text:style-name="P20"><text:bookmark-start text:name="getCommandLine"/><text:span text:style-name="T10">string</text:span><text:span text:style-name="apple-converted-space"><text:span text:style-name="T32"> </text:span></text:span><text:span text:style-name="T10">getCommandLine</text:span><text:span text:style-name="s10"><text:span text:style-name="T15">()</text:span></text:span><text:bookmark-end text:name="getCommandLine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9"><text:span text:style-name="T39">Description:</text:span> Retrieves the command line string for the current process.</text:p>
      <text:p text:style-name="P9"/>
      <text:p text:style-name="P15"><text:span text:style-name="T4">Example:</text:span><text:span text:style-name="T18"><text:line-break/>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35"><text:span text:style-name="Máquina_20_de_20_escrever_20_HTML"><text:span text:style-name="T45">13</text:span></text:span></text:p>
            <text:p text:style-name="P35"><text:span text:style-name="Máquina_20_de_20_escrever_20_HTML"><text:span text:style-name="T45">14</text:span></text:span></text:p>
            <text:p text:style-name="P35"><text:span text:style-name="Máquina_20_de_20_escrever_20_HTML"><text:span text:style-name="T45">15</text:span></text:span></text:p>
            <text:p text:style-name="P35"><text:span text:style-name="Máquina_20_de_20_escrever_20_HTML"><text:span text:style-name="T45">16</text:span></text:span></text:p>
            <text:p text:style-name="P35"><text:span text:style-name="Máquina_20_de_20_escrever_20_HTML"><text:span text:style-name="T45">17</text:span></text:span></text:p>
            <text:p text:style-name="P35"><text:span text:style-name="Máquina_20_de_20_escrever_20_HTML"><text:span text:style-name="T45">18</text:span></text:span></text:p>
            <text:p text:style-name="P35"><text:span text:style-name="Máquina_20_de_20_escrever_20_HTML"><text:span text:style-name="T45">19</text:span></text:span></text:p>
            <text:p text:style-name="P35"><text:span text:style-name="Máquina_20_de_20_escrever_20_HTML"><text:span text:style-name="T45">20</text:span></text:span></text:p>
            <text:p text:style-name="P35"><text:span text:style-name="Máquina_20_de_20_escrever_20_HTML"><text:span text:style-name="T45">21</text:span></text:span></text:p>
            <text:p text:style-name="P35"><text:span text:style-name="Máquina_20_de_20_escrever_20_HTML"><text:span text:style-name="T45">22</text:span></text:span></text:p>
            <text:p text:style-name="P35"><text:span text:style-name="Máquina_20_de_20_escrever_20_HTML"><text:span text:style-name="T45">23</text:span></text:span></text:p>
            <text:p text:style-name="P35"><text:span text:style-name="Máquina_20_de_20_escrever_20_HTML"><text:span text:style-name="T45">24</text:span></text:span></text:p>
            <text:p text:style-name="P35"><text:span text:style-name="Máquina_20_de_20_escrever_20_HTML"><text:span text:style-name="T45">25</text:span></text:span></text:p>
          </table:table-cell>
          <table:table-cell table:style-name="Tabela2.B1" office:value-type="string">
            <text:p text:style-name="P44">#include &lt;CommandLine.h&gt;</text:p>
            <text:p text:style-name="P44"/>
            <text:p text:style-name="P44">#include &lt;windows.h&gt;</text:p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2"> </text:span>std::runtime_error;</text:p>
            <text:p text:style-name="P27"/>
            <text:p text:style-name="P34"><text:span text:style-name="T50">int</text:span> WINAPI WinMain( HINSTANCE hInstance, HINSTANCE hPrevInstance, PSTR szCmdLine, <text:span text:style-name="T50">int</text:span> iCmdShow ) <text:span text:style-name="T40">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8"><text:span text:style-name="T78"><text:s text:c="8"/></text:span><text:span text:style-name="T100">cout</text:span><text:span text:style-name="T78"> </text:span><text:span text:style-name="T102">&lt;&lt;</text:span><text:span text:style-name="T78"> </text:span><text:span text:style-name="T100">commandLine</text:span><text:span text:style-name="T102">.</text:span><text:span text:style-name="T100">getCommandLine</text:span><text:span text:style-name="T102">()</text:span><text:span text:style-name="T78"> </text:span><text:span text:style-name="T102">&lt;&lt;</text:span><text:span text:style-name="T78"> </text:span><text:span text:style-name="T100">endl</text:span><text:span text:style-name="T102">;</text:span></text:p>
            <text:p text:style-name="P48"><text:span text:style-name="T71"><text:s text:c="8"/>return</text:span><text:span text:style-name="T87"> EXIT_SUCCESS;</text:span><text:span text:style-name="T20"><text:line-break/> <text:s text:c="3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4"> 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3" table:style-name="Tabela3">
        <table:table-column table:style-name="Tabela3.A"/>
        <text:soft-page-break/>
        <table:table-row table:style-name="Tabela3.1">
          <table:table-cell table:style-name="Tabela3.A1" office:value-type="string">
            <text:p text:style-name="P28">linux:/home/enzo # ./myapp My first example</text:p>
            <text:p text:style-name="P28">/home/enzo/myapp My first example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P28"/>
      <text:p text:style-name="P20"><text:bookmark-start text:name="getApplicationName"/><text:span text:style-name="T10">string</text:span><text:span text:style-name="apple-converted-space"><text:span text:style-name="T32"> </text:span></text:span><text:span text:style-name="T10">getApplicationName</text:span><text:span text:style-name="s10"><text:span text:style-name="T15">()</text:span></text:span><text:bookmark-end text:name="getApplicationName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9"><text:span text:style-name="T39">Description:</text:span> Retrieves the name of the application for the current process.</text:p>
      <text:p text:style-name="P9"/>
      <text:p text:style-name="P15"><text:span text:style-name="T4">Example:</text:span><text:span text:style-name="T18"><text:line-break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35"><text:span text:style-name="Máquina_20_de_20_escrever_20_HTML"><text:span text:style-name="T45">13</text:span></text:span></text:p>
            <text:p text:style-name="P35"><text:span text:style-name="Máquina_20_de_20_escrever_20_HTML"><text:span text:style-name="T45">14</text:span></text:span></text:p>
            <text:p text:style-name="P35"><text:span text:style-name="Máquina_20_de_20_escrever_20_HTML"><text:span text:style-name="T45">15</text:span></text:span></text:p>
            <text:p text:style-name="P35"><text:span text:style-name="Máquina_20_de_20_escrever_20_HTML"><text:span text:style-name="T45">16</text:span></text:span></text:p>
            <text:p text:style-name="P35"><text:span text:style-name="Máquina_20_de_20_escrever_20_HTML"><text:span text:style-name="T45">17</text:span></text:span></text:p>
            <text:p text:style-name="P35"><text:span text:style-name="Máquina_20_de_20_escrever_20_HTML"><text:span text:style-name="T45">18</text:span></text:span></text:p>
            <text:p text:style-name="P35"><text:span text:style-name="Máquina_20_de_20_escrever_20_HTML"><text:span text:style-name="T45">19</text:span></text:span></text:p>
            <text:p text:style-name="P35"><text:span text:style-name="Máquina_20_de_20_escrever_20_HTML"><text:span text:style-name="T45">20</text:span></text:span></text:p>
            <text:p text:style-name="P35"><text:span text:style-name="Máquina_20_de_20_escrever_20_HTML"><text:span text:style-name="T45">21</text:span></text:span></text:p>
            <text:p text:style-name="P35"><text:span text:style-name="Máquina_20_de_20_escrever_20_HTML"><text:span text:style-name="T45">22</text:span></text:span></text:p>
            <text:p text:style-name="P35"><text:span text:style-name="Máquina_20_de_20_escrever_20_HTML"><text:span text:style-name="T45">23</text:span></text:span></text:p>
          </table:table-cell>
          <table:table-cell table:style-name="Tabela4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 </text:span><text:span text:style-name="T50">int</text:span><text:span text:style-name="T28"> argc, </text:span><text:span text:style-name="T50">char </text:span><text:span text:style-name="T28">*argv</text:span><text:span text:style-name="T15">[] 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8"><text:span text:style-name="T78"><text:s text:c="8"/></text:span><text:span text:style-name="T101">cout</text:span><text:span text:style-name="T79"> </text:span><text:span text:style-name="T101">&lt;&lt;</text:span><text:span text:style-name="T79"> </text:span><text:span text:style-name="T101">commandLine.getApplicationName</text:span><text:span text:style-name="T102">()</text:span><text:span text:style-name="T78"> </text:span><text:span text:style-name="T102">&lt;&lt;</text:span><text:span text:style-name="T78"> </text:span><text:span text:style-name="T100">endl</text:span><text:span text:style-name="T102">;</text:span></text:p>
            <text:p text:style-name="P48"><text:span text:style-name="T71"><text:s text:c="8"/>return</text:span><text:span text:style-name="T87"> EXIT_SUCCESS;</text:span><text:span text:style-name="T20"><text:line-break/> <text:s text:c="3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8">linux:/home/enzo # ./myapp</text:p>
            <text:p text:style-name="P28">myapp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P17"><text:span text:style-name="T10"><text:line-break/></text:span><text:bookmark-start text:name="getApplicationPath"/><text:span text:style-name="T25">string</text:span><text:span text:style-name="apple-converted-space"><text:span text:style-name="T34"> </text:span></text:span><text:span text:style-name="T25">getApplicationPath</text:span><text:span text:style-name="s10"><text:span text:style-name="T16">()</text:span></text:span><text:bookmark-end text:name="getApplicationPath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Standard"><text:span text:style-name="T5">Description:</text:span><text:span text:style-name="T9"> </text:span><text:span text:style-name="T6">Retrieving the application path of the current process, not including the name of the program itself.</text:span><text:span text:style-name="T19"><text:line-break/></text:span></text:p>
      <text:p text:style-name="P15"><text:span text:style-name="T4">Example:</text:span><text:span text:style-name="T18"><text:line-break/>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35"><text:span text:style-name="Máquina_20_de_20_escrever_20_HTML"><text:span text:style-name="T45">13</text:span></text:span></text:p>
            <text:p text:style-name="P35"><text:span text:style-name="Máquina_20_de_20_escrever_20_HTML"><text:span text:style-name="T45">14</text:span></text:span></text:p>
            <text:p text:style-name="P35"><text:span text:style-name="Máquina_20_de_20_escrever_20_HTML"><text:span text:style-name="T45">15</text:span></text:span></text:p>
            <text:p text:style-name="P35"><text:span text:style-name="Máquina_20_de_20_escrever_20_HTML"><text:span text:style-name="T45">16</text:span></text:span></text:p>
            <text:p text:style-name="P35"><text:span text:style-name="Máquina_20_de_20_escrever_20_HTML"><text:span text:style-name="T45">17</text:span></text:span></text:p>
            <text:p text:style-name="P35"><text:soft-page-break/><text:span text:style-name="Máquina_20_de_20_escrever_20_HTML"><text:span text:style-name="T45">18</text:span></text:span></text:p>
            <text:p text:style-name="P35"><text:span text:style-name="Máquina_20_de_20_escrever_20_HTML"><text:span text:style-name="T45">19</text:span></text:span></text:p>
            <text:p text:style-name="P35"><text:span text:style-name="Máquina_20_de_20_escrever_20_HTML"><text:span text:style-name="T45">20</text:span></text:span></text:p>
            <text:p text:style-name="P35"><text:span text:style-name="Máquina_20_de_20_escrever_20_HTML"><text:span text:style-name="T45">21</text:span></text:span></text:p>
            <text:p text:style-name="P35"><text:span text:style-name="Máquina_20_de_20_escrever_20_HTML"><text:span text:style-name="T45">22</text:span></text:span></text:p>
            <text:p text:style-name="P35"><text:span text:style-name="Máquina_20_de_20_escrever_20_HTML"><text:span text:style-name="T45">23</text:span></text:span></text:p>
          </table:table-cell>
          <table:table-cell table:style-name="Tabela6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8"><text:span text:style-name="T78"><text:s text:c="8"/></text:span><text:span text:style-name="T100">cout</text:span><text:span text:style-name="T78"> </text:span><text:span text:style-name="T102">&lt;&lt;</text:span><text:span text:style-name="T78"> </text:span><text:span text:style-name="T100">commandLine</text:span><text:span text:style-name="T102">.</text:span><text:span text:style-name="T100">getApplicationPath</text:span><text:span text:style-name="T102">()</text:span><text:span text:style-name="T78"> </text:span><text:span text:style-name="T102">&lt;&lt;</text:span><text:span text:style-name="T78"> </text:span><text:span text:style-name="T100">endl</text:span><text:span text:style-name="T102">;</text:span></text:p>
            <text:p text:style-name="P48"><text:span text:style-name="T71"><text:s text:c="8"/>return</text:span><text:span text:style-name="T87"> EXIT_SUCCESS;</text:span><text:span text:style-name="T20"><text:line-break/> <text:s text:c="3"/></text:span><text:span text:style-name="T89">}</text:span></text:p>
            <text:p text:style-name="P48"><text:soft-page-break/><text:span text:style-name="T89"><text:s text:c="4"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8">linux:/home/enzo # ./myapp</text:p>
            <text:p text:style-name="P28">/home/enzo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P28"/>
      <text:p text:style-name="P20"><text:bookmark-start text:name="getApplicationLongPath"/><text:span text:style-name="T10">string</text:span><text:span text:style-name="apple-converted-space"><text:span text:style-name="T32"> </text:span></text:span><text:span text:style-name="T10">getApplicationFullPath</text:span><text:span text:style-name="s10"><text:span text:style-name="T15">()</text:span></text:span><text:bookmark-end text:name="getApplicationLongPath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3"><text:span text:style-name="T53">Description:</text:span> <text:span text:style-name="T54">Retrieving the application path of the current process, including the name of the program itself.</text:span></text:p>
      <text:p text:style-name="P28"/>
      <text:p text:style-name="P15"><text:span text:style-name="T4">Example:</text:span><text:span text:style-name="T18"><text:line-break/></text:span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35"><text:span text:style-name="Máquina_20_de_20_escrever_20_HTML"><text:span text:style-name="T45">13</text:span></text:span></text:p>
            <text:p text:style-name="P35"><text:span text:style-name="Máquina_20_de_20_escrever_20_HTML"><text:span text:style-name="T45">14</text:span></text:span></text:p>
            <text:p text:style-name="P35"><text:span text:style-name="Máquina_20_de_20_escrever_20_HTML"><text:span text:style-name="T45">15</text:span></text:span></text:p>
            <text:p text:style-name="P35"><text:span text:style-name="Máquina_20_de_20_escrever_20_HTML"><text:span text:style-name="T45">16</text:span></text:span></text:p>
            <text:p text:style-name="P35"><text:span text:style-name="Máquina_20_de_20_escrever_20_HTML"><text:span text:style-name="T45">17</text:span></text:span></text:p>
            <text:p text:style-name="P35"><text:span text:style-name="Máquina_20_de_20_escrever_20_HTML"><text:span text:style-name="T45">18</text:span></text:span></text:p>
            <text:p text:style-name="P35"><text:span text:style-name="Máquina_20_de_20_escrever_20_HTML"><text:span text:style-name="T45">19</text:span></text:span></text:p>
            <text:p text:style-name="P35"><text:span text:style-name="Máquina_20_de_20_escrever_20_HTML"><text:span text:style-name="T45">20</text:span></text:span></text:p>
            <text:p text:style-name="P35"><text:span text:style-name="Máquina_20_de_20_escrever_20_HTML"><text:span text:style-name="T45">21</text:span></text:span></text:p>
            <text:p text:style-name="P35"><text:span text:style-name="Máquina_20_de_20_escrever_20_HTML"><text:span text:style-name="T45">22</text:span></text:span></text:p>
            <text:p text:style-name="P35"><text:span text:style-name="Máquina_20_de_20_escrever_20_HTML"><text:span text:style-name="T45">23</text:span></text:span></text:p>
          </table:table-cell>
          <table:table-cell table:style-name="Tabela8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9"><text:span text:style-name="T78"><text:s text:c="8"/></text:span><text:span text:style-name="T100">cout</text:span><text:span text:style-name="T78"> </text:span><text:span text:style-name="T102">&lt;&lt;</text:span><text:span text:style-name="T78"> </text:span><text:span text:style-name="T100">commandLine</text:span><text:span text:style-name="T102">.</text:span><text:span text:style-name="T100">getApplicationFullPath</text:span><text:span text:style-name="T102">()</text:span><text:span text:style-name="T78"> </text:span><text:span text:style-name="T102">&lt;&lt;</text:span><text:span text:style-name="T78"> </text:span><text:span text:style-name="T100">endl</text:span><text:span text:style-name="T102">;</text:span></text:p>
            <text:p text:style-name="P48"><text:span text:style-name="T71"><text:s text:c="8"/>return</text:span><text:span text:style-name="T87"> EXIT_SUCCESS;</text:span><text:span text:style-name="T20"><text:line-break/> <text:s text:c="3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8">linux:/home/enzo # ./myapp</text:p>
            <text:p text:style-name="P28">/home/enzo/myapp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P28"/>
      <text:p text:style-name="P17"><text:bookmark-start text:name="getCurrentDirectory"/><text:bookmark-start text:name="getApplicationLongPath1"/><text:span text:style-name="T25">string</text:span><text:span text:style-name="apple-converted-space"><text:span text:style-name="T34"> </text:span></text:span><text:span text:style-name="T25">getCurrentWorkingDirectory</text:span><text:span text:style-name="s10"><text:span text:style-name="T16">()</text:span></text:span><text:bookmark-end text:name="getCurrentDirectory"/><text:bookmark-end text:name="getApplicationLongPath1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3"><text:span text:style-name="T53">Description:</text:span><text:span text:style-name="T54"> Retrieves the current working directory for the current process.</text:span></text:p>
      <text:p text:style-name="P28"/>
      <text:p text:style-name="P15"><text:span text:style-name="T4">Example:</text:span><text:span text:style-name="T18"><text:line-break/></text:span></text:p>
      <table:table table:name="Tabela73" table:style-name="Tabela73">
        <table:table-column table:style-name="Tabela73.A"/>
        <table:table-column table:style-name="Tabela73.B"/>
        <table:table-row table:style-name="Tabela73.1">
          <table:table-cell table:style-name="Tabela73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oft-page-break/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35"><text:span text:style-name="Máquina_20_de_20_escrever_20_HTML"><text:span text:style-name="T45">13</text:span></text:span></text:p>
            <text:p text:style-name="P35"><text:span text:style-name="Máquina_20_de_20_escrever_20_HTML"><text:span text:style-name="T45">14</text:span></text:span></text:p>
            <text:p text:style-name="P35"><text:span text:style-name="Máquina_20_de_20_escrever_20_HTML"><text:span text:style-name="T45">15</text:span></text:span></text:p>
            <text:p text:style-name="P35"><text:span text:style-name="Máquina_20_de_20_escrever_20_HTML"><text:span text:style-name="T45">16</text:span></text:span></text:p>
            <text:p text:style-name="P35"><text:span text:style-name="Máquina_20_de_20_escrever_20_HTML"><text:span text:style-name="T45">17</text:span></text:span></text:p>
            <text:p text:style-name="P35"><text:span text:style-name="Máquina_20_de_20_escrever_20_HTML"><text:span text:style-name="T45">18</text:span></text:span></text:p>
            <text:p text:style-name="P35"><text:span text:style-name="Máquina_20_de_20_escrever_20_HTML"><text:span text:style-name="T45">19</text:span></text:span></text:p>
            <text:p text:style-name="P35"><text:span text:style-name="Máquina_20_de_20_escrever_20_HTML"><text:span text:style-name="T45">20</text:span></text:span></text:p>
            <text:p text:style-name="P35"><text:span text:style-name="Máquina_20_de_20_escrever_20_HTML"><text:span text:style-name="T45">21</text:span></text:span></text:p>
            <text:p text:style-name="P35"><text:span text:style-name="Máquina_20_de_20_escrever_20_HTML"><text:span text:style-name="T45">22</text:span></text:span></text:p>
            <text:p text:style-name="P35"><text:span text:style-name="Máquina_20_de_20_escrever_20_HTML"><text:span text:style-name="T45">23</text:span></text:span></text:p>
            <text:p text:style-name="P35"><text:span text:style-name="Máquina_20_de_20_escrever_20_HTML"><text:span text:style-name="T45">24</text:span></text:span></text:p>
          </table:table-cell>
          <table:table-cell table:style-name="Tabela73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oft-page-break/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24"><text:span text:style-name="T10"><text:s text:c="8"/>cout</text:span><text:span text:style-name="T32"> </text:span><text:span text:style-name="T10">&lt;&lt;</text:span><text:span text:style-name="T32"> </text:span><text:span text:style-name="T10">commandLine.getApplicationPath</text:span><text:span text:style-name="T15">()</text:span><text:span text:style-name="T32"> </text:span><text:span text:style-name="T10">&lt;&lt;</text:span><text:span text:style-name="T32"> </text:span><text:span text:style-name="T10">endl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WorkingDirectory</text:span><text:span text:style-name="T15">()</text:span><text:span text:style-name="T32"> </text:span><text:span text:style-name="T28">&lt;&lt;</text:span><text:span text:style-name="T32"> </text:span><text:span text:style-name="T10">endl</text:span><text:span text:style-name="T15">;</text:span></text:p>
            <text:p text:style-name="P23"><text:span text:style-name="T74"><text:s text:c="8"/>return</text:span><text:span text:style-name="T88"> EXIT_SUCCESS;</text:span></text:p>
            <text:p text:style-name="P48"><text:span text:style-name="T20"><text:s text:c="4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74" table:style-name="Tabela74">
        <table:table-column table:style-name="Tabela74.A"/>
        <table:table-row table:style-name="Tabela74.1">
          <table:table-cell table:style-name="Tabela74.A1" office:value-type="string">
            <text:p text:style-name="P28">linux-hevv:/home/enzo/CommandLine/main # /home/enzo/myapp</text:p>
            <text:p text:style-name="P28">/home/enzo</text:p>
            <text:p text:style-name="P28">/home/enzo/CommandLine/main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P17"><text:span text:style-name="T10"><text:line-break/></text:span><text:bookmark-start text:name="hasParameters"/><text:span text:style-name="s5"><text:span text:style-name="T41">bool</text:span></text:span><text:span text:style-name="apple-converted-space"><text:span text:style-name="T56"> </text:span></text:span><text:span text:style-name="T56">hasParameters</text:span><text:span text:style-name="s10"><text:span text:style-name="T41">()</text:span></text:span><text:bookmark-end text:name="hasParameters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9"><text:span text:style-name="T39">Description:</text:span> Checks if the command line has parameters.</text:p>
      <text:p text:style-name="P9"/>
      <text:p text:style-name="P5">Example:</text:p>
      <text:p text:style-name="P28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  <text:p text:style-name="P41"><text:span text:style-name="Máquina_20_de_20_escrever_20_HTML">26</text:span></text:p>
            <text:p text:style-name="P41"><text:span text:style-name="Máquina_20_de_20_escrever_20_HTML">27</text:span></text:p>
            <text:p text:style-name="P41"><text:span text:style-name="Máquina_20_de_20_escrever_20_HTML">28</text:span></text:p>
          </table:table-cell>
          <table:table-cell table:style-name="Tabela10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16"><text:span text:style-name="T69">using</text:span><text:span text:style-name="T77"> </text:span><text:span text:style-name="T103">std::runtime_error;</text:span><text:span text:style-name="T24"><text:line-break/><text:line-break/></text:span><text:span text:style-name="T68">int</text:span><text:span text:style-name="T76"> </text:span><text:span text:style-name="T94">main</text:span><text:span text:style-name="T95">()</text:span><text:span text:style-name="T104"> </text:span><text:span text:style-name="T95">{</text:span><text:span text:style-name="T24"><text:line-break/></text:span><text:span text:style-name="T83"> <text:s text:c="3"/></text:span><text:span text:style-name="T67">try</text:span><text:span text:style-name="T83"> </text:span><text:span text:style-name="T91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39"><text:span text:style-name="T106"><text:s text:c="8"/></text:span><text:span text:style-name="T64">if</text:span><text:span text:style-name="T89">(</text:span><text:span text:style-name="T107"> </text:span><text:span text:style-name="T85">commandLine</text:span><text:span text:style-name="T89">.</text:span><text:span text:style-name="T85">hasParameters</text:span><text:span text:style-name="T89">()</text:span><text:span text:style-name="T107"> </text:span><text:span text:style-name="T89">) {</text:span><text:span text:style-name="T15"><text:line-break/> <text:s text:c="5"/></text:span><text:span text:style-name="T106"><text:s text:c="6"/></text:span><text:span text:style-name="T85">cout</text:span><text:span text:style-name="T107"> </text:span><text:span text:style-name="T89">&lt;&lt;</text:span><text:span text:style-name="T107"> </text:span><text:span text:style-name="T105">"yes"</text:span><text:span text:style-name="T107"> </text:span><text:span text:style-name="T89">&lt;&lt;</text:span><text:span text:style-name="T107"> </text:span><text:span text:style-name="T85">endl</text:span><text:span text:style-name="T89">;</text:span></text:p>
            <text:p text:style-name="P46"><text:s text:c="8"/>}</text:p>
            <text:p text:style-name="P39"><text:span text:style-name="T89"><text:s text:c="7"/></text:span><text:span text:style-name="T106"><text:s/></text:span><text:span text:style-name="T64">else </text:span><text:span text:style-name="T89">{</text:span><text:span text:style-name="T15"><text:line-break/></text:span><text:span text:style-name="T96"> <text:s text:c="11"/></text:span><text:span text:style-name="T85">cout</text:span><text:span text:style-name="T107"> </text:span><text:span text:style-name="T89">&lt;&lt;</text:span><text:span text:style-name="T107"> </text:span><text:span text:style-name="T105">"no"</text:span><text:span text:style-name="T107"> </text:span><text:span text:style-name="T89">&lt;&lt;</text:span><text:span text:style-name="T107"> </text:span><text:span text:style-name="T85">endl</text:span><text:span text:style-name="T89">;</text:span></text:p>
            <text:p text:style-name="P46"><text:s text:c="8"/>}</text:p>
            <text:p text:style-name="P48"><text:span text:style-name="T71"><text:s text:c="8"/>return</text:span><text:span text:style-name="T87"> EXIT_SUCCESS;</text:span><text:span text:style-name="T20"><text:line-break/> <text:s text:c="3"/></text:span><text:span text:style-name="T89">}</text:span></text:p>
            <text:p text:style-name="P48"><text:span text:style-name="T89"><text:s text:c="4"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16"><text:span text:style-name="T92"><text:s text:c="4"/>}</text:span><text:span text:style-name="T24"><text:line-break/></text:span><text:span text:style-name="T95">}</text:span></text:p>
            <text:p text:style-name="P45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8">linux:/home/enzo # ./myapp parameter1 parameter2 parameter3</text:p>
            <text:p text:style-name="P28"><text:soft-page-break/>yes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P17"><text:span text:style-name="T10"><text:line-break/></text:span><text:bookmark-start text:name="hasParameter"/><text:span text:style-name="s5"><text:span text:style-name="T41">bool</text:span></text:span><text:span text:style-name="apple-converted-space"><text:span text:style-name="T56"> </text:span></text:span><text:span text:style-name="T56">hasParameter</text:span><text:span text:style-name="s10"><text:span text:style-name="T41">(</text:span></text:span><text:span text:style-name="apple-converted-space"><text:span text:style-name="T56"> </text:span></text:span><text:span text:style-name="s5"><text:span text:style-name="T41">int</text:span></text:span><text:span text:style-name="apple-converted-space"><text:span text:style-name="T56"> </text:span></text:span>parameterP<text:span text:style-name="T56">osition</text:span><text:span text:style-name="apple-converted-space"><text:span text:style-name="T56"> </text:span></text:span><text:span text:style-name="s10"><text:span text:style-name="T41">)</text:span></text:span><text:bookmark-end text:name="has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3"><text:span text:style-name="T53">Description:</text:span> <text:span text:style-name="T54">Checks if a specified parameter exists.</text:span></text:p>
      <text:p text:style-name="P28"/>
      <text:p text:style-name="P5">Example:</text:p>
      <text:p text:style-name="P28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  <text:p text:style-name="P41"><text:span text:style-name="Máquina_20_de_20_escrever_20_HTML">26</text:span></text:p>
            <text:p text:style-name="P41"><text:span text:style-name="Máquina_20_de_20_escrever_20_HTML">27</text:span></text:p>
            <text:p text:style-name="P41"><text:span text:style-name="Máquina_20_de_20_escrever_20_HTML">28</text:span></text:p>
          </table:table-cell>
          <table:table-cell table:style-name="Tabela12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3"><text:span text:style-name="T50">using</text:span><text:span text:style-name="T36"> </text:span>std::runtime_error;</text:p>
            <text:p text:style-name="P38"/>
            <text:p text:style-name="P23"><text:span text:style-name="T50">int</text:span><text:span text:style-name="T32"> </text:span><text:span text:style-name="T10">main</text:span><text:span text:style-name="T15">() {</text:span></text:p>
            <text:p text:style-name="P32"><text:span text:style-name="T80"><text:s text:c="4"/></text:span><text:span text:style-name="T63">try</text:span><text:span text:style-name="T80"> </text:span><text:span text:style-name="T108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39"><text:span text:style-name="T106"><text:s text:c="8"/></text:span><text:span text:style-name="T64">if</text:span><text:span text:style-name="T89">(</text:span><text:span text:style-name="T107"> </text:span><text:span text:style-name="T85">commandLine</text:span><text:span text:style-name="T89">.</text:span><text:span text:style-name="T85">hasParameter</text:span><text:span text:style-name="T89">( </text:span><text:span text:style-name="T86">2</text:span><text:span text:style-name="T89"> )</text:span><text:span text:style-name="T107"> </text:span><text:span text:style-name="T89">) {</text:span><text:span text:style-name="T15"><text:line-break/> <text:s text:c="5"/></text:span><text:span text:style-name="T106"><text:s text:c="6"/></text:span><text:span text:style-name="T85">cout</text:span><text:span text:style-name="T107"> </text:span><text:span text:style-name="T89">&lt;&lt;</text:span><text:span text:style-name="T107"> </text:span><text:span text:style-name="T105">"yes"</text:span><text:span text:style-name="T107"> </text:span><text:span text:style-name="T89">&lt;&lt;</text:span><text:span text:style-name="T107"> </text:span><text:span text:style-name="T85">endl</text:span><text:span text:style-name="T89">;</text:span></text:p>
            <text:p text:style-name="P46"><text:s text:c="8"/>}</text:p>
            <text:p text:style-name="P39"><text:span text:style-name="T89"><text:s text:c="7"/></text:span><text:span text:style-name="T106"><text:s/></text:span><text:span text:style-name="T64">else </text:span><text:span text:style-name="T89">{</text:span><text:span text:style-name="T15"><text:line-break/></text:span><text:span text:style-name="T96"> <text:s text:c="11"/></text:span><text:span text:style-name="T85">cout</text:span><text:span text:style-name="T107"> </text:span><text:span text:style-name="T89">&lt;&lt;</text:span><text:span text:style-name="T107"> </text:span><text:span text:style-name="T105">"no"</text:span><text:span text:style-name="T107"> </text:span><text:span text:style-name="T89">&lt;&lt;</text:span><text:span text:style-name="T107"> </text:span><text:span text:style-name="T85">endl</text:span><text:span text:style-name="T89">;</text:span></text:p>
            <text:p text:style-name="P46"><text:s text:c="8"/>}</text:p>
            <text:p text:style-name="P46"><text:span text:style-name="T52"><text:s text:c="8"/>return</text:span><text:span text:style-name="T111"> EXIT_SUCCESS;</text:span></text:p>
            <text:p text:style-name="P48"><text:span text:style-name="T20"><text:s text:c="4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31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28">linux:/home/enzo # ./myapp How To Pass Parameters To Main() And Use Them</text:p>
            <text:p text:style-name="P28">yes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P17"><text:span text:style-name="T10"><text:line-break/></text:span><text:bookmark-start text:name="getParametersNumber"/><text:span text:style-name="s10"><text:span text:style-name="T57">int get</text:span></text:span><text:span text:style-name="T56">Parameters</text:span><text:span text:style-name="s10"><text:span text:style-name="T57">Number()</text:span></text:span><text:bookmark-end text:name="getParametersNumb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5"><text:span text:style-name="T4">Description:</text:span><text:span text:style-name="T9"> Returns the total number of parameters on the command line for the current process, not including the name of the program itself.</text:span><text:span text:style-name="T18"><text:line-break/></text:span></text:p>
      <text:p text:style-name="P5">Example:</text:p>
      <text:p text:style-name="P28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41"><text:soft-page-break/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</table:table-cell>
          <table:table-cell table:style-name="Tabela14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18"><text:soft-page-break/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ParametersNumb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46"><text:span text:style-name="T52"><text:s text:c="8"/>return</text:span><text:span text:style-name="T111"> EXIT_SUCCESS;</text:span></text:p>
            <text:p text:style-name="P48"><text:span text:style-name="T20"><text:s text:c="4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8">linux:/home/enzo # ./myapp The C++ Programming Language</text:p>
            <text:p text:style-name="P28">4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P28"/>
      <text:p text:style-name="P20"><text:bookmark-start text:name="getAllParameters"/><text:span text:style-name="T10">string</text:span><text:span text:style-name="apple-converted-space"><text:span text:style-name="T32"> </text:span></text:span><text:span text:style-name="T10">getAllParameters</text:span><text:span text:style-name="s10"><text:span text:style-name="T15">()</text:span></text:span><text:bookmark-end text:name="getAllParameters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3"><text:span text:style-name="T53">Description:</text:span> <text:span text:style-name="T54">Retrieves all the parameters on the command line for the current process.</text:span></text:p>
      <text:p text:style-name="P28"/>
      <text:p text:style-name="P5">Example:</text:p>
      <text:p text:style-name="P28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</table:table-cell>
          <table:table-cell table:style-name="Tabela16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24"><text:span text:style-name="T33"><text:s text:c="8"/></text:span><text:span text:style-name="T26">cout</text:span><text:span text:style-name="T33"> </text:span><text:span text:style-name="T26">&lt;&lt;</text:span><text:span text:style-name="T33"> </text:span><text:span text:style-name="T26">commandLine.getAllParameters</text:span><text:span text:style-name="T17">()</text:span><text:span text:style-name="T33"> </text:span><text:span text:style-name="T26">&lt;&lt;</text:span><text:span text:style-name="T33"> </text:span><text:span text:style-name="T26">endl;</text:span></text:p>
            <text:p text:style-name="P46"><text:span text:style-name="T52"><text:s text:c="8"/>return</text:span><text:span text:style-name="T111"> EXIT_SUCCESS;</text:span></text:p>
            <text:p text:style-name="P48"><text:span text:style-name="T20"><text:s text:c="4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28">linux:/home/enzo # ./myapp High thoughts must have high language</text:p>
            <text:p text:style-name="P28">High thoughts must have high language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P28"/>
      <text:p text:style-name="P17"><text:bookmark-start text:name="getParameter"/><text:span text:style-name="T56">string</text:span><text:span text:style-name="apple-converted-space"><text:span text:style-name="T56"> </text:span></text:span><text:span text:style-name="T56">getParameter</text:span><text:span text:style-name="s10"><text:span text:style-name="T41">(</text:span></text:span><text:span text:style-name="apple-converted-space"><text:span text:style-name="T56"> </text:span></text:span><text:span text:style-name="s5"><text:span text:style-name="T41">int</text:span></text:span><text:span text:style-name="apple-converted-space"><text:span text:style-name="T56"> </text:span></text:span>parameterP<text:span text:style-name="T56">osition</text:span><text:span text:style-name="apple-converted-space"><text:span text:style-name="T56"> </text:span></text:span><text:span text:style-name="s10"><text:span text:style-name="T41">)</text:span></text:span><text:bookmark-end text:name="get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3"><text:span text:style-name="T53">Description:</text:span> <text:span text:style-name="T54">Retrieves the parameter of the specified parameter position on the command line for the current process.</text:span></text:p>
      <text:p text:style-name="P28"/>
      <text:p text:style-name="P5">Example:</text:p>
      <text:p text:style-name="P28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oft-page-break/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</table:table-cell>
          <table:table-cell table:style-name="Tabela18.B1" office:value-type="string">
            <text:p text:style-name="P44">#include &lt;CommandLine.h&gt;</text:p>
            <text:p text:style-name="P44"/>
            <text:p text:style-name="P44">#include &lt;iostream&gt;</text:p>
            <text:p text:style-name="P44"><text:soft-page-break/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24"><text:span text:style-name="T33"><text:s text:c="8"/></text:span><text:span text:style-name="T26">cout</text:span><text:span text:style-name="T33"> </text:span><text:span text:style-name="T17">&lt;&lt;</text:span><text:span text:style-name="T33"> </text:span><text:span text:style-name="T26">commandLine</text:span><text:span text:style-name="T17">.</text:span><text:span text:style-name="T26">getParameter</text:span><text:span text:style-name="T17">( </text:span><text:span text:style-name="T26">2</text:span><text:span text:style-name="T17"> )</text:span><text:span text:style-name="T33"> </text:span><text:span text:style-name="T17">&lt;&lt;</text:span><text:span text:style-name="T33"> </text:span><text:span text:style-name="T26">endl</text:span><text:span text:style-name="T17">;</text:span></text:p>
            <text:p text:style-name="P46"><text:span text:style-name="T52"><text:s text:c="8"/>return</text:span><text:span text:style-name="T111"> EXIT_SUCCESS;</text:span></text:p>
            <text:p text:style-name="P48"><text:span text:style-name="T20"><text:s text:c="4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28">linux:/home/enzo # ./myapp C++ evolved from C</text:p>
            <text:p text:style-name="P28">evolved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P67"/>
      <text:p text:style-name="P141"><text:bookmark-start text:name="getParameterAsInteger"/><text:span text:style-name="s5"><text:span text:style-name="T43">int</text:span></text:span><text:span text:style-name="apple-converted-space"><text:span text:style-name="T44"> </text:span></text:span><text:span text:style-name="T44">getParameterAsInteger</text:span><text:span text:style-name="s10"><text:span text:style-name="T43">(</text:span></text:span><text:span text:style-name="apple-converted-space"><text:span text:style-name="T44"> </text:span></text:span><text:span text:style-name="s5"><text:span text:style-name="T43">int</text:span></text:span><text:span text:style-name="apple-converted-space"><text:span text:style-name="T44"> </text:span></text:span><text:span text:style-name="T42">parameterP</text:span><text:span text:style-name="T44">osition</text:span><text:span text:style-name="apple-converted-space"><text:span text:style-name="T44"> </text:span></text:span><text:span text:style-name="s10"><text:span text:style-name="T43">)</text:span></text:span><text:bookmark-end text:name="getParameterAsInteger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55"><text:span text:style-name="T53">Description:</text:span> <text:span text:style-name="T54">Retrieves the parameter of the specified parameter position on the command line as integer for the current process.</text:span></text:p>
      <text:p text:style-name="P69"/>
      <text:p text:style-name="P89"><text:span text:style-name="T4">Example:</text:span><text:span text:style-name="T18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4"><text:span text:style-name="Máquina_20_de_20_escrever_20_HTML"><text:span text:style-name="T45">1</text:span></text:span></text:p>
            <text:p text:style-name="P94"><text:span text:style-name="Máquina_20_de_20_escrever_20_HTML"><text:span text:style-name="T45">2</text:span></text:span></text:p>
            <text:p text:style-name="P94"><text:span text:style-name="Máquina_20_de_20_escrever_20_HTML"><text:span text:style-name="T45">3</text:span></text:span></text:p>
            <text:p text:style-name="P94"><text:span text:style-name="Máquina_20_de_20_escrever_20_HTML"><text:span text:style-name="T45">4</text:span></text:span></text:p>
            <text:p text:style-name="P94"><text:span text:style-name="Máquina_20_de_20_escrever_20_HTML"><text:span text:style-name="T45">5</text:span></text:span></text:p>
            <text:p text:style-name="P94"><text:span text:style-name="Máquina_20_de_20_escrever_20_HTML"><text:span text:style-name="T45">6</text:span></text:span></text:p>
            <text:p text:style-name="P94"><text:span text:style-name="Máquina_20_de_20_escrever_20_HTML"><text:span text:style-name="T45">7</text:span></text:span></text:p>
            <text:p text:style-name="P94"><text:span text:style-name="Máquina_20_de_20_escrever_20_HTML"><text:span text:style-name="T45">8</text:span></text:span></text:p>
            <text:p text:style-name="P94"><text:span text:style-name="Máquina_20_de_20_escrever_20_HTML"><text:span text:style-name="T45">9</text:span></text:span></text:p>
            <text:p text:style-name="P94"><text:span text:style-name="Máquina_20_de_20_escrever_20_HTML"><text:span text:style-name="T45">10</text:span></text:span></text:p>
            <text:p text:style-name="P94"><text:span text:style-name="Máquina_20_de_20_escrever_20_HTML"><text:span text:style-name="T45">11</text:span></text:span></text:p>
            <text:p text:style-name="P94"><text:span text:style-name="Máquina_20_de_20_escrever_20_HTML"><text:span text:style-name="T45">12</text:span></text:span></text:p>
            <text:p text:style-name="P94"><text:span text:style-name="Máquina_20_de_20_escrever_20_HTML"><text:span text:style-name="T45">13</text:span></text:span></text:p>
            <text:p text:style-name="P94"><text:span text:style-name="Máquina_20_de_20_escrever_20_HTML"><text:span text:style-name="T45">14</text:span></text:span></text:p>
            <text:p text:style-name="P94"><text:span text:style-name="Máquina_20_de_20_escrever_20_HTML"><text:span text:style-name="T45">15</text:span></text:span></text:p>
            <text:p text:style-name="P94"><text:span text:style-name="Máquina_20_de_20_escrever_20_HTML"><text:span text:style-name="T45">16</text:span></text:span></text:p>
            <text:p text:style-name="P94"><text:span text:style-name="Máquina_20_de_20_escrever_20_HTML"><text:span text:style-name="T45">17</text:span></text:span></text:p>
            <text:p text:style-name="P94"><text:span text:style-name="Máquina_20_de_20_escrever_20_HTML"><text:span text:style-name="T45">18</text:span></text:span></text:p>
            <text:p text:style-name="P94"><text:span text:style-name="Máquina_20_de_20_escrever_20_HTML"><text:span text:style-name="T45">19</text:span></text:span></text:p>
            <text:p text:style-name="P94"><text:span text:style-name="Máquina_20_de_20_escrever_20_HTML"><text:span text:style-name="T45">20</text:span></text:span></text:p>
            <text:p text:style-name="P94"><text:span text:style-name="Máquina_20_de_20_escrever_20_HTML"><text:span text:style-name="T45">21</text:span></text:span></text:p>
            <text:p text:style-name="P94"><text:span text:style-name="Máquina_20_de_20_escrever_20_HTML"><text:span text:style-name="T45">22</text:span></text:span></text:p>
          </table:table-cell>
          <table:table-cell table:style-name="Table1.B1" office:value-type="string">
            <text:p text:style-name="P99">#include &lt;CommandLine.h&gt;</text:p>
            <text:p text:style-name="P99"/>
            <text:p text:style-name="P99">#include &lt;iostream&gt;</text:p>
            <text:p text:style-name="P99">#include &lt;cstdlib&gt;</text:p>
            <text:p text:style-name="P99">#include &lt;stdexcept&gt;</text:p>
            <text:p text:style-name="P104"/>
            <text:p text:style-name="P110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10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74"><text:span text:style-name="T50">using</text:span><text:span text:style-name="T32"> </text:span>std::string;</text:p>
            <text:p text:style-name="P74"><text:span text:style-name="T50">using</text:span><text:span text:style-name="T36"> </text:span>std::runtime_error;</text:p>
            <text:p text:style-name="P104"/>
            <text:p text:style-name="P110"><text:span text:style-name="T50">int</text:span><text:span text:style-name="T32"> </text:span><text:span text:style-name="T10">main</text:span><text:span text:style-name="T15">() {</text:span></text:p>
            <text:p text:style-name="P110"><text:span text:style-name="T82"><text:s text:c="4"/></text:span><text:span text:style-name="T66">try</text:span><text:span text:style-name="T82"> </text:span><text:span text:style-name="T90">{</text:span></text:p>
            <text:p text:style-name="P110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20"><text:span text:style-name="T33"><text:s text:c="8"/></text:span><text:span text:style-name="T26">cout</text:span><text:span text:style-name="T33"> </text:span><text:span text:style-name="T26">&lt;&lt;</text:span><text:span text:style-name="T33"> </text:span><text:span text:style-name="T26">commandLine.getParameterAsInteger</text:span><text:span text:style-name="T17">(</text:span><text:span text:style-name="T26"> 2</text:span><text:span text:style-name="T33"> </text:span><text:span text:style-name="T17">)</text:span><text:span text:style-name="T33"> </text:span><text:span text:style-name="T26">&lt;&lt;</text:span><text:span text:style-name="T33"> </text:span><text:span text:style-name="T26">endl</text:span><text:span text:style-name="T17">;</text:span></text:p>
            <text:p text:style-name="P121"><text:span text:style-name="T52"><text:s text:c="8"/>return</text:span><text:span text:style-name="T111"> EXIT_SUCCESS;</text:span></text:p>
            <text:p text:style-name="P126"><text:span text:style-name="T20"><text:s text:c="4"/></text:span><text:span text:style-name="T89">}</text:span><text:span text:style-name="T81"> 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126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131"><text:span text:style-name="T70"><text:s text:c="8"/>return</text:span><text:span text:style-name="T89"> </text:span><text:span text:style-name="T84">EXIT_FAILURE;</text:span></text:p>
            <text:p text:style-name="P121"><text:s text:c="4"/>}</text:p>
            <text:p text:style-name="P79">}</text:p>
            <text:p text:style-name="P79"/>
          </table:table-cell>
        </table:table-row>
      </table:table>
      <text:p text:style-name="P141"><text:span text:style-name="Máquina_20_de_20_escrever_20_HTML"><text:span text:style-name="T19"/></text:span></text:p>
      <text:p text:style-name="P57">Output:</text:p>
      <text:p text:style-name="P6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9">linux:/home/enzo # ./myapp --price 1.99</text:p>
            <text:p text:style-name="P69">1</text:p>
          </table:table-cell>
        </table:table-row>
      </table:table>
      <text:p text:style-name="P86"><text:span text:style-name="Máquina_20_de_20_escrever_20_HTML"><text:span text:style-name="T46">_____________________________________________________________________</text:span></text:span></text:p>
      <text:p text:style-name="P69"/>
      <text:p text:style-name="P141"><text:bookmark-start text:name="getParameterAsFloat"/><text:soft-page-break/><text:span text:style-name="s5"><text:span text:style-name="T43">float</text:span></text:span><text:span text:style-name="apple-converted-space"><text:span text:style-name="T44"> </text:span></text:span><text:span text:style-name="T44">getParameterAsFloat</text:span><text:span text:style-name="s10"><text:span text:style-name="T43">(</text:span></text:span><text:span text:style-name="apple-converted-space"><text:span text:style-name="T44"> </text:span></text:span><text:span text:style-name="s5"><text:span text:style-name="T43">int</text:span></text:span><text:span text:style-name="apple-converted-space"><text:span text:style-name="T44"> </text:span></text:span><text:span text:style-name="T42">parameterP</text:span><text:span text:style-name="T44">osition</text:span><text:span text:style-name="apple-converted-space"><text:span text:style-name="T44"> </text:span></text:span><text:span text:style-name="s10"><text:span text:style-name="T43">)</text:span></text:span><text:bookmark-end text:name="getParameterAsFloat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55"><text:span text:style-name="T53">Description:</text:span> <text:span text:style-name="T54">Retrieves the parameter of the specified parameter position on the command line as float for the current process.</text:span></text:p>
      <text:p text:style-name="P57"/>
      <text:p text:style-name="P89"><text:span text:style-name="T4">Example:</text:span><text:span text:style-name="T18"><text:line-break/></text:span></text:p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94"><text:span text:style-name="Máquina_20_de_20_escrever_20_HTML"><text:span text:style-name="T45">1</text:span></text:span></text:p>
            <text:p text:style-name="P94"><text:span text:style-name="Máquina_20_de_20_escrever_20_HTML"><text:span text:style-name="T45">2</text:span></text:span></text:p>
            <text:p text:style-name="P94"><text:span text:style-name="Máquina_20_de_20_escrever_20_HTML"><text:span text:style-name="T45">3</text:span></text:span></text:p>
            <text:p text:style-name="P94"><text:span text:style-name="Máquina_20_de_20_escrever_20_HTML"><text:span text:style-name="T45">4</text:span></text:span></text:p>
            <text:p text:style-name="P94"><text:span text:style-name="Máquina_20_de_20_escrever_20_HTML"><text:span text:style-name="T45">5</text:span></text:span></text:p>
            <text:p text:style-name="P94"><text:span text:style-name="Máquina_20_de_20_escrever_20_HTML"><text:span text:style-name="T45">6</text:span></text:span></text:p>
            <text:p text:style-name="P94"><text:span text:style-name="Máquina_20_de_20_escrever_20_HTML"><text:span text:style-name="T45">7</text:span></text:span></text:p>
            <text:p text:style-name="P94"><text:span text:style-name="Máquina_20_de_20_escrever_20_HTML"><text:span text:style-name="T45">8</text:span></text:span></text:p>
            <text:p text:style-name="P94"><text:span text:style-name="Máquina_20_de_20_escrever_20_HTML"><text:span text:style-name="T45">9</text:span></text:span></text:p>
            <text:p text:style-name="P94"><text:span text:style-name="Máquina_20_de_20_escrever_20_HTML"><text:span text:style-name="T45">10</text:span></text:span></text:p>
            <text:p text:style-name="P94"><text:span text:style-name="Máquina_20_de_20_escrever_20_HTML"><text:span text:style-name="T45">11</text:span></text:span></text:p>
            <text:p text:style-name="P94"><text:span text:style-name="Máquina_20_de_20_escrever_20_HTML"><text:span text:style-name="T45">12</text:span></text:span></text:p>
            <text:p text:style-name="P136"><text:span text:style-name="Máquina_20_de_20_escrever_20_HTML">13</text:span></text:p>
            <text:p text:style-name="P136"><text:span text:style-name="Máquina_20_de_20_escrever_20_HTML">14</text:span></text:p>
            <text:p text:style-name="P136"><text:span text:style-name="Máquina_20_de_20_escrever_20_HTML">15</text:span></text:p>
            <text:p text:style-name="P136"><text:span text:style-name="Máquina_20_de_20_escrever_20_HTML">16</text:span></text:p>
            <text:p text:style-name="P136"><text:span text:style-name="Máquina_20_de_20_escrever_20_HTML">17</text:span></text:p>
            <text:p text:style-name="P136"><text:span text:style-name="Máquina_20_de_20_escrever_20_HTML">18</text:span></text:p>
            <text:p text:style-name="P136"><text:span text:style-name="Máquina_20_de_20_escrever_20_HTML">19</text:span></text:p>
            <text:p text:style-name="P136"><text:span text:style-name="Máquina_20_de_20_escrever_20_HTML">20</text:span></text:p>
            <text:p text:style-name="P136"><text:span text:style-name="Máquina_20_de_20_escrever_20_HTML">21</text:span></text:p>
            <text:p text:style-name="P136"><text:span text:style-name="Máquina_20_de_20_escrever_20_HTML">22</text:span></text:p>
          </table:table-cell>
          <table:table-cell table:style-name="Tabela22.B1" office:value-type="string">
            <text:p text:style-name="P99">#include &lt;CommandLine.h&gt;</text:p>
            <text:p text:style-name="P99"/>
            <text:p text:style-name="P99">#include &lt;iostream&gt;</text:p>
            <text:p text:style-name="P99">#include &lt;cstdlib&gt;</text:p>
            <text:p text:style-name="P99">#include &lt;stdexcept&gt;</text:p>
            <text:p text:style-name="P104"/>
            <text:p text:style-name="P110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10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74"><text:span text:style-name="T50">using</text:span><text:span text:style-name="T32"> </text:span>std::string;</text:p>
            <text:p text:style-name="P74"><text:span text:style-name="T50">using</text:span><text:span text:style-name="T36"> </text:span>std::runtime_error;</text:p>
            <text:p text:style-name="P104"/>
            <text:p text:style-name="P110"><text:span text:style-name="T50">int</text:span><text:span text:style-name="T32"> </text:span><text:span text:style-name="T10">main</text:span><text:span text:style-name="T15">() {</text:span></text:p>
            <text:p text:style-name="P110"><text:span text:style-name="T82"><text:s text:c="4"/></text:span><text:span text:style-name="T66">try</text:span><text:span text:style-name="T82"> </text:span><text:span text:style-name="T90">{</text:span></text:p>
            <text:p text:style-name="P110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20"><text:span text:style-name="T33"><text:s text:c="8"/></text:span><text:span text:style-name="T26">cout</text:span><text:span text:style-name="T33"> </text:span><text:span text:style-name="T26">&lt;&lt;</text:span><text:span text:style-name="T33"> </text:span><text:span text:style-name="T26">commandLine.getParameterAsFloat</text:span><text:span text:style-name="T17">(</text:span><text:span text:style-name="T26"> 2</text:span><text:span text:style-name="T33"> </text:span><text:span text:style-name="T17">)</text:span><text:span text:style-name="T33"> </text:span><text:span text:style-name="T26">&lt;&lt;</text:span><text:span text:style-name="T33"> </text:span><text:span text:style-name="T26">endl</text:span><text:span text:style-name="T17">;</text:span></text:p>
            <text:p text:style-name="P121"><text:span text:style-name="T52"><text:s text:c="8"/>return</text:span><text:span text:style-name="T111"> EXIT_SUCCESS;</text:span></text:p>
            <text:p text:style-name="P126"><text:span text:style-name="T20"><text:s text:c="4"/></text:span><text:span text:style-name="T89">}</text:span><text:span text:style-name="T81"> 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126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131"><text:span text:style-name="T70"><text:s text:c="8"/>return</text:span><text:span text:style-name="T89"> </text:span><text:span text:style-name="T84">EXIT_FAILURE;</text:span></text:p>
            <text:p text:style-name="P121"><text:s text:c="4"/>}</text:p>
            <text:p text:style-name="P79">}</text:p>
            <text:p text:style-name="P79"/>
          </table:table-cell>
        </table:table-row>
      </table:table>
      <text:p text:style-name="P141"><text:span text:style-name="Máquina_20_de_20_escrever_20_HTML"><text:span text:style-name="T19"/></text:span></text:p>
      <text:p text:style-name="P57">Output:</text:p>
      <text:p text:style-name="P69"/>
      <table:table table:name="Tabela23" table:style-name="Tabela23">
        <table:table-column table:style-name="Tabela23.A"/>
        <table:table-row table:style-name="Tabela23.1">
          <table:table-cell table:style-name="Tabela23.A1" office:value-type="string">
            <text:p text:style-name="P69">linux:/home/enzo # ./myapp --price 1.99</text:p>
            <text:p text:style-name="P69">1.99</text:p>
          </table:table-cell>
        </table:table-row>
      </table:table>
      <text:p text:style-name="P68"><text:span text:style-name="Máquina_20_de_20_escrever_20_HTML"><text:span text:style-name="T46">_____________________________________________________________________</text:span></text:span></text:p>
      <text:p text:style-name="P29"/>
      <text:p text:style-name="P29"><text:bookmark-start text:name="gotoFirstParameter"/>gotoFirstParameter<text:span text:style-name="s10"><text:span text:style-name="T40">()</text:span></text:span><text:bookmark-end text:name="gotoFirstParameter"/><text:span text:style-name="s10"><text:span text:style-name="T30"> </text:span></text:span><text:a xlink:type="simple" xlink:href="#Members"><text:span text:style-name="s10"><text:span text:style-name="T62"></text:span></text:span></text:a></text:p>
      <text:p text:style-name="P13"><text:span text:style-name="T53">Description:</text:span> <text:span text:style-name="T54">Points to the first parameter on the command line for the current process.</text:span></text:p>
      <text:p text:style-name="Standard"><text:span text:style-name="s2"><text:span text:style-name="T58"/></text:span></text:p>
      <text:p text:style-name="P15"><text:span text:style-name="T4">Example:</text:span><text:span text:style-name="T18"><text:line-break/></text:span></text:p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35"><text:span text:style-name="Máquina_20_de_20_escrever_20_HTML"><text:span text:style-name="T45">14</text:span></text:span></text:p>
            <text:p text:style-name="P35"><text:span text:style-name="Máquina_20_de_20_escrever_20_HTML"><text:span text:style-name="T45">15</text:span></text:span></text:p>
            <text:p text:style-name="P35"><text:span text:style-name="Máquina_20_de_20_escrever_20_HTML"><text:span text:style-name="T45">16</text:span></text:span></text:p>
            <text:p text:style-name="P35"><text:span text:style-name="Máquina_20_de_20_escrever_20_HTML"><text:span text:style-name="T45">17</text:span></text:span></text:p>
            <text:p text:style-name="P35"><text:span text:style-name="Máquina_20_de_20_escrever_20_HTML"><text:span text:style-name="T45">18</text:span></text:span></text:p>
            <text:p text:style-name="P35"><text:span text:style-name="Máquina_20_de_20_escrever_20_HTML"><text:span text:style-name="T45">19</text:span></text:span></text:p>
            <text:p text:style-name="P35"><text:span text:style-name="Máquina_20_de_20_escrever_20_HTML"><text:span text:style-name="T45">20</text:span></text:span></text:p>
            <text:p text:style-name="P35"><text:span text:style-name="Máquina_20_de_20_escrever_20_HTML"><text:span text:style-name="T45">21</text:span></text:span></text:p>
            <text:p text:style-name="P35"><text:span text:style-name="Máquina_20_de_20_escrever_20_HTML"><text:span text:style-name="T45">22</text:span></text:span></text:p>
            <text:p text:style-name="P35"><text:soft-page-break/><text:span text:style-name="Máquina_20_de_20_escrever_20_HTML"><text:span text:style-name="T45">23</text:span></text:span></text:p>
            <text:p text:style-name="P35"><text:span text:style-name="Máquina_20_de_20_escrever_20_HTML"><text:span text:style-name="T45">24</text:span></text:span></text:p>
            <text:p text:style-name="P35"><text:span text:style-name="Máquina_20_de_20_escrever_20_HTML"><text:span text:style-name="T45">25</text:span></text:span></text:p>
            <text:p text:style-name="P35"><text:span text:style-name="Máquina_20_de_20_escrever_20_HTML"><text:span text:style-name="T45">26</text:span></text:span></text:p>
          </table:table-cell>
          <table:table-cell table:style-name="Tabela24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 text:c="8"/><text:span text:style-name="T10">commandLine</text:span><text:span text:style-name="T15">.</text:span><text:span text:style-name="T10">gotoNextParameter</text:span><text:span text:style-name="T15">();</text:span></text:p>
            <text:p text:style-name="P18"><text:s text:c="8"/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18"><text:span text:style-name="T26"><text:s text:c="8"/></text:span><text:span text:style-name="T10">commandLine</text:span><text:span text:style-name="T15">.</text:span><text:span text:style-name="T10">gotoFirstParameter</text:span><text:span text:style-name="T15">();</text:span></text:p>
            <text:p text:style-name="P24"><text:span text:style-name="T17"><text:s text:c="8"/></text:span><text:span text:style-name="T26">cout</text:span><text:span text:style-name="T33"> </text:span><text:span text:style-name="T26">&lt;&lt;</text:span><text:span text:style-name="T33"> </text:span><text:span text:style-name="T26">commandLine.getCurrentParameter</text:span><text:span text:style-name="T17">()</text:span><text:span text:style-name="T33"> </text:span><text:span text:style-name="T26">&lt;&lt;</text:span><text:span text:style-name="T33"> </text:span><text:span text:style-name="T26">endl;</text:span></text:p>
            <text:p text:style-name="P46"><text:span text:style-name="T52"><text:s text:c="8"/>return</text:span><text:span text:style-name="T111"> EXIT_SUCCESS;</text:span></text:p>
            <text:p text:style-name="P48"><text:span text:style-name="T20"><text:s text:c="4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oft-page-break/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25" table:style-name="Tabela25">
        <table:table-column table:style-name="Tabela25.A"/>
        <table:table-row table:style-name="Tabela25.1">
          <table:table-cell table:style-name="Tabela25.A1" office:value-type="string">
            <text:p text:style-name="P28">linux:/home/enzo # ./myapp Principles and Practice using C++</text:p>
            <text:p text:style-name="P28">and</text:p>
            <text:p text:style-name="P28">Principles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Standard"><text:span text:style-name="s2"><text:span text:style-name="T58"/></text:span></text:p>
      <text:p text:style-name="Standard"><text:bookmark-start text:name="gotoNextParameter"/><text:span text:style-name="s5"><text:span text:style-name="T43">bool</text:span></text:span><text:span text:style-name="apple-converted-space"><text:span text:style-name="T44"> </text:span></text:span><text:span text:style-name="T44">gotoNextParameter</text:span><text:span text:style-name="s10"><text:span text:style-name="T43">()</text:span></text:span><text:bookmark-end text:name="gotoNextParameter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13"><text:span text:style-name="T53">Description:</text:span> <text:span text:style-name="T54">Points to the next parameter on the command line for the current process. Returns false if is at the last parameter.</text:span></text:p>
      <text:p text:style-name="Standard"><text:span text:style-name="s10"><text:span text:style-name="T21"/></text:span></text:p>
      <text:p text:style-name="P15"><text:span text:style-name="T4">Example:</text:span><text:span text:style-name="T18"><text:line-break/></text:span></text:p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</table:table-cell>
          <table:table-cell table:style-name="Tabela26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50">do</text:span></text:p>
            <text:p text:style-name="P18"><text:span text:style-name="T33"><text:s text:c="12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24"><text:span text:style-name="T35"><text:s text:c="8"/></text:span><text:span text:style-name="T51">while</text:span><text:span text:style-name="T17">(</text:span><text:span text:style-name="T35"> </text:span><text:span text:style-name="T26">commandLine.gotoNextParameter</text:span><text:span text:style-name="T17">()</text:span><text:span text:style-name="T35"> </text:span><text:span text:style-name="T17">);</text:span></text:p>
            <text:p text:style-name="P51"><text:span text:style-name="T72"><text:s text:c="8"/>return</text:span><text:span text:style-name="T99"> EXIT_SUCCESS;</text:span></text:p>
            <text:p text:style-name="P48"><text:span text:style-name="T20"><text:s text:c="4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27" table:style-name="Tabela27">
        <table:table-column table:style-name="Tabela27.A"/>
        <table:table-row table:style-name="Tabela27.1">
          <table:table-cell table:style-name="Tabela27.A1" office:value-type="string">
            <text:p text:style-name="P28">linux:/home/enzo # ./myapp GCC the GNU Compiler Collection</text:p>
            <text:p text:style-name="P28">GCC</text:p>
            <text:p text:style-name="P28">the</text:p>
            <text:p text:style-name="P28">GNU</text:p>
            <text:p text:style-name="P28">Compiler</text:p>
            <text:p text:style-name="P28">Collection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Standard"><text:span text:style-name="s10"><text:span text:style-name="T21"/></text:span></text:p>
      <text:p text:style-name="Standard"><text:bookmark-start text:name="getCurrentPosition"/><text:span text:style-name="s5"><text:span text:style-name="T43">int</text:span></text:span><text:span text:style-name="apple-converted-space"><text:span text:style-name="T44"> </text:span></text:span><text:span text:style-name="T44">getCurrentPosition</text:span><text:span text:style-name="s10"><text:span text:style-name="T43">()</text:span></text:span><text:bookmark-end text:name="getCurrentPosition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9"><text:span text:style-name="T39">Description:</text:span> Retrieves the current position parameter on the command line for the current process.</text:p>
      <text:p text:style-name="Standard"><text:span text:style-name="s10"><text:span text:style-name="T21"/></text:span></text:p>
      <text:p text:style-name="P15"><text:span text:style-name="T4">Example:</text:span><text:span text:style-name="T18"><text:line-break/></text:span></text:p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oft-page-break/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</table:table-cell>
          <table:table-cell table:style-name="Tabela28.B1" office:value-type="string">
            <text:p text:style-name="P44">#include &lt;CommandLine.h&gt;</text:p>
            <text:p text:style-name="P44"/>
            <text:p text:style-name="P44"><text:soft-page-break/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50">do</text:span></text:p>
            <text:p text:style-name="P18"><text:span text:style-name="T33"><text:s text:c="12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28">getCurrentPosition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24"><text:span text:style-name="T35"><text:s text:c="8"/></text:span><text:span text:style-name="T51">while</text:span><text:span text:style-name="T17">(</text:span><text:span text:style-name="T35"> </text:span><text:span text:style-name="T26">commandLine.gotoNextParameter</text:span><text:span text:style-name="T17">()</text:span><text:span text:style-name="T35"> </text:span><text:span text:style-name="T17">);</text:span></text:p>
            <text:p text:style-name="P51"><text:span text:style-name="T72"><text:s text:c="8"/>return</text:span><text:span text:style-name="T99"> EXIT_SUCCESS;</text:span></text:p>
            <text:p text:style-name="P48"><text:span text:style-name="T20"><text:s text:c="4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28">linux:/home/enzo # ./myapp Principles and Practice using C++</text:p>
            <text:p text:style-name="P28">1</text:p>
            <text:p text:style-name="P28">2</text:p>
            <text:p text:style-name="P28">3</text:p>
            <text:p text:style-name="P28">4</text:p>
            <text:p text:style-name="P28">5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Standard"><text:span text:style-name="s10"><text:span text:style-name="T21"/></text:span></text:p>
      <text:p text:style-name="P20"><text:bookmark-start text:name="getCurrentParameter"/><text:span text:style-name="T10">string</text:span><text:span text:style-name="apple-converted-space"><text:span text:style-name="T32"> </text:span></text:span><text:span text:style-name="T10">getCurrentParameter</text:span><text:span text:style-name="s10"><text:span text:style-name="T15">()</text:span></text:span><text:bookmark-end text:name="getCurrentParameter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3"><text:span text:style-name="T53">Description:</text:span> <text:span text:style-name="T54">Retrieves the current parameter on the command line for the current process.</text:span></text:p>
      <text:p text:style-name="P28"/>
      <text:p text:style-name="P15"><text:span text:style-name="T4">Example:</text:span><text:span text:style-name="T18"><text:line-break/></text:span></text:p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oft-page-break/><text:span text:style-name="Máquina_20_de_20_escrever_20_HTML">24</text:span></text:p>
            <text:p text:style-name="P41"><text:span text:style-name="Máquina_20_de_20_escrever_20_HTML">25</text:span></text:p>
          </table:table-cell>
          <table:table-cell table:style-name="Tabela30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50">do</text:span></text:p>
            <text:p text:style-name="P18"><text:span text:style-name="T33"><text:s text:c="12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24"><text:span text:style-name="T35"><text:s text:c="8"/></text:span><text:span text:style-name="T51">while</text:span><text:span text:style-name="T17">(</text:span><text:span text:style-name="T35"> </text:span><text:span text:style-name="T26">commandLine.gotoNextParameter</text:span><text:span text:style-name="T17">()</text:span><text:span text:style-name="T35"> </text:span><text:span text:style-name="T17">);</text:span></text:p>
            <text:p text:style-name="P51"><text:span text:style-name="T72"><text:s text:c="8"/>return</text:span><text:span text:style-name="T99"> EXIT_SUCCESS;</text:span></text:p>
            <text:p text:style-name="P48"><text:span text:style-name="T20"><text:s text:c="4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7"><text:soft-page-break/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31" table:style-name="Tabela31">
        <table:table-column table:style-name="Tabela31.A"/>
        <table:table-row table:style-name="Tabela31.1">
          <table:table-cell table:style-name="Tabela31.A1" office:value-type="string">
            <text:p text:style-name="P28">linux:/home/enzo # ./myapp Principles and Practice using C++</text:p>
            <text:p text:style-name="P28">Principles</text:p>
            <text:p text:style-name="P28">and</text:p>
            <text:p text:style-name="P28">Practice</text:p>
            <text:p text:style-name="P28">using</text:p>
            <text:p text:style-name="P28">C++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Standard"><text:span text:style-name="T19"/></text:p>
      <text:p text:style-name="P116"><text:span text:style-name="s5"><text:span text:style-name="T41">int</text:span></text:span><text:span text:style-name="apple-converted-space"><text:span text:style-name="T56"> </text:span></text:span><text:span text:style-name="T56">getCurrentParameterAsInteger</text:span><text:span text:style-name="s10"><text:span text:style-name="T41">()</text:span></text:span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58"><text:span text:style-name="T39">Description:</text:span> Retrieves the current parameter on the command line as integer for the current process.</text:p>
      <text:p text:style-name="P90"><text:span text:style-name="T4">Example:</text:span><text:span text:style-name="T18"><text:line-break/></text:span></text:p>
      <table:table table:name="Tabela32" table:style-name="Tabela32">
        <table:table-column table:style-name="Tabela32.A"/>
        <table:table-column table:style-name="Tabela32.B"/>
        <table:table-row table:style-name="Tabela32.1">
          <table:table-cell table:style-name="Tabela32.A1" office:value-type="string">
            <text:p text:style-name="P95"><text:span text:style-name="Máquina_20_de_20_escrever_20_HTML"><text:span text:style-name="T45">1</text:span></text:span></text:p>
            <text:p text:style-name="P95"><text:span text:style-name="Máquina_20_de_20_escrever_20_HTML"><text:span text:style-name="T45">2</text:span></text:span></text:p>
            <text:p text:style-name="P95"><text:span text:style-name="Máquina_20_de_20_escrever_20_HTML"><text:span text:style-name="T45">3</text:span></text:span></text:p>
            <text:p text:style-name="P95"><text:span text:style-name="Máquina_20_de_20_escrever_20_HTML"><text:span text:style-name="T45">4</text:span></text:span></text:p>
            <text:p text:style-name="P95"><text:span text:style-name="Máquina_20_de_20_escrever_20_HTML"><text:span text:style-name="T45">5</text:span></text:span></text:p>
            <text:p text:style-name="P95"><text:span text:style-name="Máquina_20_de_20_escrever_20_HTML"><text:span text:style-name="T45">6</text:span></text:span></text:p>
            <text:p text:style-name="P95"><text:span text:style-name="Máquina_20_de_20_escrever_20_HTML"><text:span text:style-name="T45">7</text:span></text:span></text:p>
            <text:p text:style-name="P95"><text:span text:style-name="Máquina_20_de_20_escrever_20_HTML"><text:span text:style-name="T45">8</text:span></text:span></text:p>
            <text:p text:style-name="P95"><text:span text:style-name="Máquina_20_de_20_escrever_20_HTML"><text:span text:style-name="T45">9</text:span></text:span></text:p>
            <text:p text:style-name="P95"><text:span text:style-name="Máquina_20_de_20_escrever_20_HTML"><text:span text:style-name="T45">10</text:span></text:span></text:p>
            <text:p text:style-name="P95"><text:span text:style-name="Máquina_20_de_20_escrever_20_HTML"><text:span text:style-name="T45">11</text:span></text:span></text:p>
            <text:p text:style-name="P95"><text:span text:style-name="Máquina_20_de_20_escrever_20_HTML"><text:span text:style-name="T45">12</text:span></text:span></text:p>
            <text:p text:style-name="P137"><text:span text:style-name="Máquina_20_de_20_escrever_20_HTML">13</text:span></text:p>
            <text:p text:style-name="P137"><text:span text:style-name="Máquina_20_de_20_escrever_20_HTML">14</text:span></text:p>
            <text:p text:style-name="P137"><text:span text:style-name="Máquina_20_de_20_escrever_20_HTML">15</text:span></text:p>
            <text:p text:style-name="P137"><text:span text:style-name="Máquina_20_de_20_escrever_20_HTML">16</text:span></text:p>
            <text:p text:style-name="P137"><text:span text:style-name="Máquina_20_de_20_escrever_20_HTML">17</text:span></text:p>
            <text:p text:style-name="P137"><text:span text:style-name="Máquina_20_de_20_escrever_20_HTML">18</text:span></text:p>
            <text:p text:style-name="P137"><text:span text:style-name="Máquina_20_de_20_escrever_20_HTML">19</text:span></text:p>
            <text:p text:style-name="P137"><text:span text:style-name="Máquina_20_de_20_escrever_20_HTML">20</text:span></text:p>
            <text:p text:style-name="P137"><text:span text:style-name="Máquina_20_de_20_escrever_20_HTML">21</text:span></text:p>
            <text:p text:style-name="P137"><text:span text:style-name="Máquina_20_de_20_escrever_20_HTML">22</text:span></text:p>
          </table:table-cell>
          <table:table-cell table:style-name="Tabela32.B1" office:value-type="string">
            <text:p text:style-name="P100">#include &lt;CommandLine.h&gt;</text:p>
            <text:p text:style-name="P100"/>
            <text:p text:style-name="P100">#include &lt;iostream&gt;</text:p>
            <text:p text:style-name="P100">#include &lt;cstdlib&gt;</text:p>
            <text:p text:style-name="P100">#include &lt;stdexcept&gt;</text:p>
            <text:p text:style-name="P105"/>
            <text:p text:style-name="P111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11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75"><text:span text:style-name="T50">using</text:span><text:span text:style-name="T32"> </text:span>std::string;</text:p>
            <text:p text:style-name="P75"><text:span text:style-name="T50">using</text:span><text:span text:style-name="T36"> </text:span>std::runtime_error;</text:p>
            <text:p text:style-name="P105"/>
            <text:p text:style-name="P111"><text:span text:style-name="T50">int</text:span><text:span text:style-name="T32"> </text:span><text:span text:style-name="T10">main</text:span><text:span text:style-name="T15">() {</text:span></text:p>
            <text:p text:style-name="P111"><text:span text:style-name="T82"><text:s text:c="4"/></text:span><text:span text:style-name="T66">try</text:span><text:span text:style-name="T82"> </text:span><text:span text:style-name="T90">{</text:span></text:p>
            <text:p text:style-name="P111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11"><text:span text:style-name="T33"><text:s text:c="8"/></text:span><text:span text:style-name="T26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28">getCurrentParameterAsInteger</text:span><text:span text:style-name="T15">()</text:span><text:span text:style-name="T28"> &lt;&lt;</text:span><text:span text:style-name="T37"> </text:span><text:span text:style-name="T28">endl;</text:span><text:span text:style-name="T15"><text:line-break/></text:span><text:span text:style-name="T75"> <text:s text:c="7"/>return</text:span><text:span text:style-name="T93"> EXIT_SUCCESS;</text:span></text:p>
            <text:p text:style-name="P127"><text:span text:style-name="T20"><text:s text:c="4"/></text:span><text:span text:style-name="T89">}</text:span><text:span text:style-name="T81"> 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127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132"><text:span text:style-name="T70"><text:s text:c="8"/>return</text:span><text:span text:style-name="T89"> </text:span><text:span text:style-name="T84">EXIT_FAILURE;</text:span></text:p>
            <text:p text:style-name="P122"><text:s text:c="4"/>}</text:p>
            <text:p text:style-name="P80">}</text:p>
            <text:p text:style-name="P80"/>
          </table:table-cell>
        </table:table-row>
      </table:table>
      <text:p text:style-name="P146"><text:span text:style-name="Máquina_20_de_20_escrever_20_HTML"><text:span text:style-name="T19"/></text:span></text:p>
      <text:p text:style-name="P58">Output:</text:p>
      <text:p text:style-name="P70"/>
      <table:table table:name="Tabela33" table:style-name="Tabela33">
        <table:table-column table:style-name="Tabela33.A"/>
        <table:table-row table:style-name="Tabela33.1">
          <table:table-cell table:style-name="Tabela33.A1" office:value-type="string">
            <text:p text:style-name="P70">linux:/home/enzo # ./myapp 1.99 cents</text:p>
            <text:p text:style-name="P70">1</text:p>
          </table:table-cell>
        </table:table-row>
      </table:table>
      <text:p text:style-name="P87"><text:span text:style-name="Máquina_20_de_20_escrever_20_HTML"><text:span text:style-name="T46">_____________________________________________________________________</text:span></text:span></text:p>
      <text:p text:style-name="P116"><text:span text:style-name="T10"><text:line-break/></text:span><text:bookmark-start text:name="getCurrentParameterAsFloat"/><text:span text:style-name="s5"><text:span text:style-name="T41">float</text:span></text:span><text:span text:style-name="apple-converted-space"><text:span text:style-name="T56"> </text:span></text:span><text:span text:style-name="T56">getCurrentParameterAsFloat</text:span><text:span text:style-name="s10"><text:span text:style-name="T41">()</text:span></text:span><text:bookmark-end text:name="getCurrentParameterAsFloat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58"><text:span text:style-name="T39">Description:</text:span> Retrieves the current parameter on the command line as float for the current process.</text:p>
      <text:p text:style-name="P70"/>
      <text:p text:style-name="P90"><text:span text:style-name="T4">Example:</text:span><text:span text:style-name="T18"><text:line-break/></text:span></text:p>
      <table:table table:name="Tabela34" table:style-name="Tabela34">
        <table:table-column table:style-name="Tabela34.A"/>
        <table:table-column table:style-name="Tabela34.B"/>
        <table:table-row table:style-name="Tabela34.1">
          <table:table-cell table:style-name="Tabela34.A1" office:value-type="string">
            <text:p text:style-name="P95"><text:span text:style-name="Máquina_20_de_20_escrever_20_HTML"><text:span text:style-name="T45">1</text:span></text:span></text:p>
            <text:p text:style-name="P95"><text:span text:style-name="Máquina_20_de_20_escrever_20_HTML"><text:span text:style-name="T45">2</text:span></text:span></text:p>
            <text:p text:style-name="P95"><text:span text:style-name="Máquina_20_de_20_escrever_20_HTML"><text:span text:style-name="T45">3</text:span></text:span></text:p>
            <text:p text:style-name="P95"><text:span text:style-name="Máquina_20_de_20_escrever_20_HTML"><text:span text:style-name="T45">4</text:span></text:span></text:p>
            <text:p text:style-name="P95"><text:span text:style-name="Máquina_20_de_20_escrever_20_HTML"><text:span text:style-name="T45">5</text:span></text:span></text:p>
            <text:p text:style-name="P95"><text:span text:style-name="Máquina_20_de_20_escrever_20_HTML"><text:span text:style-name="T45">6</text:span></text:span></text:p>
            <text:p text:style-name="P95"><text:span text:style-name="Máquina_20_de_20_escrever_20_HTML"><text:span text:style-name="T45">7</text:span></text:span></text:p>
            <text:p text:style-name="P95"><text:span text:style-name="Máquina_20_de_20_escrever_20_HTML"><text:span text:style-name="T45">8</text:span></text:span></text:p>
            <text:p text:style-name="P95"><text:span text:style-name="Máquina_20_de_20_escrever_20_HTML"><text:span text:style-name="T45">9</text:span></text:span></text:p>
            <text:p text:style-name="P95"><text:span text:style-name="Máquina_20_de_20_escrever_20_HTML"><text:span text:style-name="T45">10</text:span></text:span></text:p>
            <text:p text:style-name="P95"><text:soft-page-break/><text:span text:style-name="Máquina_20_de_20_escrever_20_HTML"><text:span text:style-name="T45">11</text:span></text:span></text:p>
            <text:p text:style-name="P95"><text:span text:style-name="Máquina_20_de_20_escrever_20_HTML"><text:span text:style-name="T45">12</text:span></text:span></text:p>
            <text:p text:style-name="P137"><text:span text:style-name="Máquina_20_de_20_escrever_20_HTML">13</text:span></text:p>
            <text:p text:style-name="P137"><text:span text:style-name="Máquina_20_de_20_escrever_20_HTML">14</text:span></text:p>
            <text:p text:style-name="P137"><text:span text:style-name="Máquina_20_de_20_escrever_20_HTML">15</text:span></text:p>
            <text:p text:style-name="P137"><text:span text:style-name="Máquina_20_de_20_escrever_20_HTML">16</text:span></text:p>
            <text:p text:style-name="P137"><text:span text:style-name="Máquina_20_de_20_escrever_20_HTML">17</text:span></text:p>
            <text:p text:style-name="P137"><text:span text:style-name="Máquina_20_de_20_escrever_20_HTML">18</text:span></text:p>
            <text:p text:style-name="P137"><text:span text:style-name="Máquina_20_de_20_escrever_20_HTML">19</text:span></text:p>
            <text:p text:style-name="P137"><text:span text:style-name="Máquina_20_de_20_escrever_20_HTML">20</text:span></text:p>
            <text:p text:style-name="P137"><text:span text:style-name="Máquina_20_de_20_escrever_20_HTML">21</text:span></text:p>
            <text:p text:style-name="P137"><text:span text:style-name="Máquina_20_de_20_escrever_20_HTML">22</text:span></text:p>
          </table:table-cell>
          <table:table-cell table:style-name="Tabela34.B1" office:value-type="string">
            <text:p text:style-name="P100">#include &lt;CommandLine.h&gt;</text:p>
            <text:p text:style-name="P100"/>
            <text:p text:style-name="P100">#include &lt;iostream&gt;</text:p>
            <text:p text:style-name="P100">#include &lt;cstdlib&gt;</text:p>
            <text:p text:style-name="P100">#include &lt;stdexcept&gt;</text:p>
            <text:p text:style-name="P105"/>
            <text:p text:style-name="P111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11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75"><text:span text:style-name="T50">using</text:span><text:span text:style-name="T32"> </text:span>std::string;</text:p>
            <text:p text:style-name="P75"><text:span text:style-name="T50">using</text:span><text:span text:style-name="T36"> </text:span>std::runtime_error;</text:p>
            <text:p text:style-name="P105"><text:soft-page-break/></text:p>
            <text:p text:style-name="P111"><text:span text:style-name="T50">int</text:span><text:span text:style-name="T32"> </text:span><text:span text:style-name="T10">main</text:span><text:span text:style-name="T15">() {</text:span></text:p>
            <text:p text:style-name="P111"><text:span text:style-name="T82"><text:s text:c="4"/></text:span><text:span text:style-name="T66">try</text:span><text:span text:style-name="T82"> </text:span><text:span text:style-name="T90">{</text:span></text:p>
            <text:p text:style-name="P111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11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28">getCurrentParameterAsFloat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142"><text:span text:style-name="T72"><text:s text:c="8"/>return</text:span><text:span text:style-name="T99"> EXIT_SUCCESS;</text:span></text:p>
            <text:p text:style-name="P127"><text:span text:style-name="T20"><text:s text:c="4"/></text:span><text:span text:style-name="T89">}</text:span><text:span text:style-name="T81"> 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127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132"><text:span text:style-name="T70"><text:s text:c="8"/>return</text:span><text:span text:style-name="T89"> </text:span><text:span text:style-name="T84">EXIT_FAILURE;</text:span></text:p>
            <text:p text:style-name="P122"><text:s text:c="4"/>}</text:p>
            <text:p text:style-name="P80">}</text:p>
            <text:p text:style-name="P80"/>
          </table:table-cell>
        </table:table-row>
      </table:table>
      <text:p text:style-name="P146"><text:span text:style-name="Máquina_20_de_20_escrever_20_HTML"><text:span text:style-name="T19"/></text:span></text:p>
      <text:p text:style-name="P58">Output:</text:p>
      <text:p text:style-name="P70"/>
      <table:table table:name="Tabela35" table:style-name="Tabela35">
        <table:table-column table:style-name="Tabela35.A"/>
        <table:table-row table:style-name="Tabela35.1">
          <table:table-cell table:style-name="Tabela35.A1" office:value-type="string">
            <text:p text:style-name="P70">linux:/home/enzo # ./myapp 1.99 cents</text:p>
            <text:p text:style-name="P70">1.99</text:p>
          </table:table-cell>
        </table:table-row>
      </table:table>
      <text:p text:style-name="P87"><text:span text:style-name="Máquina_20_de_20_escrever_20_HTML"><text:span text:style-name="T46">_____________________________________________________________________</text:span></text:span></text:p>
      <text:p text:style-name="Standard"><text:span text:style-name="T19"><text:line-break/></text:span><text:bookmark-start text:name="getFirstParameter"/><text:span text:style-name="s5"><text:span text:style-name="T23">string</text:span></text:span><text:span text:style-name="apple-converted-space"><text:span text:style-name="T44"> getFirstParameter</text:span></text:span><text:span text:style-name="s10"><text:span text:style-name="T43">()</text:span></text:span><text:bookmark-end text:name="getFirstParameter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9"><text:span text:style-name="T39">Description:</text:span> Retrieves the first parameter on the command line for the current process.</text:p>
      <text:p text:style-name="P28"/>
      <text:p text:style-name="P15"><text:span text:style-name="T4">Example:</text:span><text:span text:style-name="T18"><text:line-break/></text:span></text:p>
      <table:table table:name="Tabela59" table:style-name="Tabela59">
        <table:table-column table:style-name="Tabela59.A"/>
        <table:table-column table:style-name="Tabela59.B"/>
        <table:table-row table:style-name="Tabela59.1">
          <table:table-cell table:style-name="Tabela59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</table:table-cell>
          <table:table-cell table:style-name="Tabela59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;</text:span></text:p>
            <text:p text:style-name="P18"><text:span text:style-name="T28"><text:s text:c="8"/>cout</text:span><text:span text:style-name="T37"> </text:span><text:span text:style-name="T28">&lt;&lt;</text:span><text:span text:style-name="T37"> </text:span><text:span text:style-name="T28">commandLine.getFirstParameter</text:span><text:span text:style-name="T15">()</text:span><text:span text:style-name="T37"> </text:span><text:span text:style-name="T28">&lt;&lt;</text:span><text:span text:style-name="T37"> </text:span><text:span text:style-name="T28">endl;</text:span></text:p>
            <text:p text:style-name="P52"><text:span text:style-name="T73"><text:s text:c="8"/>return</text:span><text:span text:style-name="T99"> EXIT_SUCCESS;</text:span></text:p>
            <text:p text:style-name="P48"><text:span text:style-name="T20"><text:s text:c="4"/></text:span><text:span text:style-name="T89">}</text:span></text:p>
            <text:p text:style-name="P48"><text:span text:style-name="T81"><text:s text:c="4"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60" table:style-name="Tabela60">
        <table:table-column table:style-name="Tabela60.A"/>
        <table:table-row table:style-name="Tabela60.1">
          <table:table-cell table:style-name="Tabela60.A1" office:value-type="string">
            <text:p text:style-name="P28">linux:/home/enzo # ./myapp C++ Development Environment</text:p>
            <text:p text:style-name="P28">C++</text:p>
          </table:table-cell>
        </table:table-row>
      </table:table>
      <text:p text:style-name="P19"><text:span text:style-name="Máquina_20_de_20_escrever_20_HTML"><text:span text:style-name="T46">_____________________________________________________________________</text:span></text:span></text:p>
      <text:p text:style-name="P17"><text:span text:style-name="s5"><text:span text:style-name="T27"/></text:span></text:p>
      <text:p text:style-name="P117"><text:bookmark-start text:name="getFirstParameterAsInteger"/><text:span text:style-name="s5"><text:span text:style-name="T27">string</text:span></text:span><text:span text:style-name="apple-converted-space"><text:span text:style-name="T56"> getFirstParameterAsInteger</text:span></text:span><text:span text:style-name="s10"><text:span text:style-name="T41">()</text:span></text:span><text:bookmark-end text:name="getFirstParameterAsInteg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59"><text:span text:style-name="T39">Description:</text:span> Retrieves the first parameter on the command line as integer for the current process.</text:p>
      <text:p text:style-name="P71"/>
      <text:p text:style-name="P91"><text:span text:style-name="T4">Example:</text:span><text:span text:style-name="T18"><text:line-break/></text:span></text:p>
      <table:table table:name="Tabela61" table:style-name="Tabela61">
        <table:table-column table:style-name="Tabela61.A"/>
        <table:table-column table:style-name="Tabela61.B"/>
        <table:table-row table:style-name="Tabela61.1">
          <table:table-cell table:style-name="Tabela61.A1" office:value-type="string">
            <text:p text:style-name="P96"><text:span text:style-name="Máquina_20_de_20_escrever_20_HTML"><text:span text:style-name="T45">1</text:span></text:span></text:p>
            <text:p text:style-name="P96"><text:span text:style-name="Máquina_20_de_20_escrever_20_HTML"><text:span text:style-name="T45">2</text:span></text:span></text:p>
            <text:p text:style-name="P96"><text:soft-page-break/><text:span text:style-name="Máquina_20_de_20_escrever_20_HTML"><text:span text:style-name="T45">3</text:span></text:span></text:p>
            <text:p text:style-name="P96"><text:span text:style-name="Máquina_20_de_20_escrever_20_HTML"><text:span text:style-name="T45">4</text:span></text:span></text:p>
            <text:p text:style-name="P96"><text:span text:style-name="Máquina_20_de_20_escrever_20_HTML"><text:span text:style-name="T45">5</text:span></text:span></text:p>
            <text:p text:style-name="P96"><text:span text:style-name="Máquina_20_de_20_escrever_20_HTML"><text:span text:style-name="T45">6</text:span></text:span></text:p>
            <text:p text:style-name="P96"><text:span text:style-name="Máquina_20_de_20_escrever_20_HTML"><text:span text:style-name="T45">7</text:span></text:span></text:p>
            <text:p text:style-name="P96"><text:span text:style-name="Máquina_20_de_20_escrever_20_HTML"><text:span text:style-name="T45">8</text:span></text:span></text:p>
            <text:p text:style-name="P96"><text:span text:style-name="Máquina_20_de_20_escrever_20_HTML"><text:span text:style-name="T45">9</text:span></text:span></text:p>
            <text:p text:style-name="P96"><text:span text:style-name="Máquina_20_de_20_escrever_20_HTML"><text:span text:style-name="T45">10</text:span></text:span></text:p>
            <text:p text:style-name="P96"><text:span text:style-name="Máquina_20_de_20_escrever_20_HTML"><text:span text:style-name="T45">11</text:span></text:span></text:p>
            <text:p text:style-name="P96"><text:span text:style-name="Máquina_20_de_20_escrever_20_HTML"><text:span text:style-name="T45">12</text:span></text:span></text:p>
            <text:p text:style-name="P138"><text:span text:style-name="Máquina_20_de_20_escrever_20_HTML">13</text:span></text:p>
            <text:p text:style-name="P138"><text:span text:style-name="Máquina_20_de_20_escrever_20_HTML">14</text:span></text:p>
            <text:p text:style-name="P138"><text:span text:style-name="Máquina_20_de_20_escrever_20_HTML">15</text:span></text:p>
            <text:p text:style-name="P138"><text:span text:style-name="Máquina_20_de_20_escrever_20_HTML">16</text:span></text:p>
            <text:p text:style-name="P138"><text:span text:style-name="Máquina_20_de_20_escrever_20_HTML">17</text:span></text:p>
            <text:p text:style-name="P138"><text:span text:style-name="Máquina_20_de_20_escrever_20_HTML">18</text:span></text:p>
            <text:p text:style-name="P138"><text:span text:style-name="Máquina_20_de_20_escrever_20_HTML">19</text:span></text:p>
            <text:p text:style-name="P138"><text:span text:style-name="Máquina_20_de_20_escrever_20_HTML">20</text:span></text:p>
            <text:p text:style-name="P138"><text:span text:style-name="Máquina_20_de_20_escrever_20_HTML">21</text:span></text:p>
            <text:p text:style-name="P138"><text:span text:style-name="Máquina_20_de_20_escrever_20_HTML">22</text:span></text:p>
          </table:table-cell>
          <table:table-cell table:style-name="Tabela61.B1" office:value-type="string">
            <text:p text:style-name="P101">#include &lt;CommandLine.h&gt;</text:p>
            <text:p text:style-name="P101"/>
            <text:p text:style-name="P101"><text:soft-page-break/>#include &lt;iostream&gt;</text:p>
            <text:p text:style-name="P101">#include &lt;cstdlib&gt;</text:p>
            <text:p text:style-name="P101">#include &lt;stdexcept&gt;</text:p>
            <text:p text:style-name="P106"/>
            <text:p text:style-name="P112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12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76"><text:span text:style-name="T50">using</text:span><text:span text:style-name="T32"> </text:span>std::string;</text:p>
            <text:p text:style-name="P76"><text:span text:style-name="T50">using</text:span><text:span text:style-name="T36"> </text:span>std::runtime_error;</text:p>
            <text:p text:style-name="P106"/>
            <text:p text:style-name="P112"><text:span text:style-name="T50">int</text:span><text:span text:style-name="T32"> </text:span><text:span text:style-name="T10">main</text:span><text:span text:style-name="T15">() {</text:span></text:p>
            <text:p text:style-name="P112"><text:span text:style-name="T82"><text:s text:c="4"/></text:span><text:span text:style-name="T66">try</text:span><text:span text:style-name="T82"> </text:span><text:span text:style-name="T90">{</text:span></text:p>
            <text:p text:style-name="P11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12"><text:span text:style-name="T38"><text:s text:c="8"/></text:span><text:span text:style-name="T28">cout</text:span><text:span text:style-name="T37"> </text:span><text:span text:style-name="T28">&lt;&lt;</text:span><text:span text:style-name="T37"> </text:span><text:span text:style-name="T28">commandLine.getFirstParameterAsInteger</text:span><text:span text:style-name="T15">()</text:span><text:span text:style-name="T37"> </text:span><text:span text:style-name="T28">&lt;&lt;</text:span><text:span text:style-name="T37"> </text:span><text:span text:style-name="T28">endl;</text:span></text:p>
            <text:p text:style-name="P143"><text:span text:style-name="T73"><text:s text:c="8"/>return</text:span><text:span text:style-name="T99"> EXIT_SUCCESS;</text:span></text:p>
            <text:p text:style-name="P128"><text:span text:style-name="T20"><text:s text:c="4"/></text:span><text:span text:style-name="T89">}</text:span><text:span text:style-name="T81"> 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12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133"><text:span text:style-name="T70"><text:s text:c="8"/>return</text:span><text:span text:style-name="T89"> </text:span><text:span text:style-name="T84">EXIT_FAILURE;</text:span></text:p>
            <text:p text:style-name="P123"><text:s text:c="4"/>}</text:p>
            <text:p text:style-name="P81">}</text:p>
            <text:p text:style-name="P81"/>
          </table:table-cell>
        </table:table-row>
      </table:table>
      <text:p text:style-name="P147"><text:span text:style-name="Máquina_20_de_20_escrever_20_HTML"><text:span text:style-name="T19"/></text:span></text:p>
      <text:p text:style-name="P59">Output:</text:p>
      <text:p text:style-name="P71"/>
      <table:table table:name="Tabela62" table:style-name="Tabela62">
        <table:table-column table:style-name="Tabela62.A"/>
        <table:table-row table:style-name="Tabela62.1">
          <table:table-cell table:style-name="Tabela62.A1" office:value-type="string">
            <text:p text:style-name="P71">linux:/home/enzo # ./myapp 1.99 cents</text:p>
            <text:p text:style-name="P71">1</text:p>
          </table:table-cell>
        </table:table-row>
      </table:table>
      <text:p text:style-name="P117"><text:span text:style-name="Máquina_20_de_20_escrever_20_HTML"><text:span text:style-name="T46">_____________________________________________________________________</text:span></text:span><text:span text:style-name="T10"><text:line-break/></text:span></text:p>
      <text:p text:style-name="P117"><text:bookmark-start text:name="getFirstParameterAsFloat"/><text:span text:style-name="s5"><text:span text:style-name="T27">string</text:span></text:span><text:span text:style-name="apple-converted-space"><text:span text:style-name="T56"> getFirstParameterAsFloat</text:span></text:span><text:span text:style-name="s10"><text:span text:style-name="T41">()</text:span></text:span><text:bookmark-end text:name="getFirstParameterAsFloat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59"><text:span text:style-name="T39">Description:</text:span> Retrieves the first parameter on the command line as float for the current process.</text:p>
      <text:p text:style-name="P71"/>
      <text:p text:style-name="P91"><text:span text:style-name="T4">Example:</text:span><text:span text:style-name="T18"><text:line-break/></text:span></text:p>
      <table:table table:name="Tabela63" table:style-name="Tabela63">
        <table:table-column table:style-name="Tabela63.A"/>
        <table:table-column table:style-name="Tabela63.B"/>
        <table:table-row table:style-name="Tabela63.1">
          <table:table-cell table:style-name="Tabela63.A1" office:value-type="string">
            <text:p text:style-name="P96"><text:span text:style-name="Máquina_20_de_20_escrever_20_HTML"><text:span text:style-name="T45">1</text:span></text:span></text:p>
            <text:p text:style-name="P96"><text:span text:style-name="Máquina_20_de_20_escrever_20_HTML"><text:span text:style-name="T45">2</text:span></text:span></text:p>
            <text:p text:style-name="P96"><text:span text:style-name="Máquina_20_de_20_escrever_20_HTML"><text:span text:style-name="T45">3</text:span></text:span></text:p>
            <text:p text:style-name="P96"><text:span text:style-name="Máquina_20_de_20_escrever_20_HTML"><text:span text:style-name="T45">4</text:span></text:span></text:p>
            <text:p text:style-name="P96"><text:span text:style-name="Máquina_20_de_20_escrever_20_HTML"><text:span text:style-name="T45">5</text:span></text:span></text:p>
            <text:p text:style-name="P96"><text:span text:style-name="Máquina_20_de_20_escrever_20_HTML"><text:span text:style-name="T45">6</text:span></text:span></text:p>
            <text:p text:style-name="P96"><text:span text:style-name="Máquina_20_de_20_escrever_20_HTML"><text:span text:style-name="T45">7</text:span></text:span></text:p>
            <text:p text:style-name="P96"><text:span text:style-name="Máquina_20_de_20_escrever_20_HTML"><text:span text:style-name="T45">8</text:span></text:span></text:p>
            <text:p text:style-name="P96"><text:span text:style-name="Máquina_20_de_20_escrever_20_HTML"><text:span text:style-name="T45">9</text:span></text:span></text:p>
            <text:p text:style-name="P96"><text:span text:style-name="Máquina_20_de_20_escrever_20_HTML"><text:span text:style-name="T45">10</text:span></text:span></text:p>
            <text:p text:style-name="P96"><text:span text:style-name="Máquina_20_de_20_escrever_20_HTML"><text:span text:style-name="T45">11</text:span></text:span></text:p>
            <text:p text:style-name="P96"><text:span text:style-name="Máquina_20_de_20_escrever_20_HTML"><text:span text:style-name="T45">12</text:span></text:span></text:p>
            <text:p text:style-name="P138"><text:span text:style-name="Máquina_20_de_20_escrever_20_HTML">13</text:span></text:p>
            <text:p text:style-name="P138"><text:span text:style-name="Máquina_20_de_20_escrever_20_HTML">14</text:span></text:p>
            <text:p text:style-name="P138"><text:span text:style-name="Máquina_20_de_20_escrever_20_HTML">15</text:span></text:p>
            <text:p text:style-name="P138"><text:span text:style-name="Máquina_20_de_20_escrever_20_HTML">16</text:span></text:p>
            <text:p text:style-name="P138"><text:span text:style-name="Máquina_20_de_20_escrever_20_HTML">17</text:span></text:p>
            <text:p text:style-name="P138"><text:span text:style-name="Máquina_20_de_20_escrever_20_HTML">18</text:span></text:p>
            <text:p text:style-name="P138"><text:span text:style-name="Máquina_20_de_20_escrever_20_HTML">19</text:span></text:p>
            <text:p text:style-name="P138"><text:span text:style-name="Máquina_20_de_20_escrever_20_HTML">20</text:span></text:p>
            <text:p text:style-name="P138"><text:span text:style-name="Máquina_20_de_20_escrever_20_HTML">21</text:span></text:p>
            <text:p text:style-name="P138"><text:span text:style-name="Máquina_20_de_20_escrever_20_HTML">22</text:span></text:p>
          </table:table-cell>
          <table:table-cell table:style-name="Tabela63.B1" office:value-type="string">
            <text:p text:style-name="P101">#include &lt;CommandLine.h&gt;</text:p>
            <text:p text:style-name="P101"/>
            <text:p text:style-name="P101">#include &lt;iostream&gt;</text:p>
            <text:p text:style-name="P101">#include &lt;cstdlib&gt;</text:p>
            <text:p text:style-name="P101">#include &lt;stdexcept&gt;</text:p>
            <text:p text:style-name="P106"/>
            <text:p text:style-name="P112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12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76"><text:span text:style-name="T50">using</text:span><text:span text:style-name="T32"> </text:span>std::string;</text:p>
            <text:p text:style-name="P76"><text:span text:style-name="T50">using</text:span><text:span text:style-name="T36"> </text:span>std::runtime_error;</text:p>
            <text:p text:style-name="P106"/>
            <text:p text:style-name="P112"><text:span text:style-name="T50">int</text:span><text:span text:style-name="T32"> </text:span><text:span text:style-name="T10">main</text:span><text:span text:style-name="T15">() {</text:span></text:p>
            <text:p text:style-name="P112"><text:span text:style-name="T82"><text:s text:c="4"/></text:span><text:span text:style-name="T66">try</text:span><text:span text:style-name="T82"> </text:span><text:span text:style-name="T90">{</text:span></text:p>
            <text:p text:style-name="P11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12"><text:span text:style-name="T38"><text:s text:c="8"/></text:span><text:span text:style-name="T28">cout</text:span><text:span text:style-name="T37"> </text:span><text:span text:style-name="T28">&lt;&lt;</text:span><text:span text:style-name="T37"> </text:span><text:span text:style-name="T28">commandLine.getFirstParameterAsFloat</text:span><text:span text:style-name="T15">()</text:span><text:span text:style-name="T37"> </text:span><text:span text:style-name="T28">&lt;&lt;</text:span><text:span text:style-name="T37"> </text:span><text:span text:style-name="T28">endl;</text:span></text:p>
            <text:p text:style-name="P143"><text:span text:style-name="T73"><text:s text:c="8"/>return</text:span><text:span text:style-name="T99"> EXIT_SUCCESS;</text:span></text:p>
            <text:p text:style-name="P128"><text:span text:style-name="T20"><text:s text:c="4"/></text:span><text:span text:style-name="T89">}</text:span><text:span text:style-name="T81"> 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12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133"><text:span text:style-name="T70"><text:s text:c="8"/>return</text:span><text:span text:style-name="T89"> </text:span><text:span text:style-name="T84">EXIT_FAILURE;</text:span></text:p>
            <text:p text:style-name="P123"><text:s text:c="4"/>}</text:p>
            <text:p text:style-name="P81">}</text:p>
          </table:table-cell>
        </table:table-row>
      </table:table>
      <text:p text:style-name="P147"><text:span text:style-name="Máquina_20_de_20_escrever_20_HTML"><text:span text:style-name="T19"/></text:span></text:p>
      <text:p text:style-name="P59">Output:</text:p>
      <text:p text:style-name="P71"/>
      <table:table table:name="Tabela64" table:style-name="Tabela64">
        <table:table-column table:style-name="Tabela64.A"/>
        <table:table-row table:style-name="Tabela64.1">
          <table:table-cell table:style-name="Tabela64.A1" office:value-type="string">
            <text:p text:style-name="P71">linux:/home/enzo # ./myapp 1.99 cents</text:p>
            <text:p text:style-name="P71">1.99</text:p>
          </table:table-cell>
        </table:table-row>
      </table:table>
      <text:p text:style-name="P117"><text:span text:style-name="Máquina_20_de_20_escrever_20_HTML"><text:span text:style-name="T47">_____________________________________________________________________</text:span></text:span><text:span text:style-name="s5"><text:span text:style-name="T27"><text:line-break/></text:span></text:span></text:p>
      <text:p text:style-name="P17"><text:bookmark-start text:name="getLastParameter"/><text:span text:style-name="s5"><text:span text:style-name="T27">string</text:span></text:span><text:span text:style-name="apple-converted-space"><text:span text:style-name="T56"> getLastParameter</text:span></text:span><text:span text:style-name="s10"><text:span text:style-name="T41">()</text:span></text:span><text:bookmark-end text:name="getLast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9"><text:soft-page-break/><text:span text:style-name="T39">Description:</text:span> Retrieves the last parameter on the command line for the current process.</text:p>
      <text:p text:style-name="P28"/>
      <text:p text:style-name="P15"><text:span text:style-name="T4">Example:</text:span><text:span text:style-name="T18"><text:line-break/></text:span></text:p>
      <table:table table:name="Tabela65" table:style-name="Tabela65">
        <table:table-column table:style-name="Tabela65.A"/>
        <table:table-column table:style-name="Tabela65.B"/>
        <table:table-row table:style-name="Tabela65.1">
          <table:table-cell table:style-name="Tabela65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</table:table-cell>
          <table:table-cell table:style-name="Tabela65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Las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2"><text:span text:style-name="T73"><text:s text:c="8"/>return</text:span><text:span text:style-name="T99"> EXIT_SUCCESS;</text:span></text:p>
            <text:p text:style-name="P48"><text:span text:style-name="T20"><text:s text:c="4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66" table:style-name="Tabela66">
        <table:table-column table:style-name="Tabela66.A"/>
        <table:table-row table:style-name="Tabela66.1">
          <table:table-cell table:style-name="Tabela66.A1" office:value-type="string">
            <text:p text:style-name="P28">linux:/home/enzo # ./myapp The C++ Standard Library</text:p>
            <text:p text:style-name="P28">Library</text:p>
          </table:table-cell>
        </table:table-row>
      </table:table>
      <text:p text:style-name="P17"><text:span text:style-name="Máquina_20_de_20_escrever_20_HTML"><text:span text:style-name="T46">_____________________________________________________________________</text:span></text:span></text:p>
      <text:p text:style-name="P28"/>
      <text:p text:style-name="P118"><text:bookmark-start text:name="getLastParameterAsInteger"/><text:span text:style-name="s5"><text:span text:style-name="T27">string</text:span></text:span><text:span text:style-name="apple-converted-space"><text:span text:style-name="T56"> getLastParameterAsInteger</text:span></text:span><text:span text:style-name="s10"><text:span text:style-name="T41">()</text:span></text:span><text:bookmark-end text:name="getLastParameterAsInteg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60"><text:span text:style-name="T39">Description:</text:span> Retrieves the last parameter on the command line as integer for the current process.</text:p>
      <text:p text:style-name="P72"/>
      <text:p text:style-name="P92"><text:span text:style-name="T4">Example:</text:span><text:span text:style-name="T18"><text:line-break/></text:span></text:p>
      <table:table table:name="Tabela67" table:style-name="Tabela67">
        <table:table-column table:style-name="Tabela67.A"/>
        <table:table-column table:style-name="Tabela67.B"/>
        <table:table-row table:style-name="Tabela67.1">
          <table:table-cell table:style-name="Tabela67.A1" office:value-type="string">
            <text:p text:style-name="P97"><text:span text:style-name="Máquina_20_de_20_escrever_20_HTML"><text:span text:style-name="T45">1</text:span></text:span></text:p>
            <text:p text:style-name="P97"><text:span text:style-name="Máquina_20_de_20_escrever_20_HTML"><text:span text:style-name="T45">2</text:span></text:span></text:p>
            <text:p text:style-name="P97"><text:span text:style-name="Máquina_20_de_20_escrever_20_HTML"><text:span text:style-name="T45">3</text:span></text:span></text:p>
            <text:p text:style-name="P97"><text:span text:style-name="Máquina_20_de_20_escrever_20_HTML"><text:span text:style-name="T45">4</text:span></text:span></text:p>
            <text:p text:style-name="P97"><text:span text:style-name="Máquina_20_de_20_escrever_20_HTML"><text:span text:style-name="T45">5</text:span></text:span></text:p>
            <text:p text:style-name="P97"><text:span text:style-name="Máquina_20_de_20_escrever_20_HTML"><text:span text:style-name="T45">6</text:span></text:span></text:p>
            <text:p text:style-name="P97"><text:span text:style-name="Máquina_20_de_20_escrever_20_HTML"><text:span text:style-name="T45">7</text:span></text:span></text:p>
            <text:p text:style-name="P97"><text:span text:style-name="Máquina_20_de_20_escrever_20_HTML"><text:span text:style-name="T45">8</text:span></text:span></text:p>
            <text:p text:style-name="P97"><text:span text:style-name="Máquina_20_de_20_escrever_20_HTML"><text:span text:style-name="T45">9</text:span></text:span></text:p>
            <text:p text:style-name="P97"><text:span text:style-name="Máquina_20_de_20_escrever_20_HTML"><text:span text:style-name="T45">10</text:span></text:span></text:p>
            <text:p text:style-name="P97"><text:span text:style-name="Máquina_20_de_20_escrever_20_HTML"><text:span text:style-name="T45">11</text:span></text:span></text:p>
            <text:p text:style-name="P97"><text:span text:style-name="Máquina_20_de_20_escrever_20_HTML"><text:span text:style-name="T45">12</text:span></text:span></text:p>
            <text:p text:style-name="P139"><text:span text:style-name="Máquina_20_de_20_escrever_20_HTML">13</text:span></text:p>
            <text:p text:style-name="P139"><text:span text:style-name="Máquina_20_de_20_escrever_20_HTML">14</text:span></text:p>
            <text:p text:style-name="P139"><text:span text:style-name="Máquina_20_de_20_escrever_20_HTML">15</text:span></text:p>
            <text:p text:style-name="P139"><text:span text:style-name="Máquina_20_de_20_escrever_20_HTML">16</text:span></text:p>
            <text:p text:style-name="P139"><text:span text:style-name="Máquina_20_de_20_escrever_20_HTML">17</text:span></text:p>
            <text:p text:style-name="P139"><text:span text:style-name="Máquina_20_de_20_escrever_20_HTML">18</text:span></text:p>
            <text:p text:style-name="P139"><text:span text:style-name="Máquina_20_de_20_escrever_20_HTML">19</text:span></text:p>
            <text:p text:style-name="P139"><text:span text:style-name="Máquina_20_de_20_escrever_20_HTML">20</text:span></text:p>
            <text:p text:style-name="P139"><text:span text:style-name="Máquina_20_de_20_escrever_20_HTML">21</text:span></text:p>
            <text:p text:style-name="P139"><text:span text:style-name="Máquina_20_de_20_escrever_20_HTML">22</text:span></text:p>
          </table:table-cell>
          <table:table-cell table:style-name="Tabela67.B1" office:value-type="string">
            <text:p text:style-name="P102">#include &lt;CommandLine.h&gt;</text:p>
            <text:p text:style-name="P102"/>
            <text:p text:style-name="P102">#include &lt;iostream&gt;</text:p>
            <text:p text:style-name="P102">#include &lt;cstdlib&gt;</text:p>
            <text:p text:style-name="P102">#include &lt;stdexcept&gt;</text:p>
            <text:p text:style-name="P107"/>
            <text:p text:style-name="P113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13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77"><text:span text:style-name="T50">using</text:span><text:span text:style-name="T32"> </text:span>std::string;</text:p>
            <text:p text:style-name="P77"><text:span text:style-name="T50">using</text:span><text:span text:style-name="T36"> </text:span>std::runtime_error;</text:p>
            <text:p text:style-name="P107"/>
            <text:p text:style-name="P113"><text:span text:style-name="T50">int</text:span><text:span text:style-name="T32"> </text:span><text:span text:style-name="T10">main</text:span><text:span text:style-name="T15">() {</text:span></text:p>
            <text:p text:style-name="P113"><text:span text:style-name="T82"><text:s text:c="4"/></text:span><text:span text:style-name="T66">try</text:span><text:span text:style-name="T82"> </text:span><text:span text:style-name="T90">{</text:span></text:p>
            <text:p text:style-name="P11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13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LastParameterAsInteg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144"><text:span text:style-name="T73"><text:s text:c="8"/>return</text:span><text:span text:style-name="T99"> EXIT_SUCCESS;</text:span></text:p>
            <text:p text:style-name="P129"><text:span text:style-name="T20"><text:s text:c="4"/></text:span><text:span text:style-name="T89">}</text:span><text:span text:style-name="T81"> 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129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134"><text:span text:style-name="T70"><text:s text:c="8"/>return</text:span><text:span text:style-name="T89"> </text:span><text:span text:style-name="T84">EXIT_FAILURE;</text:span></text:p>
            <text:p text:style-name="P124"><text:s text:c="4"/>}</text:p>
            <text:p text:style-name="P82">}</text:p>
            <text:p text:style-name="P82"/>
          </table:table-cell>
        </table:table-row>
      </table:table>
      <text:p text:style-name="P148"><text:span text:style-name="Máquina_20_de_20_escrever_20_HTML"><text:span text:style-name="T19"/></text:span></text:p>
      <text:p text:style-name="P60"><text:soft-page-break/>Output:</text:p>
      <text:p text:style-name="P72"/>
      <table:table table:name="Tabela68" table:style-name="Tabela68">
        <table:table-column table:style-name="Tabela68.A"/>
        <table:table-row table:style-name="Tabela68.1">
          <table:table-cell table:style-name="Tabela68.A1" office:value-type="string">
            <text:p text:style-name="P72">linux:/home/enzo # ./myapp Book price = 49.99</text:p>
            <text:p text:style-name="P72">49</text:p>
          </table:table-cell>
        </table:table-row>
      </table:table>
      <text:p text:style-name="P118"><text:span text:style-name="Máquina_20_de_20_escrever_20_HTML"><text:span text:style-name="T46">_____________________________________________________________________</text:span></text:span></text:p>
      <text:p text:style-name="P72"/>
      <text:p text:style-name="P118"><text:bookmark-start text:name="getLastParameterAsFloat"/><text:span text:style-name="s5"><text:span text:style-name="T27">string</text:span></text:span><text:span text:style-name="apple-converted-space"><text:span text:style-name="T56"> getLastParameterAsFloat</text:span></text:span><text:span text:style-name="s10"><text:span text:style-name="T41">()</text:span></text:span><text:bookmark-end text:name="getLastParameterAsFloat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60"><text:span text:style-name="T39">Description:</text:span> Retrieves the last parameter on the command line as float for the current process.</text:p>
      <text:p text:style-name="P72"/>
      <text:p text:style-name="P92"><text:span text:style-name="T4">Example:</text:span><text:span text:style-name="T18"><text:line-break/></text:span></text:p>
      <table:table table:name="Tabela69" table:style-name="Tabela69">
        <table:table-column table:style-name="Tabela69.A"/>
        <table:table-column table:style-name="Tabela69.B"/>
        <table:table-row table:style-name="Tabela69.1">
          <table:table-cell table:style-name="Tabela69.A1" office:value-type="string">
            <text:p text:style-name="P97"><text:span text:style-name="Máquina_20_de_20_escrever_20_HTML"><text:span text:style-name="T45">1</text:span></text:span></text:p>
            <text:p text:style-name="P97"><text:span text:style-name="Máquina_20_de_20_escrever_20_HTML"><text:span text:style-name="T45">2</text:span></text:span></text:p>
            <text:p text:style-name="P97"><text:span text:style-name="Máquina_20_de_20_escrever_20_HTML"><text:span text:style-name="T45">3</text:span></text:span></text:p>
            <text:p text:style-name="P97"><text:span text:style-name="Máquina_20_de_20_escrever_20_HTML"><text:span text:style-name="T45">4</text:span></text:span></text:p>
            <text:p text:style-name="P97"><text:span text:style-name="Máquina_20_de_20_escrever_20_HTML"><text:span text:style-name="T45">5</text:span></text:span></text:p>
            <text:p text:style-name="P97"><text:span text:style-name="Máquina_20_de_20_escrever_20_HTML"><text:span text:style-name="T45">6</text:span></text:span></text:p>
            <text:p text:style-name="P97"><text:span text:style-name="Máquina_20_de_20_escrever_20_HTML"><text:span text:style-name="T45">7</text:span></text:span></text:p>
            <text:p text:style-name="P97"><text:span text:style-name="Máquina_20_de_20_escrever_20_HTML"><text:span text:style-name="T45">8</text:span></text:span></text:p>
            <text:p text:style-name="P97"><text:span text:style-name="Máquina_20_de_20_escrever_20_HTML"><text:span text:style-name="T45">9</text:span></text:span></text:p>
            <text:p text:style-name="P97"><text:span text:style-name="Máquina_20_de_20_escrever_20_HTML"><text:span text:style-name="T45">10</text:span></text:span></text:p>
            <text:p text:style-name="P97"><text:span text:style-name="Máquina_20_de_20_escrever_20_HTML"><text:span text:style-name="T45">11</text:span></text:span></text:p>
            <text:p text:style-name="P97"><text:span text:style-name="Máquina_20_de_20_escrever_20_HTML"><text:span text:style-name="T45">12</text:span></text:span></text:p>
            <text:p text:style-name="P139"><text:span text:style-name="Máquina_20_de_20_escrever_20_HTML">13</text:span></text:p>
            <text:p text:style-name="P139"><text:span text:style-name="Máquina_20_de_20_escrever_20_HTML">14</text:span></text:p>
            <text:p text:style-name="P139"><text:span text:style-name="Máquina_20_de_20_escrever_20_HTML">15</text:span></text:p>
            <text:p text:style-name="P139"><text:span text:style-name="Máquina_20_de_20_escrever_20_HTML">16</text:span></text:p>
            <text:p text:style-name="P139"><text:span text:style-name="Máquina_20_de_20_escrever_20_HTML">17</text:span></text:p>
            <text:p text:style-name="P139"><text:span text:style-name="Máquina_20_de_20_escrever_20_HTML">18</text:span></text:p>
            <text:p text:style-name="P139"><text:span text:style-name="Máquina_20_de_20_escrever_20_HTML">19</text:span></text:p>
            <text:p text:style-name="P139"><text:span text:style-name="Máquina_20_de_20_escrever_20_HTML">20</text:span></text:p>
            <text:p text:style-name="P139"><text:span text:style-name="Máquina_20_de_20_escrever_20_HTML">21</text:span></text:p>
            <text:p text:style-name="P139"><text:span text:style-name="Máquina_20_de_20_escrever_20_HTML">22</text:span></text:p>
          </table:table-cell>
          <table:table-cell table:style-name="Tabela69.B1" office:value-type="string">
            <text:p text:style-name="P102">#include &lt;CommandLine.h&gt;</text:p>
            <text:p text:style-name="P102"/>
            <text:p text:style-name="P102">#include &lt;iostream&gt;</text:p>
            <text:p text:style-name="P102">#include &lt;cstdlib&gt;</text:p>
            <text:p text:style-name="P102">#include &lt;stdexcept&gt;</text:p>
            <text:p text:style-name="P107"/>
            <text:p text:style-name="P113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13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77"><text:span text:style-name="T50">using</text:span><text:span text:style-name="T32"> </text:span>std::string;</text:p>
            <text:p text:style-name="P77"><text:span text:style-name="T50">using</text:span><text:span text:style-name="T36"> </text:span>std::runtime_error;</text:p>
            <text:p text:style-name="P107"/>
            <text:p text:style-name="P113"><text:span text:style-name="T50">int</text:span><text:span text:style-name="T32"> </text:span><text:span text:style-name="T10">main</text:span><text:span text:style-name="T15">() {</text:span></text:p>
            <text:p text:style-name="P113"><text:span text:style-name="T82"><text:s text:c="4"/></text:span><text:span text:style-name="T66">try</text:span><text:span text:style-name="T82"> </text:span><text:span text:style-name="T90">{</text:span></text:p>
            <text:p text:style-name="P11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13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LastParameterAsFloat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144"><text:span text:style-name="T73"><text:s text:c="8"/>return</text:span><text:span text:style-name="T99"> EXIT_SUCCESS;</text:span></text:p>
            <text:p text:style-name="P129"><text:span text:style-name="T20"><text:s text:c="4"/></text:span><text:span text:style-name="T89">}</text:span><text:span text:style-name="T81"> 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129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134"><text:span text:style-name="T70"><text:s text:c="8"/>return</text:span><text:span text:style-name="T89"> </text:span><text:span text:style-name="T84">EXIT_FAILURE;</text:span></text:p>
            <text:p text:style-name="P124"><text:s text:c="4"/>}</text:p>
            <text:p text:style-name="P82">}</text:p>
            <text:p text:style-name="P82"/>
          </table:table-cell>
        </table:table-row>
      </table:table>
      <text:p text:style-name="P148"><text:span text:style-name="Máquina_20_de_20_escrever_20_HTML"><text:span text:style-name="T19"/></text:span></text:p>
      <text:p text:style-name="P60">Output:</text:p>
      <text:p text:style-name="P72"/>
      <table:table table:name="Tabela70" table:style-name="Tabela70">
        <table:table-column table:style-name="Tabela70.A"/>
        <table:table-row table:style-name="Tabela70.1">
          <table:table-cell table:style-name="Tabela70.A1" office:value-type="string">
            <text:p text:style-name="P72">linux:/home/enzo # ./myapp Book price = 49.99</text:p>
            <text:p text:style-name="P72">49.99</text:p>
          </table:table-cell>
        </table:table-row>
      </table:table>
      <text:p text:style-name="P72"><text:span text:style-name="Máquina_20_de_20_escrever_20_HTML"><text:span text:style-name="T48">_____________________________________________________________________</text:span></text:span></text:p>
      <text:p text:style-name="P72"><text:span text:style-name="Máquina_20_de_20_escrever_20_HTML"><text:span text:style-name="T48"/></text:span></text:p>
      <text:p text:style-name="P17"><text:bookmark-start text:name="setOptionPrefix"/><text:span text:style-name="T25">setOptionPrefix</text:span><text:span text:style-name="s10"><text:span text:style-name="T16">(</text:span></text:span><text:span text:style-name="apple-converted-space"><text:span text:style-name="T34"> </text:span></text:span><text:span text:style-name="T25">string</text:span><text:span text:style-name="apple-converted-space"><text:span text:style-name="T34"> </text:span></text:span><text:span text:style-name="T25">optionPrefix</text:span><text:span text:style-name="apple-converted-space"><text:span text:style-name="T34"> </text:span></text:span><text:span text:style-name="s10"><text:span text:style-name="T16">)</text:span></text:span><text:bookmark-end text:name="setOptionPre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9"><text:span text:style-name="T39">Description:</text:span> Define the prefix (string added in front of the option name) used to recognize an option on the command line.</text:p>
      <text:p text:style-name="P5"/>
      <text:p text:style-name="P15"><text:span text:style-name="T4">Example:</text:span><text:span text:style-name="T18"><text:line-break/>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35"><text:span text:style-name="Máquina_20_de_20_escrever_20_HTML"><text:span text:style-name="T45">14</text:span></text:span></text:p>
            <text:p text:style-name="P35"><text:span text:style-name="Máquina_20_de_20_escrever_20_HTML"><text:span text:style-name="T45">15</text:span></text:span></text:p>
            <text:p text:style-name="P41"><text:span text:style-name="Máquina_20_de_20_escrever_20_HTML">16</text:span></text:p>
            <text:p text:style-name="P41"><text:soft-page-break/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</table:table-cell>
          <table:table-cell table:style-name="Tabela36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 </text:span><text:span text:style-name="T59">"--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9">"pric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2"><text:soft-page-break/><text:span text:style-name="T73"><text:s text:c="8"/>return</text:span><text:span text:style-name="T99"> EXIT_SUCCESS;</text:span></text:p>
            <text:p text:style-name="P48"><text:span text:style-name="T20"><text:s text:c="4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28">linux:/home/enzo # ./myapp --price 0.99</text:p>
            <text:p text:style-name="P28">0.99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P5"/>
      <text:p text:style-name="P20"><text:bookmark-start text:name="setOptionPostfix"/><text:span text:style-name="T10">setOptionPostfix</text:span><text:span text:style-name="s10"><text:span text:style-name="T15">(</text:span></text:span><text:span text:style-name="apple-converted-space"><text:span text:style-name="T32"> </text:span></text:span><text:span text:style-name="T10">string</text:span><text:span text:style-name="apple-converted-space"><text:span text:style-name="T32"> </text:span></text:span><text:span text:style-name="T10">optionPostfix</text:span><text:span text:style-name="apple-converted-space"><text:span text:style-name="T32"> </text:span></text:span><text:span text:style-name="s10"><text:span text:style-name="T15">)</text:span></text:span><text:bookmark-end text:name="setOptionPostfix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5"><text:span text:style-name="T4">Description: </text:span><text:span text:style-name="T9">Define the postfix (string added to the end of the option name) used to recognize an option on the command line.</text:span><text:span text:style-name="T18"><text:line-break/></text:span></text:p>
      <text:p text:style-name="P15"><text:span text:style-name="T4">Example:</text:span><text:span text:style-name="T18"><text:line-break/></text:span></text:p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35"><text:span text:style-name="Máquina_20_de_20_escrever_20_HTML"><text:span text:style-name="T45">14</text:span></text:span></text:p>
            <text:p text:style-name="P35"><text:span text:style-name="Máquina_20_de_20_escrever_20_HTML"><text:span text:style-name="T45">15</text:span></text:span></text:p>
            <text:p text:style-name="P35"><text:span text:style-name="Máquina_20_de_20_escrever_20_HTML"><text:span text:style-name="T45">16</text:span></text:span></text:p>
            <text:p text:style-name="P35"><text:span text:style-name="Máquina_20_de_20_escrever_20_HTML"><text:span text:style-name="T45">17</text:span></text:span></text:p>
            <text:p text:style-name="P35"><text:span text:style-name="Máquina_20_de_20_escrever_20_HTML"><text:span text:style-name="T45">18</text:span></text:span></text:p>
            <text:p text:style-name="P35"><text:span text:style-name="Máquina_20_de_20_escrever_20_HTML"><text:span text:style-name="T45">19</text:span></text:span></text:p>
            <text:p text:style-name="P35"><text:span text:style-name="Máquina_20_de_20_escrever_20_HTML"><text:span text:style-name="T45">20</text:span></text:span></text:p>
            <text:p text:style-name="P35"><text:span text:style-name="Máquina_20_de_20_escrever_20_HTML"><text:span text:style-name="T45">21</text:span></text:span></text:p>
            <text:p text:style-name="P35"><text:span text:style-name="Máquina_20_de_20_escrever_20_HTML"><text:span text:style-name="T45">22</text:span></text:span></text:p>
            <text:p text:style-name="P35"><text:span text:style-name="Máquina_20_de_20_escrever_20_HTML"><text:span text:style-name="T45">23</text:span></text:span></text:p>
            <text:p text:style-name="P35"><text:span text:style-name="Máquina_20_de_20_escrever_20_HTML"><text:span text:style-name="T45">24</text:span></text:span></text:p>
          </table:table-cell>
          <table:table-cell table:style-name="Tabela38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9">"=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9">"pric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2"><text:span text:style-name="T73"><text:s text:c="8"/>return</text:span><text:span text:style-name="T99"> EXIT_SUCCESS;</text:span></text:p>
            <text:p text:style-name="P48"><text:span text:style-name="T20"><text:s text:c="4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28">linux:/home/enzo # ./myapp price=0.99</text:p>
            <text:p text:style-name="P28">0.99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P17"><text:span text:style-name="T10"><text:line-break/></text:span><text:bookmark-start text:name="getOptionPrefix"/><text:span text:style-name="T25">string</text:span><text:span text:style-name="apple-converted-space"><text:span text:style-name="T34"> </text:span></text:span><text:span text:style-name="T25">getOptionPrefix</text:span><text:span text:style-name="s10"><text:span text:style-name="T16">()</text:span></text:span><text:bookmark-end text:name="getOptionPre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9"><text:span text:style-name="T39">Description:</text:span> Returns the prefix (string added in front of the option name) used to recognize an option on the command line.</text:p>
      <text:p text:style-name="P28"/>
      <text:p text:style-name="P15"><text:span text:style-name="T4">Example:</text:span><text:span text:style-name="T18"><text:line-break/></text:span></text:p>
      <table:table table:name="Tabela40" table:style-name="Tabela40">
        <table:table-column table:style-name="Tabela40.A"/>
        <table:table-column table:style-name="Tabela40.B"/>
        <table:table-row table:style-name="Tabela40.1">
          <table:table-cell table:style-name="Tabela40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oft-page-break/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35"><text:span text:style-name="Máquina_20_de_20_escrever_20_HTML"><text:span text:style-name="T45">14</text:span></text:span></text:p>
            <text:p text:style-name="P35"><text:span text:style-name="Máquina_20_de_20_escrever_20_HTML"><text:span text:style-name="T45">15</text:span></text:span></text:p>
            <text:p text:style-name="P35"><text:span text:style-name="Máquina_20_de_20_escrever_20_HTML"><text:span text:style-name="T45">16</text:span></text:span></text:p>
            <text:p text:style-name="P35"><text:span text:style-name="Máquina_20_de_20_escrever_20_HTML"><text:span text:style-name="T45">17</text:span></text:span></text:p>
            <text:p text:style-name="P35"><text:span text:style-name="Máquina_20_de_20_escrever_20_HTML"><text:span text:style-name="T45">18</text:span></text:span></text:p>
            <text:p text:style-name="P35"><text:span text:style-name="Máquina_20_de_20_escrever_20_HTML"><text:span text:style-name="T45">19</text:span></text:span></text:p>
            <text:p text:style-name="P35"><text:span text:style-name="Máquina_20_de_20_escrever_20_HTML"><text:span text:style-name="T45">20</text:span></text:span></text:p>
            <text:p text:style-name="P35"><text:span text:style-name="Máquina_20_de_20_escrever_20_HTML"><text:span text:style-name="T45">21</text:span></text:span></text:p>
            <text:p text:style-name="P35"><text:span text:style-name="Máquina_20_de_20_escrever_20_HTML"><text:span text:style-name="T45">22</text:span></text:span></text:p>
            <text:p text:style-name="P35"><text:span text:style-name="Máquina_20_de_20_escrever_20_HTML"><text:span text:style-name="T45">23</text:span></text:span></text:p>
            <text:p text:style-name="P35"><text:span text:style-name="Máquina_20_de_20_escrever_20_HTML"><text:span text:style-name="T45">24</text:span></text:span></text:p>
          </table:table-cell>
          <table:table-cell table:style-name="Tabela40.B1" office:value-type="string">
            <text:p text:style-name="P44">#include &lt;CommandLine.h&gt;</text:p>
            <text:p text:style-name="P44"/>
            <text:p text:style-name="P44">#include &lt;iostream&gt;</text:p>
            <text:p text:style-name="P44"><text:soft-page-break/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 </text:span><text:span text:style-name="T59">"--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Prefix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2"><text:span text:style-name="T73"><text:s text:c="8"/>return</text:span><text:span text:style-name="T99"> EXIT_SUCCESS;</text:span></text:p>
            <text:p text:style-name="P48"><text:span text:style-name="T20"><text:s text:c="4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28">linux:/home/enzo # ./myapp</text:p>
            <text:p text:style-name="P28">--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P17"><text:span text:style-name="T10"><text:line-break/></text:span><text:bookmark-start text:name="getOptionPostfix"/><text:span text:style-name="T25">string</text:span><text:span text:style-name="apple-converted-space"><text:span text:style-name="T34"> </text:span></text:span><text:span text:style-name="T25">getOptionPostfix</text:span><text:span text:style-name="s10"><text:span text:style-name="T16">()</text:span></text:span><text:bookmark-end text:name="getOptionPost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5"><text:span text:style-name="T4">Description:</text:span><text:span text:style-name="T9"> Returns the postfix (string added to the end of the option name) used to recognize an option on the command line.</text:span><text:span text:style-name="T18"><text:line-break/></text:span></text:p>
      <text:p text:style-name="P15"><text:span text:style-name="T4">Example:</text:span><text:span text:style-name="T18"><text:line-break/></text:span></text:p>
      <table:table table:name="Tabela42" table:style-name="Tabela42">
        <table:table-column table:style-name="Tabela42.A"/>
        <table:table-column table:style-name="Tabela42.B"/>
        <table:table-row table:style-name="Tabela42.1">
          <table:table-cell table:style-name="Tabela42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35"><text:span text:style-name="Máquina_20_de_20_escrever_20_HTML"><text:span text:style-name="T45">14</text:span></text:span></text:p>
            <text:p text:style-name="P35"><text:span text:style-name="Máquina_20_de_20_escrever_20_HTML"><text:span text:style-name="T45">15</text:span></text:span></text:p>
            <text:p text:style-name="P35"><text:span text:style-name="Máquina_20_de_20_escrever_20_HTML"><text:span text:style-name="T45">16</text:span></text:span></text:p>
            <text:p text:style-name="P35"><text:span text:style-name="Máquina_20_de_20_escrever_20_HTML"><text:span text:style-name="T45">17</text:span></text:span></text:p>
            <text:p text:style-name="P35"><text:span text:style-name="Máquina_20_de_20_escrever_20_HTML"><text:span text:style-name="T45">18</text:span></text:span></text:p>
            <text:p text:style-name="P35"><text:span text:style-name="Máquina_20_de_20_escrever_20_HTML"><text:span text:style-name="T45">19</text:span></text:span></text:p>
            <text:p text:style-name="P35"><text:span text:style-name="Máquina_20_de_20_escrever_20_HTML"><text:span text:style-name="T45">20</text:span></text:span></text:p>
            <text:p text:style-name="P35"><text:span text:style-name="Máquina_20_de_20_escrever_20_HTML"><text:span text:style-name="T45">21</text:span></text:span></text:p>
            <text:p text:style-name="P35"><text:span text:style-name="Máquina_20_de_20_escrever_20_HTML"><text:span text:style-name="T45">22</text:span></text:span></text:p>
            <text:p text:style-name="P35"><text:span text:style-name="Máquina_20_de_20_escrever_20_HTML"><text:span text:style-name="T45">23</text:span></text:span></text:p>
            <text:p text:style-name="P35"><text:span text:style-name="Máquina_20_de_20_escrever_20_HTML"><text:span text:style-name="T45">24</text:span></text:span></text:p>
          </table:table-cell>
          <table:table-cell table:style-name="Tabela42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9">"="</text:span><text:span text:style-name="T15"> );</text:span></text:p>
            <text:p text:style-name="P18"><text:span text:style-name="T35"><text:s text:c="8"/></text:span><text:span text:style-name="T28">cout</text:span><text:span text:style-name="T37"> </text:span><text:span text:style-name="T28">&lt;&lt;</text:span><text:span text:style-name="T37"> </text:span><text:span text:style-name="T28">commandLine.getOptionPostfix</text:span><text:span text:style-name="T15">()</text:span><text:span text:style-name="T36"> </text:span><text:span text:style-name="T28">&lt;&lt;</text:span><text:span text:style-name="T36"> </text:span><text:span text:style-name="T28">endl;</text:span></text:p>
            <text:p text:style-name="P52"><text:span text:style-name="T73"><text:s text:c="8"/>return</text:span><text:span text:style-name="T99"> EXIT_SUCCESS;</text:span></text:p>
            <text:p text:style-name="P48"><text:span text:style-name="T20"><text:s text:c="4"/></text:span><text:span text:style-name="T89">}</text:span></text:p>
            <text:p text:style-name="P48"><text:span text:style-name="T89"><text:s text:c="4"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28">linux:/home/enzo # ./myapp</text:p>
            <text:p text:style-name="P28"><text:soft-page-break/>=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Standard"><text:span text:style-name="T19"><text:line-break/></text:span><text:bookmark-start text:name="hasOption"/><text:span text:style-name="s5"><text:span text:style-name="T43">bool</text:span></text:span><text:span text:style-name="apple-converted-space"><text:span text:style-name="T44"> </text:span></text:span><text:span text:style-name="T44">hasOption</text:span><text:span text:style-name="s10"><text:span text:style-name="T43">(</text:span></text:span><text:span text:style-name="apple-converted-space"><text:span text:style-name="T44"> </text:span></text:span><text:span text:style-name="T44">string</text:span><text:span text:style-name="apple-converted-space"><text:span text:style-name="T44"> </text:span></text:span><text:span text:style-name="T44">option</text:span><text:span text:style-name="apple-converted-space"><text:span text:style-name="T44"> </text:span></text:span><text:span text:style-name="s10"><text:span text:style-name="T43">)</text:span></text:span><text:bookmark-end text:name="hasOption"/><text:span text:style-name="s10"><text:span text:style-name="T43"> </text:span></text:span><text:a xlink:type="simple" xlink:href="#Members"><text:span text:style-name="s10"><text:span text:style-name="T11"></text:span></text:span></text:a><text:span text:style-name="T42"><text:line-break/></text:span><text:span text:style-name="T5">Description:</text:span><text:span text:style-name="T9"> </text:span><text:span text:style-name="T6">Checks if the specified option exists.</text:span></text:p>
      <text:p text:style-name="P17"/>
      <text:p text:style-name="P15"><text:span text:style-name="T4">Example:</text:span><text:span text:style-name="T18"><text:line-break/></text:span></text:p>
      <table:table table:name="Tabela71" table:style-name="Tabela71">
        <table:table-column table:style-name="Tabela71.A"/>
        <table:table-column table:style-name="Tabela71.B"/>
        <table:table-row table:style-name="Tabela71.1">
          <table:table-cell table:style-name="Tabela71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  <text:p text:style-name="P41"><text:span text:style-name="Máquina_20_de_20_escrever_20_HTML">26</text:span></text:p>
            <text:p text:style-name="P41"><text:span text:style-name="Máquina_20_de_20_escrever_20_HTML">27</text:span></text:p>
            <text:p text:style-name="P41"><text:span text:style-name="Máquina_20_de_20_escrever_20_HTML">28</text:span></text:p>
            <text:p text:style-name="P41"><text:span text:style-name="Máquina_20_de_20_escrever_20_HTML">29</text:span></text:p>
          </table:table-cell>
          <table:table-cell table:style-name="Tabela71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9">":"</text:span><text:span text:style-name="T15"> );</text:span></text:p>
            <text:p text:style-name="P18"><text:span text:style-name="T33"><text:s text:c="8"/></text:span><text:span text:style-name="T65">if</text:span><text:span text:style-name="T17">(</text:span><text:span text:style-name="T32"> </text:span><text:span text:style-name="T10">commandLine</text:span><text:span text:style-name="T15">.</text:span><text:span text:style-name="T28">hasOption</text:span><text:span text:style-name="T15">( </text:span><text:span text:style-name="T59">"ISBN-10"</text:span><text:span text:style-name="T15"> )</text:span><text:span text:style-name="T32"> </text:span><text:span text:style-name="T15">) {</text:span></text:p>
            <text:p text:style-name="P36"><text:span text:style-name="T96"><text:s text:c="12"/></text:span><text:span text:style-name="T85">cout</text:span><text:span text:style-name="T98"> </text:span><text:span text:style-name="T89">&lt;&lt;</text:span><text:span text:style-name="T98"> </text:span><text:span text:style-name="T105">"yes"</text:span><text:span text:style-name="T98"> </text:span><text:span text:style-name="T89">&lt;&lt;</text:span><text:span text:style-name="T98"> </text:span><text:span text:style-name="T85">endl</text:span><text:span text:style-name="T89">;</text:span></text:p>
            <text:p text:style-name="P47"><text:s text:c="8"/>}</text:p>
            <text:p text:style-name="P36"><text:span text:style-name="T89"><text:s text:c="7"/></text:span><text:span text:style-name="T96"><text:s/></text:span><text:span text:style-name="T64">else </text:span><text:span text:style-name="T89">{</text:span></text:p>
            <text:p text:style-name="P36"><text:span text:style-name="T96"><text:s text:c="12"/></text:span><text:span text:style-name="T85">cout</text:span><text:span text:style-name="T98"> </text:span><text:span text:style-name="T89">&lt;&lt;</text:span><text:span text:style-name="T98"> </text:span><text:span text:style-name="T105">"no"</text:span><text:span text:style-name="T98"> </text:span><text:span text:style-name="T89">&lt;&lt;</text:span><text:span text:style-name="T98"> </text:span><text:span text:style-name="T85">endl</text:span><text:span text:style-name="T89">;</text:span></text:p>
            <text:p text:style-name="P47"><text:s text:c="8"/>}</text:p>
            <text:p text:style-name="P52"><text:span text:style-name="T73"><text:s text:c="8"/>return</text:span><text:span text:style-name="T99"> EXIT_SUCCESS;</text:span></text:p>
            <text:p text:style-name="P48"><text:span text:style-name="T20"><text:s text:c="4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72" table:style-name="Tabela72">
        <table:table-column table:style-name="Tabela72.A"/>
        <table:table-row table:style-name="Tabela72.1">
          <table:table-cell table:style-name="Tabela72.A1" office:value-type="string">
            <text:p text:style-name="P28">linux:/home/enzo # ./myapp Paperback: 208 pages Publisher: O'Reilly Media; 1 edition (August 19, 2011) Language: English ISBN-10: 1449397670 <text:s text:c="2"/>Weight: 14.4 ounces</text:p>
            <text:p text:style-name="P28">yes</text:p>
          </table:table-cell>
        </table:table-row>
      </table:table>
      <text:p text:style-name="P19"><text:span text:style-name="Máquina_20_de_20_escrever_20_HTML"><text:span text:style-name="T46">_____________________________________________________________________</text:span></text:span></text:p>
      <text:p text:style-name="P17"><text:line-break/><text:bookmark-start text:name="getOptionValue"/><text:span text:style-name="T56">string</text:span><text:span text:style-name="apple-converted-space"><text:span text:style-name="T56"> </text:span></text:span><text:span text:style-name="T56">getOptionValue</text:span><text:span text:style-name="s10"><text:span text:style-name="T41">(</text:span></text:span><text:span text:style-name="apple-converted-space"><text:span text:style-name="T56"> </text:span></text:span><text:span text:style-name="T56">string</text:span><text:span text:style-name="apple-converted-space"><text:span text:style-name="T56"> </text:span></text:span><text:span text:style-name="T56">option</text:span><text:span text:style-name="apple-converted-space"><text:span text:style-name="T56"> </text:span></text:span><text:span text:style-name="s10"><text:span text:style-name="T41">)</text:span></text:span><text:bookmark-end text:name="getOptionValue"/><text:span text:style-name="s10"><text:span text:style-name="T41"> </text:span></text:span><text:a xlink:type="simple" xlink:href="#Members"><text:span text:style-name="s10"><text:span text:style-name="T12"></text:span></text:span></text:a></text:p>
      <text:p text:style-name="P13"><text:span text:style-name="T53">Description:</text:span> <text:span text:style-name="T54">Retrieves the value of the specified option on the command line for the current process.</text:span></text:p>
      <text:p text:style-name="P17"/>
      <text:p text:style-name="P15"><text:span text:style-name="T4">Example:</text:span><text:span text:style-name="T18"><text:line-break/></text:span></text:p>
      <table:table table:name="Tabela44" table:style-name="Tabela44">
        <table:table-column table:style-name="Tabela44.A"/>
        <table:table-column table:style-name="Tabela44.B"/>
        <table:table-row table:style-name="Tabela44.1">
          <table:table-cell table:style-name="Tabela44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oft-page-break/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</table:table-cell>
          <table:table-cell table:style-name="Tabela44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oft-page-break/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17"><text:s text:c="5"/></text:span><text:span text:style-name="T33"><text:s text:c="3"/></text:span><text:span text:style-name="T10">commandLine</text:span><text:span text:style-name="T15">.</text:span><text:span text:style-name="T10">setOptionPostfix</text:span><text:span text:style-name="T15">( </text:span><text:span text:style-name="T59">":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9">"Languag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2"><text:span text:style-name="T73"><text:s text:c="8"/>return</text:span><text:span text:style-name="T99"> EXIT_SUCCESS;</text:span></text:p>
            <text:p text:style-name="P48"><text:span text:style-name="T20"><text:s text:c="4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8">linux:/home/enzo # ./myapp Paperback: 208 pages Publisher: O'Reilly Media; 1 edition (August 19, 2011) Language: English ISBN-10: 1449397670 <text:s/>Weight: 14.4 ounces</text:p>
            <text:p text:style-name="P28">English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Standard"><text:span text:style-name="T42"/></text:p>
      <text:p text:style-name="P119"><text:span text:style-name="s5"><text:span text:style-name="T41">int</text:span></text:span><text:span text:style-name="apple-converted-space"><text:span text:style-name="T56"> </text:span></text:span><text:span text:style-name="T56">getOptionValueAsInteger</text:span><text:span text:style-name="s10"><text:span text:style-name="T41">(</text:span></text:span><text:span text:style-name="apple-converted-space"><text:span text:style-name="T56"> </text:span></text:span><text:span text:style-name="T56">string</text:span><text:span text:style-name="apple-converted-space"><text:span text:style-name="T56"> </text:span></text:span><text:span text:style-name="T56">option</text:span><text:span text:style-name="apple-converted-space"><text:span text:style-name="T56"> </text:span></text:span><text:span text:style-name="s10"><text:span text:style-name="T41">) </text:span></text:span><text:a xlink:type="simple" xlink:href="#Members"><text:span text:style-name="s10"><text:span text:style-name="T12"></text:span></text:span></text:a></text:p>
      <text:p text:style-name="P56"><text:span text:style-name="T53">Description:</text:span> <text:span text:style-name="T54">Retrieves the value of the specified option on the command line as integer for the current process.</text:span></text:p>
      <text:p text:style-name="P119"/>
      <text:p text:style-name="P93"><text:span text:style-name="T4">Example:</text:span><text:span text:style-name="T18"><text:line-break/></text:span></text:p>
      <table:table table:name="Tabela46" table:style-name="Tabela46">
        <table:table-column table:style-name="Tabela46.A"/>
        <table:table-column table:style-name="Tabela46.B"/>
        <table:table-row table:style-name="Tabela46.1">
          <table:table-cell table:style-name="Tabela46.A1" office:value-type="string">
            <text:p text:style-name="P98"><text:span text:style-name="Máquina_20_de_20_escrever_20_HTML"><text:span text:style-name="T45">1</text:span></text:span></text:p>
            <text:p text:style-name="P98"><text:span text:style-name="Máquina_20_de_20_escrever_20_HTML"><text:span text:style-name="T45">2</text:span></text:span></text:p>
            <text:p text:style-name="P98"><text:span text:style-name="Máquina_20_de_20_escrever_20_HTML"><text:span text:style-name="T45">3</text:span></text:span></text:p>
            <text:p text:style-name="P98"><text:span text:style-name="Máquina_20_de_20_escrever_20_HTML"><text:span text:style-name="T45">4</text:span></text:span></text:p>
            <text:p text:style-name="P98"><text:span text:style-name="Máquina_20_de_20_escrever_20_HTML"><text:span text:style-name="T45">5</text:span></text:span></text:p>
            <text:p text:style-name="P98"><text:span text:style-name="Máquina_20_de_20_escrever_20_HTML"><text:span text:style-name="T45">6</text:span></text:span></text:p>
            <text:p text:style-name="P98"><text:span text:style-name="Máquina_20_de_20_escrever_20_HTML"><text:span text:style-name="T45">7</text:span></text:span></text:p>
            <text:p text:style-name="P98"><text:span text:style-name="Máquina_20_de_20_escrever_20_HTML"><text:span text:style-name="T45">8</text:span></text:span></text:p>
            <text:p text:style-name="P98"><text:span text:style-name="Máquina_20_de_20_escrever_20_HTML"><text:span text:style-name="T45">9</text:span></text:span></text:p>
            <text:p text:style-name="P98"><text:span text:style-name="Máquina_20_de_20_escrever_20_HTML"><text:span text:style-name="T45">10</text:span></text:span></text:p>
            <text:p text:style-name="P98"><text:span text:style-name="Máquina_20_de_20_escrever_20_HTML"><text:span text:style-name="T45">11</text:span></text:span></text:p>
            <text:p text:style-name="P98"><text:span text:style-name="Máquina_20_de_20_escrever_20_HTML"><text:span text:style-name="T45">12</text:span></text:span></text:p>
            <text:p text:style-name="P140"><text:span text:style-name="Máquina_20_de_20_escrever_20_HTML">13</text:span></text:p>
            <text:p text:style-name="P140"><text:span text:style-name="Máquina_20_de_20_escrever_20_HTML">14</text:span></text:p>
            <text:p text:style-name="P140"><text:span text:style-name="Máquina_20_de_20_escrever_20_HTML">15</text:span></text:p>
            <text:p text:style-name="P140"><text:span text:style-name="Máquina_20_de_20_escrever_20_HTML">16</text:span></text:p>
            <text:p text:style-name="P140"><text:span text:style-name="Máquina_20_de_20_escrever_20_HTML">17</text:span></text:p>
            <text:p text:style-name="P140"><text:span text:style-name="Máquina_20_de_20_escrever_20_HTML">18</text:span></text:p>
            <text:p text:style-name="P140"><text:span text:style-name="Máquina_20_de_20_escrever_20_HTML">19</text:span></text:p>
            <text:p text:style-name="P140"><text:span text:style-name="Máquina_20_de_20_escrever_20_HTML">20</text:span></text:p>
            <text:p text:style-name="P140"><text:span text:style-name="Máquina_20_de_20_escrever_20_HTML">21</text:span></text:p>
            <text:p text:style-name="P140"><text:span text:style-name="Máquina_20_de_20_escrever_20_HTML">22</text:span></text:p>
            <text:p text:style-name="P140"><text:span text:style-name="Máquina_20_de_20_escrever_20_HTML">23</text:span></text:p>
            <text:p text:style-name="P140"><text:span text:style-name="Máquina_20_de_20_escrever_20_HTML">24</text:span></text:p>
          </table:table-cell>
          <table:table-cell table:style-name="Tabela46.B1" office:value-type="string">
            <text:p text:style-name="P103">#include &lt;CommandLine.h&gt;</text:p>
            <text:p text:style-name="P103"/>
            <text:p text:style-name="P103">#include &lt;iostream&gt;</text:p>
            <text:p text:style-name="P103">#include &lt;cstdlib&gt;</text:p>
            <text:p text:style-name="P103">#include &lt;stdexcept&gt;</text:p>
            <text:p text:style-name="P108"/>
            <text:p text:style-name="P114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14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78"><text:span text:style-name="T50">using</text:span><text:span text:style-name="T32"> </text:span>std::string;</text:p>
            <text:p text:style-name="P78"><text:span text:style-name="T50">using</text:span><text:span text:style-name="T36"> </text:span>std::runtime_error;</text:p>
            <text:p text:style-name="P108"/>
            <text:p text:style-name="P114"><text:span text:style-name="T50">int</text:span><text:span text:style-name="T32"> </text:span><text:span text:style-name="T10">main</text:span><text:span text:style-name="T15">() {</text:span></text:p>
            <text:p text:style-name="P114"><text:span text:style-name="T82"><text:s text:c="4"/></text:span><text:span text:style-name="T66">try</text:span><text:span text:style-name="T82"> </text:span><text:span text:style-name="T90">{</text:span></text:p>
            <text:p text:style-name="P114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14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9">":"</text:span><text:span text:style-name="T15"> );</text:span></text:p>
            <text:p text:style-name="P114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AsInteger</text:span><text:span text:style-name="T15">( </text:span><text:span text:style-name="T59">"Weight"</text:span><text:span text:style-name="T15"> );<text:line-break/> <text:s text:c="7"/></text:span><text:span text:style-name="T28">cout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145"><text:span text:style-name="T73"><text:s text:c="8"/>return</text:span><text:span text:style-name="T99"> EXIT_SUCCESS;</text:span></text:p>
            <text:p text:style-name="P130"><text:span text:style-name="T20"><text:s text:c="4"/></text:span><text:span text:style-name="T89">}</text:span><text:span text:style-name="T81"> 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130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135"><text:span text:style-name="T70"><text:s text:c="8"/>return</text:span><text:span text:style-name="T89"> </text:span><text:span text:style-name="T84">EXIT_FAILURE;</text:span></text:p>
            <text:p text:style-name="P125"><text:s text:c="4"/>}</text:p>
            <text:p text:style-name="P83">}</text:p>
            <text:p text:style-name="P83"/>
          </table:table-cell>
        </table:table-row>
      </table:table>
      <text:p text:style-name="P149"><text:span text:style-name="Máquina_20_de_20_escrever_20_HTML"><text:span text:style-name="T19"/></text:span></text:p>
      <text:p text:style-name="P61">Output:</text:p>
      <text:p text:style-name="P73"/>
      <table:table table:name="Tabela47" table:style-name="Tabela47">
        <table:table-column table:style-name="Tabela47.A"/>
        <table:table-row table:style-name="Tabela47.1">
          <table:table-cell table:style-name="Tabela47.A1" office:value-type="string">
            <text:p text:style-name="P73">linux:/home/enzo # ./myapp Paperback: 208 pages Publisher: O'Reilly Media; 1 edition (August 19, 2011) Language: English ISBN-10: 1449397670 <text:s/>Weight: 14.4 ounces</text:p>
            <text:p text:style-name="P73">14</text:p>
          </table:table-cell>
        </table:table-row>
      </table:table>
      <text:p text:style-name="P88"><text:span text:style-name="Máquina_20_de_20_escrever_20_HTML"><text:span text:style-name="T46">_____________________________________________________________________</text:span></text:span></text:p>
      <text:p text:style-name="P119"><text:soft-page-break/><text:line-break/><text:bookmark-start text:name="getOptionValueAsFloat"/><text:span text:style-name="s5"><text:span text:style-name="T41">float</text:span></text:span><text:span text:style-name="apple-converted-space"><text:span text:style-name="T56"> </text:span></text:span><text:span text:style-name="T56">getOptionValueAsFloat</text:span><text:span text:style-name="s10"><text:span text:style-name="T41">(</text:span></text:span><text:span text:style-name="apple-converted-space"><text:span text:style-name="T56"> </text:span></text:span><text:span text:style-name="T56">string</text:span><text:span text:style-name="apple-converted-space"><text:span text:style-name="T56"> </text:span></text:span><text:span text:style-name="T56">option</text:span><text:span text:style-name="apple-converted-space"><text:span text:style-name="T56"> </text:span></text:span><text:span text:style-name="s10"><text:span text:style-name="T41">)</text:span></text:span><text:bookmark-end text:name="getOptionValueAsFloat"/><text:span text:style-name="s10"><text:span text:style-name="T41"> </text:span></text:span><text:a xlink:type="simple" xlink:href="#Members"><text:span text:style-name="s10"><text:span text:style-name="T12"></text:span></text:span></text:a></text:p>
      <text:p text:style-name="P56"><text:span text:style-name="T53">Description:</text:span> <text:span text:style-name="T54">Retrieves the value of the specified option on the command line as float for the current process.</text:span></text:p>
      <text:p text:style-name="P119"/>
      <text:p text:style-name="P93"><text:span text:style-name="T4">Example:</text:span><text:span text:style-name="T18"><text:line-break/></text:span></text:p>
      <table:table table:name="Tabela48" table:style-name="Tabela48">
        <table:table-column table:style-name="Tabela48.A"/>
        <table:table-column table:style-name="Tabela48.B"/>
        <table:table-row table:style-name="Tabela48.1">
          <table:table-cell table:style-name="Tabela48.A1" office:value-type="string">
            <text:p text:style-name="P98"><text:span text:style-name="Máquina_20_de_20_escrever_20_HTML"><text:span text:style-name="T45">1</text:span></text:span></text:p>
            <text:p text:style-name="P98"><text:span text:style-name="Máquina_20_de_20_escrever_20_HTML"><text:span text:style-name="T45">2</text:span></text:span></text:p>
            <text:p text:style-name="P98"><text:span text:style-name="Máquina_20_de_20_escrever_20_HTML"><text:span text:style-name="T45">3</text:span></text:span></text:p>
            <text:p text:style-name="P98"><text:span text:style-name="Máquina_20_de_20_escrever_20_HTML"><text:span text:style-name="T45">4</text:span></text:span></text:p>
            <text:p text:style-name="P98"><text:span text:style-name="Máquina_20_de_20_escrever_20_HTML"><text:span text:style-name="T45">5</text:span></text:span></text:p>
            <text:p text:style-name="P98"><text:span text:style-name="Máquina_20_de_20_escrever_20_HTML"><text:span text:style-name="T45">6</text:span></text:span></text:p>
            <text:p text:style-name="P98"><text:span text:style-name="Máquina_20_de_20_escrever_20_HTML"><text:span text:style-name="T45">7</text:span></text:span></text:p>
            <text:p text:style-name="P98"><text:span text:style-name="Máquina_20_de_20_escrever_20_HTML"><text:span text:style-name="T45">8</text:span></text:span></text:p>
            <text:p text:style-name="P98"><text:span text:style-name="Máquina_20_de_20_escrever_20_HTML"><text:span text:style-name="T45">9</text:span></text:span></text:p>
            <text:p text:style-name="P98"><text:span text:style-name="Máquina_20_de_20_escrever_20_HTML"><text:span text:style-name="T45">10</text:span></text:span></text:p>
            <text:p text:style-name="P98"><text:span text:style-name="Máquina_20_de_20_escrever_20_HTML"><text:span text:style-name="T45">11</text:span></text:span></text:p>
            <text:p text:style-name="P98"><text:span text:style-name="Máquina_20_de_20_escrever_20_HTML"><text:span text:style-name="T45">12</text:span></text:span></text:p>
            <text:p text:style-name="P140"><text:span text:style-name="Máquina_20_de_20_escrever_20_HTML">13</text:span></text:p>
            <text:p text:style-name="P140"><text:span text:style-name="Máquina_20_de_20_escrever_20_HTML">14</text:span></text:p>
            <text:p text:style-name="P140"><text:span text:style-name="Máquina_20_de_20_escrever_20_HTML">15</text:span></text:p>
            <text:p text:style-name="P140"><text:span text:style-name="Máquina_20_de_20_escrever_20_HTML">16</text:span></text:p>
            <text:p text:style-name="P140"><text:span text:style-name="Máquina_20_de_20_escrever_20_HTML">17</text:span></text:p>
            <text:p text:style-name="P140"><text:span text:style-name="Máquina_20_de_20_escrever_20_HTML">18</text:span></text:p>
            <text:p text:style-name="P140"><text:span text:style-name="Máquina_20_de_20_escrever_20_HTML">19</text:span></text:p>
            <text:p text:style-name="P140"><text:span text:style-name="Máquina_20_de_20_escrever_20_HTML">20</text:span></text:p>
            <text:p text:style-name="P140"><text:span text:style-name="Máquina_20_de_20_escrever_20_HTML">21</text:span></text:p>
            <text:p text:style-name="P140"><text:span text:style-name="Máquina_20_de_20_escrever_20_HTML">22</text:span></text:p>
            <text:p text:style-name="P140"><text:span text:style-name="Máquina_20_de_20_escrever_20_HTML">23</text:span></text:p>
            <text:p text:style-name="P140"><text:span text:style-name="Máquina_20_de_20_escrever_20_HTML">24</text:span></text:p>
          </table:table-cell>
          <table:table-cell table:style-name="Tabela48.B1" office:value-type="string">
            <text:p text:style-name="P103">#include &lt;CommandLine.h&gt;</text:p>
            <text:p text:style-name="P103"/>
            <text:p text:style-name="P103">#include &lt;iostream&gt;</text:p>
            <text:p text:style-name="P103">#include &lt;cstdlib&gt;</text:p>
            <text:p text:style-name="P103">#include &lt;stdexcept&gt;</text:p>
            <text:p text:style-name="P108"/>
            <text:p text:style-name="P114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14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78"><text:span text:style-name="T50">using</text:span><text:span text:style-name="T32"> </text:span>std::string;</text:p>
            <text:p text:style-name="P78"><text:span text:style-name="T50">using</text:span><text:span text:style-name="T36"> </text:span>std::runtime_error;</text:p>
            <text:p text:style-name="P108"/>
            <text:p text:style-name="P114"><text:span text:style-name="T50">int</text:span><text:span text:style-name="T32"> </text:span><text:span text:style-name="T10">main</text:span><text:span text:style-name="T15">() {</text:span></text:p>
            <text:p text:style-name="P114"><text:span text:style-name="T82"><text:s text:c="4"/></text:span><text:span text:style-name="T66">try</text:span><text:span text:style-name="T82"> </text:span><text:span text:style-name="T90">{</text:span></text:p>
            <text:p text:style-name="P114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14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9">"="</text:span><text:span text:style-name="T15"> );</text:span></text:p>
            <text:p text:style-name="P114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AsFloat</text:span><text:span text:style-name="T15">( </text:span><text:span text:style-name="T59">"price"</text:span><text:span text:style-name="T15"> ) </text:span><text:span text:style-name="T10">+ 0.01;<text:line-break/> <text:s text:c="6"/></text:span><text:span text:style-name="T32"><text:s/></text:span><text:span text:style-name="T10">cout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145"><text:span text:style-name="T73"><text:s text:c="8"/>return</text:span><text:span text:style-name="T99"> EXIT_SUCCESS;</text:span></text:p>
            <text:p text:style-name="P130"><text:span text:style-name="T20"><text:s text:c="4"/></text:span><text:span text:style-name="T89">}</text:span><text:span text:style-name="T81"> 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130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135"><text:span text:style-name="T70"><text:s text:c="8"/>return</text:span><text:span text:style-name="T89"> </text:span><text:span text:style-name="T84">EXIT_FAILURE;</text:span></text:p>
            <text:p text:style-name="P125"><text:s text:c="4"/>}</text:p>
            <text:p text:style-name="P83">}</text:p>
            <text:p text:style-name="P83"/>
          </table:table-cell>
        </table:table-row>
      </table:table>
      <text:p text:style-name="P149"><text:span text:style-name="Máquina_20_de_20_escrever_20_HTML"><text:span text:style-name="T19"/></text:span></text:p>
      <text:p text:style-name="P61">Output:</text:p>
      <text:p text:style-name="P73"/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73">linux:/home/enzo # ./myapp price=0.98</text:p>
            <text:p text:style-name="P73">0.99</text:p>
          </table:table-cell>
        </table:table-row>
      </table:table>
      <text:p text:style-name="P88"><text:span text:style-name="Máquina_20_de_20_escrever_20_HTML"><text:span text:style-name="T46">_____________________________________________________________________</text:span></text:span></text:p>
      <text:p text:style-name="P149"><text:span text:style-name="T42"><text:line-break/></text:span><text:bookmark-start text:name="getOptionLongValue"/><text:span text:style-name="T44">string</text:span><text:span text:style-name="apple-converted-space"><text:span text:style-name="T44"> </text:span></text:span><text:span text:style-name="T44">getOptionLongValue</text:span><text:span text:style-name="s10"><text:span text:style-name="T43">(</text:span></text:span><text:span text:style-name="apple-converted-space"><text:span text:style-name="T44"> </text:span></text:span><text:span text:style-name="T44">string</text:span><text:span text:style-name="apple-converted-space"><text:span text:style-name="T44"> </text:span></text:span><text:span text:style-name="T44">option</text:span><text:span text:style-name="apple-converted-space"><text:span text:style-name="T44"> </text:span></text:span><text:span text:style-name="s10"><text:span text:style-name="T43">)</text:span></text:span><text:bookmark-end text:name="getOptionLongValue"/><text:span text:style-name="s10"><text:span text:style-name="T43"> </text:span></text:span><text:a xlink:type="simple" xlink:href="#Members"><text:span text:style-name="s10"><text:span text:style-name="T11"></text:span></text:span></text:a><text:span text:style-name="T42"><text:line-break/></text:span><text:span text:style-name="T5">Description: </text:span><text:span text:style-name="T6">Retrieves the long value of the specified option (a range of parameters delimited by the next option if it exists) on the command line for the current process.</text:span></text:p>
      <text:p text:style-name="P17"/>
      <text:p text:style-name="P15"><text:span text:style-name="T4">Example:</text:span><text:span text:style-name="T18"><text:line-break/></text:span></text:p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oft-page-break/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</table:table-cell>
          <table:table-cell table:style-name="Tabela50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 </text:span><text:span text:style-name="T59">"--"</text:span><text:span text:style-name="T15"> 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LongValue</text:span><text:span text:style-name="T15">( </text:span><text:span text:style-name="T59">"peripheral"</text:span><text:span text:style-name="T15"> );<text:line-break/> <text:s text:c="7"/></text:span><text:span text:style-name="T28">cout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2"><text:span text:style-name="T73"><text:s text:c="8"/>return</text:span><text:span text:style-name="T99"> EXIT_SUCCESS;</text:span></text:p>
            <text:p text:style-name="P48"><text:soft-page-break/><text:span text:style-name="T20"><text:s text:c="4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8">linux:/home/enzo # ./myapp --speed 100 --peripheral mouse display keyboard --price 1000</text:p>
            <text:p text:style-name="P28">mouse display keyboard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P17"><text:line-break/><text:bookmark-start text:name="optionCaseSensitive"/><text:span text:style-name="T56">optionCaseSensitive</text:span><text:span text:style-name="s10"><text:span text:style-name="T41">()</text:span></text:span><text:bookmark-end text:name="optionCaseSensitive"/><text:span text:style-name="s10"><text:span text:style-name="T41"> </text:span></text:span><text:a xlink:type="simple" xlink:href="#Members"><text:span text:style-name="s10"><text:span text:style-name="T12"></text:span></text:span></text:a></text:p>
      <text:p text:style-name="P9"><text:span text:style-name="T39">Description:</text:span> Differ use of uppercase and lowercase letters on the option parameter for the other functions. Option parameter is case sensitive by default.</text:p>
      <text:p text:style-name="P17"/>
      <text:p text:style-name="P15"><text:span text:style-name="T4">Example:</text:span><text:span text:style-name="T18"><text:line-break/></text:span></text:p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35"><text:span text:style-name="Máquina_20_de_20_escrever_20_HTML"><text:span text:style-name="T45">15</text:span></text:span></text:p>
            <text:p text:style-name="P35"><text:span text:style-name="Máquina_20_de_20_escrever_20_HTML"><text:span text:style-name="T45">16</text:span></text:span></text:p>
            <text:p text:style-name="P35"><text:span text:style-name="Máquina_20_de_20_escrever_20_HTML"><text:span text:style-name="T45">17</text:span></text:span></text:p>
            <text:p text:style-name="P35"><text:span text:style-name="Máquina_20_de_20_escrever_20_HTML"><text:span text:style-name="T45">18</text:span></text:span></text:p>
            <text:p text:style-name="P35"><text:span text:style-name="Máquina_20_de_20_escrever_20_HTML"><text:span text:style-name="T45">19</text:span></text:span></text:p>
            <text:p text:style-name="P35"><text:span text:style-name="Máquina_20_de_20_escrever_20_HTML"><text:span text:style-name="T45">20</text:span></text:span></text:p>
            <text:p text:style-name="P35"><text:span text:style-name="Máquina_20_de_20_escrever_20_HTML"><text:span text:style-name="T45">21</text:span></text:span></text:p>
            <text:p text:style-name="P35"><text:span text:style-name="Máquina_20_de_20_escrever_20_HTML"><text:span text:style-name="T45">22</text:span></text:span></text:p>
            <text:p text:style-name="P35"><text:span text:style-name="Máquina_20_de_20_escrever_20_HTML"><text:span text:style-name="T45">23</text:span></text:span></text:p>
            <text:p text:style-name="P35"><text:span text:style-name="Máquina_20_de_20_escrever_20_HTML"><text:span text:style-name="T45">24</text:span></text:span></text:p>
            <text:p text:style-name="P35"><text:span text:style-name="Máquina_20_de_20_escrever_20_HTML"><text:span text:style-name="T45">25</text:span></text:span></text:p>
            <text:p text:style-name="P35"><text:span text:style-name="Máquina_20_de_20_escrever_20_HTML"><text:span text:style-name="T45">26</text:span></text:span></text:p>
          </table:table-cell>
          <table:table-cell table:style-name="Tabela52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optionCaseSensitive</text:span><text:span text:style-name="T15">()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</text:span><text:span text:style-name="T32"> </text:span><text:span text:style-name="T59">"--"</text:span><text:span text:style-name="T32"> </text:span><text:span text:style-name="T15">);</text:span></text:p>
            <text:p text:style-name="P24"><text:span text:style-name="T35"><text:s text:c="8"/></text:span><text:span text:style-name="T26">cout</text:span><text:span text:style-name="T33"> </text:span><text:span text:style-name="T26">&lt;&lt;</text:span><text:span text:style-name="T33"> </text:span><text:span text:style-name="T26">commandLine.getOptionLongValue</text:span><text:span text:style-name="T17">(</text:span><text:span text:style-name="T35"> </text:span><text:span text:style-name="T60">"PERIPHERAL"</text:span><text:span text:style-name="T35"> </text:span><text:span text:style-name="T17">);</text:span></text:p>
            <text:p text:style-name="P24"><text:span text:style-name="T17"><text:s text:c="8"/></text:span><text:span text:style-name="T26">cout</text:span><text:span text:style-name="T33"> </text:span><text:span text:style-name="T17">&lt;&lt;</text:span><text:span text:style-name="T35"> </text:span><text:span text:style-name="T26">endl</text:span><text:span text:style-name="T17">;</text:span></text:p>
            <text:p text:style-name="P51"><text:span text:style-name="T72"><text:s text:c="8"/>return</text:span><text:span text:style-name="T99"> EXIT_SUCCESS;</text:span></text:p>
            <text:p text:style-name="P48"><text:span text:style-name="T20"><text:s text:c="4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8">linux:/home/enzo # ./myapp --peripheral mouse</text:p>
            <text:p text:style-name="Standard"><text:span text:style-name="Máquina_20_de_20_escrever_20_HTML"><text:span text:style-name="T45"/></text:span>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P17"><text:line-break/><text:bookmark-start text:name="optionCaseInsensitive"/><text:span text:style-name="T56">optionCaseInsensitive</text:span><text:span text:style-name="s10"><text:span text:style-name="T41">()</text:span></text:span><text:bookmark-end text:name="optionCaseInsensitive"/><text:span text:style-name="s10"><text:span text:style-name="T41"> </text:span></text:span><text:a xlink:type="simple" xlink:href="#Members"><text:span text:style-name="s10"><text:span text:style-name="T12"></text:span></text:span></text:a></text:p>
      <text:p text:style-name="P9"><text:span text:style-name="T39">Description:</text:span> No differ use of uppercase and lowercase letters on the option parameter for the other functions.</text:p>
      <text:p text:style-name="P17"/>
      <text:p text:style-name="P15"><text:span text:style-name="T4">Example:</text:span><text:span text:style-name="T18"><text:line-break/></text:span></text:p>
      <table:table table:name="Tabela54" table:style-name="Tabela54">
        <table:table-column table:style-name="Tabela54.A"/>
        <table:table-column table:style-name="Tabela54.B"/>
        <table:table-row table:style-name="Tabela54.1">
          <table:table-cell table:style-name="Tabela54.A1" office:value-type="string">
            <text:p text:style-name="P35"><text:span text:style-name="Máquina_20_de_20_escrever_20_HTML"><text:span text:style-name="T45">1</text:span></text:span></text:p>
            <text:p text:style-name="P35"><text:soft-page-break/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  <text:p text:style-name="P41"><text:span text:style-name="Máquina_20_de_20_escrever_20_HTML">26</text:span></text:p>
          </table:table-cell>
          <table:table-cell table:style-name="Tabela54.B1" office:value-type="string">
            <text:p text:style-name="P44">#include &lt;CommandLine.h&gt;</text:p>
            <text:p text:style-name="P44"><text:soft-page-break/></text:p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18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8"><text:span text:style-name="T33"><text:s text:c="8"/></text:span><text:span text:style-name="T10">commandLine</text:span><text:span text:style-name="T15">.</text:span><text:span text:style-name="T10">optionCaseInsensitive</text:span><text:span text:style-name="T15">();</text:span></text:p>
            <text:p text:style-name="P18"><text:span text:style-name="T33"><text:s text:c="8"/></text:span><text:span text:style-name="T10">commandLine</text:span><text:span text:style-name="T15">.</text:span><text:span text:style-name="T10">setOptionPrefix</text:span><text:span text:style-name="T15">(</text:span><text:span text:style-name="T32"> </text:span><text:span text:style-name="T59">"--"</text:span><text:span text:style-name="T32"> </text:span><text:span text:style-name="T15">);</text:span></text:p>
            <text:p text:style-name="P18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LongValue</text:span><text:span text:style-name="T15">(</text:span><text:span text:style-name="T32"> </text:span><text:span text:style-name="T59">"PERIPHERAL"</text:span><text:span text:style-name="T32"> </text:span><text:span text:style-name="T15">);</text:span></text:p>
            <text:p text:style-name="P24"><text:span text:style-name="T17"><text:s text:c="8"/></text:span><text:span text:style-name="T26">cout</text:span><text:span text:style-name="T35"> </text:span><text:span text:style-name="T17">&lt;&lt;</text:span><text:span text:style-name="T33"> </text:span><text:span text:style-name="T26">endl</text:span><text:span text:style-name="T17">;</text:span></text:p>
            <text:p text:style-name="P51"><text:span text:style-name="T72"><text:s text:c="8"/>return</text:span><text:span text:style-name="T99"> EXIT_SUCCESS;</text:span></text:p>
            <text:p text:style-name="P48"><text:span text:style-name="T20"><text:s text:c="4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7"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8">linux:/home/enzo # ./myapp --peripheral mouse</text:p>
            <text:p text:style-name="P28">mouse</text:p>
          </table:table-cell>
        </table:table-row>
      </table:table>
      <text:p text:style-name="P40"><text:span text:style-name="Máquina_20_de_20_escrever_20_HTML"><text:span text:style-name="T46">_____________________________________________________________________</text:span></text:span></text:p>
      <text:p text:style-name="P17"><text:line-break/><text:bookmark-start text:name="isOptionCaseSensitive"/><text:span text:style-name="s5"><text:span text:style-name="T41">bool</text:span></text:span><text:span text:style-name="apple-converted-space"><text:span text:style-name="T56"> </text:span></text:span><text:span text:style-name="T56">isOptionCaseSensitive</text:span><text:span text:style-name="s10"><text:span text:style-name="T41">()</text:span></text:span><text:bookmark-end text:name="isOptionCaseSensitive"/><text:span text:style-name="s10"><text:span text:style-name="T41"> </text:span></text:span><text:a xlink:type="simple" xlink:href="#Members"><text:span text:style-name="s10"><text:span text:style-name="T12"></text:span></text:span></text:a></text:p>
      <text:p text:style-name="P13"><text:span text:style-name="T53">Description:</text:span> <text:span text:style-name="T54">Checks if the options are case sensitive.</text:span></text:p>
      <text:p text:style-name="P9"/>
      <text:p text:style-name="P15"><text:span text:style-name="T4">Example:</text:span><text:span text:style-name="T18"><text:line-break/></text:span></text:p>
      <table:table table:name="Tabela56" table:style-name="Tabela56">
        <table:table-column table:style-name="Tabela56.A"/>
        <table:table-column table:style-name="Tabela56.B"/>
        <table:table-row table:style-name="Tabela56.1">
          <table:table-cell table:style-name="Tabela56.A1" office:value-type="string">
            <text:p text:style-name="P35"><text:span text:style-name="Máquina_20_de_20_escrever_20_HTML"><text:span text:style-name="T45">1</text:span></text:span></text:p>
            <text:p text:style-name="P35"><text:span text:style-name="Máquina_20_de_20_escrever_20_HTML"><text:span text:style-name="T45">2</text:span></text:span></text:p>
            <text:p text:style-name="P35"><text:span text:style-name="Máquina_20_de_20_escrever_20_HTML"><text:span text:style-name="T45">3</text:span></text:span></text:p>
            <text:p text:style-name="P35"><text:span text:style-name="Máquina_20_de_20_escrever_20_HTML"><text:span text:style-name="T45">4</text:span></text:span></text:p>
            <text:p text:style-name="P35"><text:span text:style-name="Máquina_20_de_20_escrever_20_HTML"><text:span text:style-name="T45">5</text:span></text:span></text:p>
            <text:p text:style-name="P35"><text:span text:style-name="Máquina_20_de_20_escrever_20_HTML"><text:span text:style-name="T45">6</text:span></text:span></text:p>
            <text:p text:style-name="P35"><text:span text:style-name="Máquina_20_de_20_escrever_20_HTML"><text:span text:style-name="T45">7</text:span></text:span></text:p>
            <text:p text:style-name="P35"><text:span text:style-name="Máquina_20_de_20_escrever_20_HTML"><text:span text:style-name="T45">8</text:span></text:span></text:p>
            <text:p text:style-name="P35"><text:span text:style-name="Máquina_20_de_20_escrever_20_HTML"><text:span text:style-name="T45">9</text:span></text:span></text:p>
            <text:p text:style-name="P35"><text:span text:style-name="Máquina_20_de_20_escrever_20_HTML"><text:span text:style-name="T45">10</text:span></text:span></text:p>
            <text:p text:style-name="P35"><text:span text:style-name="Máquina_20_de_20_escrever_20_HTML"><text:span text:style-name="T45">11</text:span></text:span></text:p>
            <text:p text:style-name="P35"><text:span text:style-name="Máquina_20_de_20_escrever_20_HTML"><text:span text:style-name="T45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  <text:p text:style-name="P41"><text:soft-page-break/><text:span text:style-name="Máquina_20_de_20_escrever_20_HTML">26</text:span></text:p>
            <text:p text:style-name="P41"><text:span text:style-name="Máquina_20_de_20_escrever_20_HTML">27</text:span></text:p>
            <text:p text:style-name="P41"><text:span text:style-name="Máquina_20_de_20_escrever_20_HTML">28</text:span></text:p>
          </table:table-cell>
          <table:table-cell table:style-name="Tabela56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8"><text:span text:style-name="T50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8"><text:span text:style-name="T50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50">using</text:span><text:span text:style-name="T32"> </text:span>std::string;</text:p>
            <text:p text:style-name="P34"><text:span text:style-name="T50">using</text:span><text:span text:style-name="T36"> </text:span>std::runtime_error;</text:p>
            <text:p text:style-name="P37"/>
            <text:p text:style-name="P18"><text:span text:style-name="T50">int</text:span><text:span text:style-name="T32"> </text:span><text:span text:style-name="T10">main</text:span><text:span text:style-name="T15">() {</text:span></text:p>
            <text:p text:style-name="P18"><text:span text:style-name="T82"><text:s text:c="4"/></text:span><text:span text:style-name="T66">try</text:span><text:span text:style-name="T82"> </text:span><text:span text:style-name="T90">{</text:span></text:p>
            <text:p text:style-name="P23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39"><text:span text:style-name="T106"><text:s text:c="8"/></text:span><text:span text:style-name="T64">if</text:span><text:span text:style-name="T89">(</text:span><text:span text:style-name="T107"> </text:span><text:span text:style-name="T85">commandLine</text:span><text:span text:style-name="T89">.</text:span><text:span text:style-name="T97">isOptionCaseSensitive</text:span><text:span text:style-name="T89">()</text:span><text:span text:style-name="T107"> </text:span><text:span text:style-name="T89">) {</text:span><text:span text:style-name="T15"><text:line-break/> <text:s text:c="5"/></text:span><text:span text:style-name="T106"><text:s text:c="6"/></text:span><text:span text:style-name="T85">cout</text:span><text:span text:style-name="T107"> </text:span><text:span text:style-name="T89">&lt;&lt;</text:span><text:span text:style-name="T107"> </text:span><text:span text:style-name="T105">"yes"</text:span><text:span text:style-name="T107"> </text:span><text:span text:style-name="T89">&lt;&lt;</text:span><text:span text:style-name="T107"> </text:span><text:span text:style-name="T85">endl</text:span><text:span text:style-name="T89">;</text:span></text:p>
            <text:p text:style-name="P46"><text:s text:c="8"/>}</text:p>
            <text:p text:style-name="P39"><text:span text:style-name="T89"><text:s text:c="7"/></text:span><text:span text:style-name="T106"><text:s/></text:span><text:span text:style-name="T64">else </text:span><text:span text:style-name="T89">{</text:span><text:span text:style-name="T15"><text:line-break/></text:span><text:span text:style-name="T96"> <text:s text:c="11"/></text:span><text:span text:style-name="T85">cout</text:span><text:span text:style-name="T107"> </text:span><text:span text:style-name="T89">&lt;&lt;</text:span><text:span text:style-name="T107"> </text:span><text:span text:style-name="T105">"no"</text:span><text:span text:style-name="T107"> </text:span><text:span text:style-name="T89">&lt;&lt;</text:span><text:span text:style-name="T107"> </text:span><text:span text:style-name="T85">endl</text:span><text:span text:style-name="T89">;</text:span></text:p>
            <text:p text:style-name="P46"><text:s text:c="8"/>}</text:p>
            <text:p text:style-name="P51"><text:span text:style-name="T72"><text:s text:c="8"/>return</text:span><text:span text:style-name="T99"> EXIT_SUCCESS;</text:span></text:p>
            <text:p text:style-name="P48"><text:span text:style-name="T20"><text:s text:c="4"/></text:span><text:span text:style-name="T89">}</text:span></text:p>
            <text:p text:style-name="P48"><text:span text:style-name="T89"><text:s text:c="3"/></text:span><text:span text:style-name="T81"><text:s/></text:span><text:span text:style-name="T64">catch</text:span><text:span text:style-name="T81"> </text:span><text:span text:style-name="T89">(</text:span><text:span text:style-name="T81"> </text:span><text:span text:style-name="T85">runtime_error</text:span><text:span text:style-name="T81"> </text:span><text:span text:style-name="T89">&amp;</text:span><text:span text:style-name="T85">error</text:span><text:span text:style-name="T81"> </text:span><text:span text:style-name="T89">)</text:span><text:span text:style-name="T81"> </text:span><text:span text:style-name="T89">{</text:span></text:p>
            <text:p text:style-name="P48"><text:span text:style-name="T85"><text:s text:c="8"/>cout</text:span><text:span text:style-name="T81"> </text:span><text:span text:style-name="T89">&lt;&lt;</text:span><text:span text:style-name="T81"> </text:span><text:span text:style-name="T105">"Exception occurred: "</text:span><text:span text:style-name="T81"> </text:span><text:span text:style-name="T89">&lt;&lt;</text:span><text:span text:style-name="T81"> </text:span><text:span text:style-name="T85">error</text:span><text:span text:style-name="T89">.</text:span><text:span text:style-name="T85">what</text:span><text:span text:style-name="T89">()</text:span><text:span text:style-name="T81"> </text:span><text:span text:style-name="T89">&lt;&lt;</text:span><text:span text:style-name="T81"> </text:span><text:span text:style-name="T85">endl</text:span><text:span text:style-name="T89">;</text:span></text:p>
            <text:p text:style-name="P50"><text:span text:style-name="T70"><text:s text:c="8"/>return</text:span><text:span text:style-name="T89"> </text:span><text:span text:style-name="T84">EXIT_FAILURE;</text:span></text:p>
            <text:p text:style-name="P46"><text:s text:c="4"/>}</text:p>
            <text:p text:style-name="P27"><text:soft-page-break/>}</text:p>
            <text:p text:style-name="P27"/>
          </table:table-cell>
        </table:table-row>
      </table:table>
      <text:p text:style-name="Standard"><text:span text:style-name="Máquina_20_de_20_escrever_20_HTML"><text:span text:style-name="T19"/></text:span></text:p>
      <text:p text:style-name="P9">Output:</text:p>
      <text:p text:style-name="P28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8">linux:/home/enzo # ./myapp</text:p>
            <text:p text:style-name="P28">yes</text:p>
          </table:table-cell>
        </table:table-row>
      </table:table>
      <text:p text:style-name="P40"><text:span text:style-name="Máquina_20_de_20_escrever_20_HTML"><text:span text:style-name="T4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size="20pt" fo:font-weight="bold" style:font-size-asian="20pt" style:font-weight-asian="bold" style:font-name-complex="Garamond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onte_20_parág._20_padrão" style:display-name="Fonte parág. padrão" style:family="text"/>
    <style:style style:name="s2" style:family="text" style:parent-style-name="Fonte_20_parág._20_padrão"/>
    <style:style style:name="apple-converted-space" style:family="text" style:parent-style-name="Fonte_20_parág._20_padrão"/>
    <style:style style:name="s10" style:family="text" style:parent-style-name="Fonte_20_parág._20_padrão"/>
    <style:style style:name="s5" style:family="text" style:parent-style-name="Fonte_20_parág._20_padrão"/>
    <style:style style:name="Máquina_20_de_20_escrever_20_HTML" style:display-name="Máquina de escrever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ódigo_20_HTML" style:display-name="Códig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Definição_20_HTML" style:display-name="Definição HTML" style:family="text" style:parent-style-name="Fonte_20_parág._20_padrão">
      <style:text-properties fo:font-style="italic" style:font-style-asian="italic" style:font-style-complex="italic"/>
    </style:style>
    <style:style style:name="Variável_20_HTML" style:display-name="Variável HTML" style:family="text" style:parent-style-name="Fonte_20_parág._20_padrão">
      <style:text-properties fo:font-style="italic" style:font-style-asian="italic" style:font-style-complex="italic"/>
    </style:style>
    <style:style style:name="Teclado_20_HTML" style:display-name="Teclad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Exemplo_20_HTML" style:display-name="Exemplo HTML" style:family="text" style:parent-style-name="Fonte_20_parág._20_padrão">
      <style:text-properties style:font-name="Courier New" style:font-name-asian="Times New Roman" style:font-name-complex="Courier New"/>
    </style:style>
    <style:style style:name="s9" style:family="text" style:parent-style-name="Fonte_20_parág._20_padrão"/>
    <style:style style:name="s0" style:family="text" style:parent-style-name="Fonte_20_parág._20_padrão"/>
    <style:style style:name="s4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8" style:family="table">
      <style:table-properties style:width="7.2681in" table:align="margins" style:writing-mode="lr-tb"/>
    </style:style>
    <style:style style:name="Tabela58.A" style:family="table-column">
      <style:table-column-properties style:column-width="6.7813in" style:rel-column-width="61145*"/>
    </style:style>
    <style:style style:name="Tabela58.B" style:family="table-column">
      <style:table-column-properties style:column-width="0.4868in" style:rel-column-width="4390*"/>
    </style:style>
    <style:style style:name="Tabela58.A1" style:family="table-cell">
      <style:table-cell-properties fo:padding="0.0382in" fo:border="none"/>
    </style:style>
    <style:style style:name="MP1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Verdana" fo:font-size="9pt" style:font-size-asian="9pt" style:font-name-complex="Verdana" style:font-size-complex="9pt"/>
    </style:style>
    <style:style style:name="MT2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MT3" style:family="text">
      <style:text-properties style:font-name="Verdana" fo:font-size="9pt" style:text-underline-style="none" style:font-size-asian="9pt" style:font-name-complex="Verdana" style:font-size-complex="9pt"/>
    </style:style>
    <style:style style:name="MT4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MT5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ela58" table:style-name="Tabela58">
          <table:table-column table:style-name="Tabela58.A"/>
          <table:table-column table:style-name="Tabela58.B"/>
          <table:table-row>
            <table:table-cell table:style-name="Tabela58.A1" office:value-type="string">
              <text:p text:style-name="Standard"><draw:a xlink:type="simple" xlink:href="https://github.com/FreeSource"><draw:frame draw:style-name="Mfr1" draw:name="HTTPS://GITHUB.COM/FREESOURCE" text:anchor-type="paragraph" svg:x="0.0008in" svg:y="-0.0071in" svg:width="0.1827in" svg:height="0.1827in" draw:z-index="28"><draw:image xlink:href="Pictures/2000002100002E4F00002E4F3E81200B.svm" xlink:type="simple" xlink:show="embed" xlink:actuate="onLoad"/></draw:frame></draw:a><text:span text:style-name="MT1"> <text:s/></text:span><text:a xlink:type="simple" xlink:href="https://github.com/FreeSource"><text:span text:style-name="MT2">https://github.com/FreeSource</text:span></text:a><text:span text:style-name="MT3"> </text:span><text:span text:style-name="MT1"><text:s text:c="66"/></text:span><text:a xlink:type="simple" xlink:href="#ClassCommandLine"><text:span text:style-name="s10"><text:span text:style-name="MT4"></text:span></text:span></text:a><text:span text:style-name="s10"><text:span text:style-name="MT5"> </text:span></text:span><text:span text:style-name="MT1">Class CommandLine</text:span></text:p>
            </table:table-cell>
            <table:table-cell table:style-name="Tabela58.A1" office:value-type="string">
              <text:p text:style-name="MP1"><text:page-number text:select-page="current">24</text:page-number>/<text:page-count>24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09:53:00</meta:creation-date>
    <dc:date>2013-10-26T09:43:20.709000000</dc:date>
    <meta:print-date>2012-02-21T21:42:00</meta:print-date>
    <meta:editing-cycles>701</meta:editing-cycles>
    <meta:editing-duration>P1DT5H21M30S</meta:editing-duration>
    <meta:generator>LibreOffice/4.1.2.3$Windows_x86 LibreOffice_project/40b2d7fde7e8d2d7bc5a449dc65df4d08a7dd38</meta:generator>
    <meta:keyword>Class CommandLine</meta:keyword>
    <dc:subject>Class CommandLine</dc:subject>
    <dc:title>Class CommandLine</dc:title>
    <meta:document-statistic meta:table-count="76" meta:image-count="2" meta:object-count="0" meta:page-count="24" meta:paragraph-count="1916" meta:word-count="4241" meta:character-count="31600" meta:non-whitespace-character-count="26604"/>
    <meta:user-defined meta:name="Informações 1"/>
    <meta:user-defined meta:name="Informações 2"/>
    <meta:user-defined meta:name="Informações 3"/>
    <meta:user-defined meta:name="Informações 4"/>
  </office:meta>
</office:document-meta>
</file>